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8" table:default-cell-style-name="Default"/>
        <table:table-row table:style-name="ro1">
          <table:table-cell table:number-columns-repeated="8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UBJ 1</text:p>
          </table:table-cell>
          <table:table-cell office:value-type="string" calcext:value-type="string">
            <text:p>BOLD tapp</text:p>
          </table:table-cell>
          <table:table-cell office:value-type="string" calcext:value-type="string">
            <text:p>BOLD ipsi</text:p>
          </table:table-cell>
          <table:table-cell office:value-type="string" calcext:value-type="string">
            <text:p>BOLD no touch</text:p>
          </table:table-cell>
          <table:table-cell office:value-type="string" calcext:value-type="string">
            <text:p>VASO tapp</text:p>
          </table:table-cell>
          <table:table-cell office:value-type="string" calcext:value-type="string">
            <text:p>VASO ipsi</text:p>
          </table:table-cell>
          <table:table-cell office:value-type="string" calcext:value-type="string">
            <text:p>VASO no touch</text:p>
          </table:table-cell>
          <table:table-cell/>
          <table:table-cell office:value-type="string" calcext:value-type="string">
            <text:p>SUBJ 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MEAN</text:p>
          </table:table-cell>
          <table:table-cell table:number-columns-repeated="7"/>
          <table:table-cell office:value-type="string" calcext:value-type="string">
            <text:p>STDEV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185128" calcext:value-type="float">
            <text:p>0.0185128</text:p>
          </table:table-cell>
          <table:table-cell office:value-type="float" office:value="0.00173529" calcext:value-type="float">
            <text:p>0.00173529</text:p>
          </table:table-cell>
          <table:table-cell office:value-type="float" office:value="-0.00404809" calcext:value-type="float">
            <text:p>-0.00404809</text:p>
          </table:table-cell>
          <table:table-cell office:value-type="float" office:value="0.00781549" calcext:value-type="float">
            <text:p>0.00781549</text:p>
          </table:table-cell>
          <table:table-cell office:value-type="float" office:value="-0.00165113" calcext:value-type="float">
            <text:p>-0.00165113</text:p>
          </table:table-cell>
          <table:table-cell office:value-type="float" office:value="0.00107169216" calcext:value-type="float">
            <text:p>0.00107169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72784" calcext:value-type="float">
            <text:p>0.0772784</text:p>
          </table:table-cell>
          <table:table-cell office:value-type="float" office:value="-0.102906" calcext:value-type="float">
            <text:p>-0.102906</text:p>
          </table:table-cell>
          <table:table-cell office:value-type="float" office:value="0.0478072" calcext:value-type="float">
            <text:p>0.0478072</text:p>
          </table:table-cell>
          <table:table-cell office:value-type="float" office:value="0.001266218" calcext:value-type="float">
            <text:p>0.001266218</text:p>
          </table:table-cell>
          <table:table-cell office:value-type="float" office:value="-0.00692984" calcext:value-type="float">
            <text:p>-0.00692984</text:p>
          </table:table-cell>
          <table:table-cell office:value-type="float" office:value="-0.0188737164" calcext:value-type="float">
            <text:p>-0.01887371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51828" calcext:value-type="float">
            <text:p>0.151828</text:p>
          </table:table-cell>
          <table:table-cell office:value-type="float" office:value="0.0215075" calcext:value-type="float">
            <text:p>0.0215075</text:p>
          </table:table-cell>
          <table:table-cell office:value-type="float" office:value="0.11305" calcext:value-type="float">
            <text:p>0.11305</text:p>
          </table:table-cell>
          <table:table-cell office:value-type="float" office:value="-0.0200311" calcext:value-type="float">
            <text:p>-0.0200311</text:p>
          </table:table-cell>
          <table:table-cell office:value-type="float" office:value="0.0054753" calcext:value-type="float">
            <text:p>0.0054753</text:p>
          </table:table-cell>
          <table:table-cell office:value-type="float" office:value="-0.001229235" calcext:value-type="float">
            <text:p>-0.0012292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5757" calcext:value-type="float">
            <text:p>0.025757</text:p>
          </table:table-cell>
          <table:table-cell office:value-type="float" office:value="0.0308845" calcext:value-type="float">
            <text:p>0.0308845</text:p>
          </table:table-cell>
          <table:table-cell office:value-type="float" office:value="0.2054544" calcext:value-type="float">
            <text:p>0.2054544</text:p>
          </table:table-cell>
          <table:table-cell office:value-type="float" office:value="0.019097" calcext:value-type="float">
            <text:p>0.019097</text:p>
          </table:table-cell>
          <table:table-cell office:value-type="float" office:value="-0.003363059" calcext:value-type="float">
            <text:p>-0.003363059</text:p>
          </table:table-cell>
          <table:table-cell office:value-type="float" office:value="-0.000859901196" calcext:value-type="float">
            <text:p>-0.00085990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832997" calcext:value-type="float">
            <text:p>0.0832997</text:p>
          </table:table-cell>
          <table:table-cell office:value-type="float" office:value="-0.0193622" calcext:value-type="float">
            <text:p>-0.0193622</text:p>
          </table:table-cell>
          <table:table-cell office:value-type="float" office:value="0.0772103" calcext:value-type="float">
            <text:p>0.0772103</text:p>
          </table:table-cell>
          <table:table-cell office:value-type="float" office:value="-0.0197413" calcext:value-type="float">
            <text:p>-0.0197413</text:p>
          </table:table-cell>
          <table:table-cell office:value-type="float" office:value="-0.00227447" calcext:value-type="float">
            <text:p>-0.00227447</text:p>
          </table:table-cell>
          <table:table-cell office:value-type="float" office:value="-0.017734332" calcext:value-type="float">
            <text:p>-0.0177343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5146" calcext:value-type="float">
            <text:p>0.055146</text:p>
          </table:table-cell>
          <table:table-cell office:value-type="float" office:value="0.00755946" calcext:value-type="float">
            <text:p>0.00755946</text:p>
          </table:table-cell>
          <table:table-cell office:value-type="float" office:value="0.0153714" calcext:value-type="float">
            <text:p>0.0153714</text:p>
          </table:table-cell>
          <table:table-cell office:value-type="float" office:value="-0.02204656" calcext:value-type="float">
            <text:p>-0.02204656</text:p>
          </table:table-cell>
          <table:table-cell office:value-type="float" office:value="-0.0128904" calcext:value-type="float">
            <text:p>-0.0128904</text:p>
          </table:table-cell>
          <table:table-cell office:value-type="float" office:value="-0.00579397896" calcext:value-type="float">
            <text:p>-0.0057939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4184" calcext:value-type="float">
            <text:p>0.044184</text:p>
          </table:table-cell>
          <table:table-cell office:value-type="float" office:value="0.0466578" calcext:value-type="float">
            <text:p>0.0466578</text:p>
          </table:table-cell>
          <table:table-cell office:value-type="float" office:value="0.0387563" calcext:value-type="float">
            <text:p>0.0387563</text:p>
          </table:table-cell>
          <table:table-cell office:value-type="float" office:value="-0.0275298" calcext:value-type="float">
            <text:p>-0.0275298</text:p>
          </table:table-cell>
          <table:table-cell office:value-type="float" office:value="0.0066789" calcext:value-type="float">
            <text:p>0.0066789</text:p>
          </table:table-cell>
          <table:table-cell office:value-type="float" office:value="-0.0224159628" calcext:value-type="float">
            <text:p>-0.02241596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9752" calcext:value-type="float">
            <text:p>0.039752</text:p>
          </table:table-cell>
          <table:table-cell office:value-type="float" office:value="0.00326852" calcext:value-type="float">
            <text:p>0.00326852</text:p>
          </table:table-cell>
          <table:table-cell office:value-type="float" office:value="0.02644945" calcext:value-type="float">
            <text:p>0.02644945</text:p>
          </table:table-cell>
          <table:table-cell office:value-type="float" office:value="0.00877100000000001" calcext:value-type="float">
            <text:p>0.008771</text:p>
          </table:table-cell>
          <table:table-cell office:value-type="float" office:value="0.00144552" calcext:value-type="float">
            <text:p>0.00144552</text:p>
          </table:table-cell>
          <table:table-cell office:value-type="float" office:value="-0.01228488492" calcext:value-type="float">
            <text:p>-0.01228488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07207" calcext:value-type="float">
            <text:p>0.0107207</text:p>
          </table:table-cell>
          <table:table-cell office:value-type="float" office:value="0.00293194" calcext:value-type="float">
            <text:p>0.00293194</text:p>
          </table:table-cell>
          <table:table-cell office:value-type="float" office:value="-0.000714662" calcext:value-type="float">
            <text:p>-0.000714662</text:p>
          </table:table-cell>
          <table:table-cell office:value-type="float" office:value="-0.0267798" calcext:value-type="float">
            <text:p>-0.0267798</text:p>
          </table:table-cell>
          <table:table-cell office:value-type="float" office:value="0.00751659" calcext:value-type="float">
            <text:p>0.00751659</text:p>
          </table:table-cell>
          <table:table-cell office:value-type="float" office:value="-0.0199513776" calcext:value-type="float">
            <text:p>-0.0199513776</text:p>
          </table:table-cell>
          <table:table-cell/>
          <table:table-cell table:formula="of:=AVERAGE([.B4];[.J4];[.R4];[.Z4];[.AH4];[.AP4];[.AX4];[.BF4])" office:value-type="float" office:value="1" calcext:value-type="float">
            <text:p>1</text:p>
          </table:table-cell>
          <table:table-cell table:formula="of:=AVERAGE([.C4];[.K4];[.S4];[.AA4];[.AI4];[.AQ4];[.AY4];[.BG4])" office:value-type="float" office:value="0.0619697375" calcext:value-type="float">
            <text:p>0.0619697375</text:p>
          </table:table-cell>
          <table:table-cell table:formula="of:=AVERAGE([.D4];[.L4];[.T4];[.AB4];[.AJ4];[.AR4];[.AZ4];[.BH4])" office:value-type="float" office:value="-0.00133189125" calcext:value-type="float">
            <text:p>-0.0013318913</text:p>
          </table:table-cell>
          <table:table-cell table:formula="of:=AVERAGE([.E4];[.M4];[.U4];[.AC4];[.AK4];[.AS4];[.BA4];[.BI4])" office:value-type="float" office:value="0.06500637" calcext:value-type="float">
            <text:p>0.06500637</text:p>
          </table:table-cell>
          <table:table-cell table:formula="of:=AVERAGE([.F4];[.N4];[.V4];[.AD4];[.AL4];[.AT4];[.BB4];[.BJ4])" office:value-type="float" office:value="-0.0065498815" calcext:value-type="float">
            <text:p>-0.0065498815</text:p>
          </table:table-cell>
          <table:table-cell table:formula="of:=AVERAGE([.G4];[.O4];[.W4];[.AE4];[.AM4];[.AU4];[.BC4];[.BK4])" office:value-type="float" office:value="-0.001688647375" calcext:value-type="float">
            <text:p>-0.0016886474</text:p>
          </table:table-cell>
          <table:table-cell table:formula="of:=AVERAGE([.H4];[.P4];[.X4];[.AF4];[.AN4];[.AV4];[.BD4];[.BL4])" office:value-type="float" office:value="-0.0097650398895" calcext:value-type="float">
            <text:p>-0.0097650399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STDEV([.C4];[.K4];[.S4];[.AA4];[.AI4];[.AQ4];[.AY4];[.BG4])" office:value-type="float" office:value="0.0427955626420356" calcext:value-type="float">
            <text:p>0.0427955626</text:p>
          </table:table-cell>
          <table:table-cell table:style-name="ce2" table:formula="of:=STDEV([.D4];[.L4];[.T4];[.AB4];[.AJ4];[.AR4];[.AZ4];[.BH4])" office:value-type="float" office:value="0.0456923926735411" calcext:value-type="float">
            <text:p>0.0456923927</text:p>
          </table:table-cell>
          <table:table-cell table:style-name="ce2" table:formula="of:=STDEV([.E4];[.M4];[.U4];[.AC4];[.AK4];[.AS4];[.BA4];[.BI4])" office:value-type="float" office:value="0.0674922617980074" calcext:value-type="float">
            <text:p>0.0674922618</text:p>
          </table:table-cell>
          <table:table-cell table:style-name="ce2" table:formula="of:=STDEV([.F4];[.N4];[.V4];[.AD4];[.AL4];[.AT4];[.BB4];[.BJ4])" office:value-type="float" office:value="0.0177120138784986" calcext:value-type="float">
            <text:p>0.0177120139</text:p>
          </table:table-cell>
          <table:table-cell table:style-name="ce2" table:formula="of:=STDEV([.G4];[.O4];[.W4];[.AE4];[.AM4];[.AU4];[.BC4];[.BK4])" office:value-type="float" office:value="0.00640600843176072" calcext:value-type="float">
            <text:p>0.0064060084</text:p>
          </table:table-cell>
          <table:table-cell table:style-name="ce2" table:formula="of:=STDEV([.H4];[.P4];[.X4];[.AF4];[.AN4];[.AV4];[.BD4];[.BL4])" office:value-type="float" office:value="0.00924460167310868" calcext:value-type="float">
            <text:p>0.009244601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41038" calcext:value-type="float">
            <text:p>0.141038</text:p>
          </table:table-cell>
          <table:table-cell office:value-type="float" office:value="0.00807899" calcext:value-type="float">
            <text:p>0.00807899</text:p>
          </table:table-cell>
          <table:table-cell office:value-type="float" office:value="0.058821" calcext:value-type="float">
            <text:p>0.058821</text:p>
          </table:table-cell>
          <table:table-cell office:value-type="float" office:value="-0.0122083" calcext:value-type="float">
            <text:p>-0.0122083</text:p>
          </table:table-cell>
          <table:table-cell table:style-name="ce1" office:value-type="float" office:value="-0.0000977383" calcext:value-type="float">
            <text:p>-9.77E-05</text:p>
          </table:table-cell>
          <table:table-cell office:value-type="float" office:value="-0.0155811216" calcext:value-type="float">
            <text:p>-0.01558112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503652" calcext:value-type="float">
            <text:p>0.0503652</text:p>
          </table:table-cell>
          <table:table-cell office:value-type="float" office:value="-0.0602876" calcext:value-type="float">
            <text:p>-0.0602876</text:p>
          </table:table-cell>
          <table:table-cell office:value-type="float" office:value="0.039922" calcext:value-type="float">
            <text:p>0.039922</text:p>
          </table:table-cell>
          <table:table-cell office:value-type="float" office:value="-0.01382572" calcext:value-type="float">
            <text:p>-0.01382572</text:p>
          </table:table-cell>
          <table:table-cell office:value-type="float" office:value="-0.00574454" calcext:value-type="float">
            <text:p>-0.00574454</text:p>
          </table:table-cell>
          <table:table-cell office:value-type="float" office:value="-0.0206973888" calcext:value-type="float">
            <text:p>-0.02069738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43483" calcext:value-type="float">
            <text:p>0.143483</text:p>
          </table:table-cell>
          <table:table-cell office:value-type="float" office:value="0.0147744" calcext:value-type="float">
            <text:p>0.0147744</text:p>
          </table:table-cell>
          <table:table-cell office:value-type="float" office:value="0.100542" calcext:value-type="float">
            <text:p>0.100542</text:p>
          </table:table-cell>
          <table:table-cell office:value-type="float" office:value="-0.0251608" calcext:value-type="float">
            <text:p>-0.0251608</text:p>
          </table:table-cell>
          <table:table-cell office:value-type="float" office:value="0.0072391" calcext:value-type="float">
            <text:p>0.0072391</text:p>
          </table:table-cell>
          <table:table-cell office:value-type="float" office:value="-0.0404278893333333" calcext:value-type="float">
            <text:p>-0.04042788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71318" calcext:value-type="float">
            <text:p>0.071318</text:p>
          </table:table-cell>
          <table:table-cell office:value-type="float" office:value="0.0319261" calcext:value-type="float">
            <text:p>0.0319261</text:p>
          </table:table-cell>
          <table:table-cell office:value-type="float" office:value="0.1653432" calcext:value-type="float">
            <text:p>0.1653432</text:p>
          </table:table-cell>
          <table:table-cell office:value-type="float" office:value="-0.0161899" calcext:value-type="float">
            <text:p>-0.0161899</text:p>
          </table:table-cell>
          <table:table-cell office:value-type="float" office:value="-0.0022593495" calcext:value-type="float">
            <text:p>-0.0022593495</text:p>
          </table:table-cell>
          <table:table-cell office:value-type="float" office:value="-0.0257626908" calcext:value-type="float">
            <text:p>-0.02576269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19505" calcext:value-type="float">
            <text:p>0.119505</text:p>
          </table:table-cell>
          <table:table-cell office:value-type="float" office:value="-0.0321783" calcext:value-type="float">
            <text:p>-0.0321783</text:p>
          </table:table-cell>
          <table:table-cell office:value-type="float" office:value="0.110031" calcext:value-type="float">
            <text:p>0.110031</text:p>
          </table:table-cell>
          <table:table-cell office:value-type="float" office:value="-0.0435202" calcext:value-type="float">
            <text:p>-0.0435202</text:p>
          </table:table-cell>
          <table:table-cell office:value-type="float" office:value="-0.00437997" calcext:value-type="float">
            <text:p>-0.00437997</text:p>
          </table:table-cell>
          <table:table-cell office:value-type="float" office:value="-0.0359140584" calcext:value-type="float">
            <text:p>-0.03591405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587959" calcext:value-type="float">
            <text:p>0.0587959</text:p>
          </table:table-cell>
          <table:table-cell office:value-type="float" office:value="0.00812628" calcext:value-type="float">
            <text:p>0.00812628</text:p>
          </table:table-cell>
          <table:table-cell office:value-type="float" office:value="0.0146722" calcext:value-type="float">
            <text:p>0.0146722</text:p>
          </table:table-cell>
          <table:table-cell office:value-type="float" office:value="-0.03656296" calcext:value-type="float">
            <text:p>-0.03656296</text:p>
          </table:table-cell>
          <table:table-cell office:value-type="float" office:value="-0.00901109" calcext:value-type="float">
            <text:p>-0.00901109</text:p>
          </table:table-cell>
          <table:table-cell office:value-type="float" office:value="-0.00591405408" calcext:value-type="float">
            <text:p>-0.00591405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67785" calcext:value-type="float">
            <text:p>0.067785</text:p>
          </table:table-cell>
          <table:table-cell office:value-type="float" office:value="0.0389659" calcext:value-type="float">
            <text:p>0.0389659</text:p>
          </table:table-cell>
          <table:table-cell office:value-type="float" office:value="0.0623842" calcext:value-type="float">
            <text:p>0.0623842</text:p>
          </table:table-cell>
          <table:table-cell office:value-type="float" office:value="-0.0326317" calcext:value-type="float">
            <text:p>-0.0326317</text:p>
          </table:table-cell>
          <table:table-cell office:value-type="float" office:value="0.0074842" calcext:value-type="float">
            <text:p>0.0074842</text:p>
          </table:table-cell>
          <table:table-cell office:value-type="float" office:value="-0.0310002" calcext:value-type="float">
            <text:p>-0.03100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473966" calcext:value-type="float">
            <text:p>0.0473966</text:p>
          </table:table-cell>
          <table:table-cell office:value-type="float" office:value="0.0194773" calcext:value-type="float">
            <text:p>0.0194773</text:p>
          </table:table-cell>
          <table:table-cell office:value-type="float" office:value="0.03614507" calcext:value-type="float">
            <text:p>0.03614507</text:p>
          </table:table-cell>
          <table:table-cell office:value-type="float" office:value="-0.0127435" calcext:value-type="float">
            <text:p>-0.0127435</text:p>
          </table:table-cell>
          <table:table-cell office:value-type="float" office:value="0.006464945" calcext:value-type="float">
            <text:p>0.006464945</text:p>
          </table:table-cell>
          <table:table-cell office:value-type="float" office:value="-0.0231812284" calcext:value-type="float">
            <text:p>-0.02318122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240848" calcext:value-type="float">
            <text:p>0.0240848</text:p>
          </table:table-cell>
          <table:table-cell office:value-type="float" office:value="0.000772167" calcext:value-type="float">
            <text:p>0.000772167</text:p>
          </table:table-cell>
          <table:table-cell office:value-type="float" office:value="0.00448907" calcext:value-type="float">
            <text:p>0.00448907</text:p>
          </table:table-cell>
          <table:table-cell office:value-type="float" office:value="-0.084931" calcext:value-type="float">
            <text:p>-0.084931</text:p>
          </table:table-cell>
          <table:table-cell office:value-type="float" office:value="0.0220221" calcext:value-type="float">
            <text:p>0.0220221</text:p>
          </table:table-cell>
          <table:table-cell office:value-type="float" office:value="-0.0502547848" calcext:value-type="float">
            <text:p>-0.0502547848</text:p>
          </table:table-cell>
          <table:table-cell/>
          <table:table-cell table:formula="of:=AVERAGE([.B5];[.J5];[.R5];[.Z5];[.AH5];[.AP5];[.AX5];[.BF5])" office:value-type="float" office:value="2" calcext:value-type="float">
            <text:p>2</text:p>
          </table:table-cell>
          <table:table-cell table:formula="of:=AVERAGE([.C5];[.K5];[.S5];[.AA5];[.AI5];[.AQ5];[.AY5];[.BG5])" office:value-type="float" office:value="0.0874608375" calcext:value-type="float">
            <text:p>0.0874608375</text:p>
          </table:table-cell>
          <table:table-cell table:formula="of:=AVERAGE([.D5];[.L5];[.T5];[.AB5];[.AJ5];[.AR5];[.AZ5];[.BH5])" office:value-type="float" office:value="0.00361038375" calcext:value-type="float">
            <text:p>0.0036103838</text:p>
          </table:table-cell>
          <table:table-cell table:formula="of:=AVERAGE([.E5];[.M5];[.U5];[.AC5];[.AK5];[.AS5];[.BA5];[.BI5])" office:value-type="float" office:value="0.07348258375" calcext:value-type="float">
            <text:p>0.0734825838</text:p>
          </table:table-cell>
          <table:table-cell table:formula="of:=AVERAGE([.F5];[.N5];[.V5];[.AD5];[.AL5];[.AT5];[.BB5];[.BJ5])" office:value-type="float" office:value="-0.024105385" calcext:value-type="float">
            <text:p>-0.024105385</text:p>
          </table:table-cell>
          <table:table-cell table:formula="of:=AVERAGE([.G5];[.O5];[.W5];[.AE5];[.AM5];[.AU5];[.BC5];[.BK5])" office:value-type="float" office:value="-0.00003805535" calcext:value-type="float">
            <text:p>-3.805535E-05</text:p>
          </table:table-cell>
          <table:table-cell table:formula="of:=AVERAGE([.H5];[.P5];[.X5];[.AF5];[.AN5];[.AV5];[.BD5];[.BL5])" office:value-type="float" office:value="-0.0248098289266667" calcext:value-type="float">
            <text:p>-0.0248098289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table:formula="of:=STDEV([.C5];[.K5];[.S5];[.AA5];[.AI5];[.AQ5];[.AY5];[.BG5])" office:value-type="float" office:value="0.0405083082426992" calcext:value-type="float">
            <text:p>0.0405083082</text:p>
          </table:table-cell>
          <table:table-cell table:style-name="ce2" table:formula="of:=STDEV([.D5];[.L5];[.T5];[.AB5];[.AJ5];[.AR5];[.AZ5];[.BH5])" office:value-type="float" office:value="0.0334500279282403" calcext:value-type="float">
            <text:p>0.0334500279</text:p>
          </table:table-cell>
          <table:table-cell table:style-name="ce2" table:formula="of:=STDEV([.E5];[.M5];[.U5];[.AC5];[.AK5];[.AS5];[.BA5];[.BI5])" office:value-type="float" office:value="0.0490241509978483" calcext:value-type="float">
            <text:p>0.049024151</text:p>
          </table:table-cell>
          <table:table-cell table:style-name="ce2" table:formula="of:=STDEV([.F5];[.N5];[.V5];[.AD5];[.AL5];[.AT5];[.BB5];[.BJ5])" office:value-type="float" office:value="0.0122176549200281" calcext:value-type="float">
            <text:p>0.0122176549</text:p>
          </table:table-cell>
          <table:table-cell table:style-name="ce2" table:formula="of:=STDEV([.G5];[.O5];[.W5];[.AE5];[.AM5];[.AU5];[.BC5];[.BK5])" office:value-type="float" office:value="0.00642205551834294" calcext:value-type="float">
            <text:p>0.0064220555</text:p>
          </table:table-cell>
          <table:table-cell table:style-name="ce2" table:formula="of:=STDEV([.H5];[.P5];[.X5];[.AF5];[.AN5];[.AV5];[.BD5];[.BL5])" office:value-type="float" office:value="0.0111370694547919" calcext:value-type="float">
            <text:p>0.011137069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259933" calcext:value-type="float">
            <text:p>0.259933</text:p>
          </table:table-cell>
          <table:table-cell office:value-type="float" office:value="0.0228564" calcext:value-type="float">
            <text:p>0.0228564</text:p>
          </table:table-cell>
          <table:table-cell office:value-type="float" office:value="0.163694" calcext:value-type="float">
            <text:p>0.163694</text:p>
          </table:table-cell>
          <table:table-cell office:value-type="float" office:value="-0.0416296" calcext:value-type="float">
            <text:p>-0.0416296</text:p>
          </table:table-cell>
          <table:table-cell office:value-type="float" office:value="0.000996775" calcext:value-type="float">
            <text:p>0.000996775</text:p>
          </table:table-cell>
          <table:table-cell office:value-type="float" office:value="-0.0116215044" calcext:value-type="float">
            <text:p>-0.011621504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348919" calcext:value-type="float">
            <text:p>0.0348919</text:p>
          </table:table-cell>
          <table:table-cell office:value-type="float" office:value="-0.00874121" calcext:value-type="float">
            <text:p>-0.00874121</text:p>
          </table:table-cell>
          <table:table-cell office:value-type="float" office:value="0.0525934" calcext:value-type="float">
            <text:p>0.0525934</text:p>
          </table:table-cell>
          <table:table-cell office:value-type="float" office:value="-0.0548974" calcext:value-type="float">
            <text:p>-0.0548974</text:p>
          </table:table-cell>
          <table:table-cell office:value-type="float" office:value="0.000470076" calcext:value-type="float">
            <text:p>0.000470076</text:p>
          </table:table-cell>
          <table:table-cell office:value-type="float" office:value="-0.044473858" calcext:value-type="float">
            <text:p>-0.04447385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0413" calcext:value-type="float">
            <text:p>0.10413</text:p>
          </table:table-cell>
          <table:table-cell office:value-type="float" office:value="0.00444495" calcext:value-type="float">
            <text:p>0.00444495</text:p>
          </table:table-cell>
          <table:table-cell office:value-type="float" office:value="0.0576553" calcext:value-type="float">
            <text:p>0.0576553</text:p>
          </table:table-cell>
          <table:table-cell office:value-type="float" office:value="-0.0368105" calcext:value-type="float">
            <text:p>-0.0368105</text:p>
          </table:table-cell>
          <table:table-cell office:value-type="float" office:value="0.01323355" calcext:value-type="float">
            <text:p>0.01323355</text:p>
          </table:table-cell>
          <table:table-cell office:value-type="float" office:value="-0.05771528" calcext:value-type="float">
            <text:p>-0.057715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6879" calcext:value-type="float">
            <text:p>0.116879</text:p>
          </table:table-cell>
          <table:table-cell office:value-type="float" office:value="0.0329677" calcext:value-type="float">
            <text:p>0.0329677</text:p>
          </table:table-cell>
          <table:table-cell office:value-type="float" office:value="0.125232" calcext:value-type="float">
            <text:p>0.125232</text:p>
          </table:table-cell>
          <table:table-cell office:value-type="float" office:value="-0.0514768" calcext:value-type="float">
            <text:p>-0.0514768</text:p>
          </table:table-cell>
          <table:table-cell office:value-type="float" office:value="-0.0115564" calcext:value-type="float">
            <text:p>-0.0115564</text:p>
          </table:table-cell>
          <table:table-cell office:value-type="float" office:value="-0.0396947892" calcext:value-type="float">
            <text:p>-0.03969478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4514" calcext:value-type="float">
            <text:p>0.114514</text:p>
          </table:table-cell>
          <table:table-cell office:value-type="float" office:value="-0.0229058" calcext:value-type="float">
            <text:p>-0.0229058</text:p>
          </table:table-cell>
          <table:table-cell office:value-type="float" office:value="0.0921156" calcext:value-type="float">
            <text:p>0.0921156</text:p>
          </table:table-cell>
          <table:table-cell office:value-type="float" office:value="-0.0448328" calcext:value-type="float">
            <text:p>-0.0448328</text:p>
          </table:table-cell>
          <table:table-cell office:value-type="float" office:value="0.00819123" calcext:value-type="float">
            <text:p>0.00819123</text:p>
          </table:table-cell>
          <table:table-cell office:value-type="float" office:value="-0.0299027784" calcext:value-type="float">
            <text:p>-0.02990277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661366" calcext:value-type="float">
            <text:p>0.0661366</text:p>
          </table:table-cell>
          <table:table-cell office:value-type="float" office:value="0.00857802" calcext:value-type="float">
            <text:p>0.00857802</text:p>
          </table:table-cell>
          <table:table-cell office:value-type="float" office:value="0.0169976" calcext:value-type="float">
            <text:p>0.0169976</text:p>
          </table:table-cell>
          <table:table-cell office:value-type="float" office:value="-0.05166944" calcext:value-type="float">
            <text:p>-0.05166944</text:p>
          </table:table-cell>
          <table:table-cell office:value-type="float" office:value="-0.00827316" calcext:value-type="float">
            <text:p>-0.00827316</text:p>
          </table:table-cell>
          <table:table-cell office:value-type="float" office:value="-0.0147001096" calcext:value-type="float">
            <text:p>-0.014700109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91386" calcext:value-type="float">
            <text:p>0.091386</text:p>
          </table:table-cell>
          <table:table-cell office:value-type="float" office:value="0.031274" calcext:value-type="float">
            <text:p>0.031274</text:p>
          </table:table-cell>
          <table:table-cell office:value-type="float" office:value="0.0860121" calcext:value-type="float">
            <text:p>0.0860121</text:p>
          </table:table-cell>
          <table:table-cell office:value-type="float" office:value="-0.0577336" calcext:value-type="float">
            <text:p>-0.0577336</text:p>
          </table:table-cell>
          <table:table-cell office:value-type="float" office:value="0.0102895" calcext:value-type="float">
            <text:p>0.0102895</text:p>
          </table:table-cell>
          <table:table-cell office:value-type="float" office:value="-0.0402677836" calcext:value-type="float">
            <text:p>-0.040267783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550412" calcext:value-type="float">
            <text:p>0.0550412</text:p>
          </table:table-cell>
          <table:table-cell office:value-type="float" office:value="0.0262694" calcext:value-type="float">
            <text:p>0.0262694</text:p>
          </table:table-cell>
          <table:table-cell office:value-type="float" office:value="0.0584069" calcext:value-type="float">
            <text:p>0.0584069</text:p>
          </table:table-cell>
          <table:table-cell office:value-type="float" office:value="-0.034258" calcext:value-type="float">
            <text:p>-0.034258</text:p>
          </table:table-cell>
          <table:table-cell office:value-type="float" office:value="0.0148437" calcext:value-type="float">
            <text:p>0.0148437</text:p>
          </table:table-cell>
          <table:table-cell office:value-type="float" office:value="-0.0364296724" calcext:value-type="float">
            <text:p>-0.03642967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253017" calcext:value-type="float">
            <text:p>0.0253017</text:p>
          </table:table-cell>
          <table:table-cell office:value-type="float" office:value="-0.00342404" calcext:value-type="float">
            <text:p>-0.00342404</text:p>
          </table:table-cell>
          <table:table-cell office:value-type="float" office:value="0.00693397" calcext:value-type="float">
            <text:p>0.00693397</text:p>
          </table:table-cell>
          <table:table-cell office:value-type="float" office:value="-0.0832838" calcext:value-type="float">
            <text:p>-0.0832838</text:p>
          </table:table-cell>
          <table:table-cell office:value-type="float" office:value="0.00203011" calcext:value-type="float">
            <text:p>0.00203011</text:p>
          </table:table-cell>
          <table:table-cell office:value-type="float" office:value="-0.0584240756" calcext:value-type="float">
            <text:p>-0.0584240756</text:p>
          </table:table-cell>
          <table:table-cell/>
          <table:table-cell table:formula="of:=AVERAGE([.B6];[.J6];[.R6];[.Z6];[.AH6];[.AP6];[.AX6];[.BF6])" office:value-type="float" office:value="3" calcext:value-type="float">
            <text:p>3</text:p>
          </table:table-cell>
          <table:table-cell table:formula="of:=AVERAGE([.C6];[.K6];[.S6];[.AA6];[.AI6];[.AQ6];[.AY6];[.BG6])" office:value-type="float" office:value="0.1053639625" calcext:value-type="float">
            <text:p>0.1053639625</text:p>
          </table:table-cell>
          <table:table-cell table:formula="of:=AVERAGE([.D6];[.L6];[.T6];[.AB6];[.AJ6];[.AR6];[.AZ6];[.BH6])" office:value-type="float" office:value="0.0118429325" calcext:value-type="float">
            <text:p>0.0118429325</text:p>
          </table:table-cell>
          <table:table-cell table:formula="of:=AVERAGE([.E6];[.M6];[.U6];[.AC6];[.AK6];[.AS6];[.BA6];[.BI6])" office:value-type="float" office:value="0.0815883625" calcext:value-type="float">
            <text:p>0.0815883625</text:p>
          </table:table-cell>
          <table:table-cell table:formula="of:=AVERAGE([.F6];[.N6];[.V6];[.AD6];[.AL6];[.AT6];[.BB6];[.BJ6])" office:value-type="float" office:value="-0.0466635175" calcext:value-type="float">
            <text:p>-0.0466635175</text:p>
          </table:table-cell>
          <table:table-cell table:formula="of:=AVERAGE([.G6];[.O6];[.W6];[.AE6];[.AM6];[.AU6];[.BC6];[.BK6])" office:value-type="float" office:value="0.003524408875" calcext:value-type="float">
            <text:p>0.0035244089</text:p>
          </table:table-cell>
          <table:table-cell table:formula="of:=AVERAGE([.H6];[.P6];[.X6];[.AF6];[.AN6];[.AV6];[.BD6];[.BL6])" office:value-type="float" office:value="-0.03435072195" calcext:value-type="float">
            <text:p>-0.034350722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table:formula="of:=STDEV([.C6];[.K6];[.S6];[.AA6];[.AI6];[.AQ6];[.AY6];[.BG6])" office:value-type="float" office:value="0.0690158270823219" calcext:value-type="float">
            <text:p>0.0690158271</text:p>
          </table:table-cell>
          <table:table-cell table:style-name="ce2" table:formula="of:=STDEV([.D6];[.L6];[.T6];[.AB6];[.AJ6];[.AR6];[.AZ6];[.BH6])" office:value-type="float" office:value="0.0201771184001672" calcext:value-type="float">
            <text:p>0.0201771184</text:p>
          </table:table-cell>
          <table:table-cell table:style-name="ce2" table:formula="of:=STDEV([.E6];[.M6];[.U6];[.AC6];[.AK6];[.AS6];[.BA6];[.BI6])" office:value-type="float" office:value="0.046135423516517" calcext:value-type="float">
            <text:p>0.0461354235</text:p>
          </table:table-cell>
          <table:table-cell table:style-name="ce2" table:formula="of:=STDEV([.F6];[.N6];[.V6];[.AD6];[.AL6];[.AT6];[.BB6];[.BJ6])" office:value-type="float" office:value="0.00860432753528421" calcext:value-type="float">
            <text:p>0.0086043275</text:p>
          </table:table-cell>
          <table:table-cell table:style-name="ce2" table:formula="of:=STDEV([.G6];[.O6];[.W6];[.AE6];[.AM6];[.AU6];[.BC6];[.BK6])" office:value-type="float" office:value="0.00979993265503078" calcext:value-type="float">
            <text:p>0.0097999327</text:p>
          </table:table-cell>
          <table:table-cell table:style-name="ce2" table:formula="of:=STDEV([.H6];[.P6];[.X6];[.AF6];[.AN6];[.AV6];[.BD6];[.BL6])" office:value-type="float" office:value="0.0153008928902102" calcext:value-type="float">
            <text:p>0.015300892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223753" calcext:value-type="float">
            <text:p>0.223753</text:p>
          </table:table-cell>
          <table:table-cell office:value-type="float" office:value="0.0307572" calcext:value-type="float">
            <text:p>0.0307572</text:p>
          </table:table-cell>
          <table:table-cell office:value-type="float" office:value="0.211191" calcext:value-type="float">
            <text:p>0.211191</text:p>
          </table:table-cell>
          <table:table-cell office:value-type="float" office:value="-0.0434174" calcext:value-type="float">
            <text:p>-0.0434174</text:p>
          </table:table-cell>
          <table:table-cell office:value-type="float" office:value="0.00447922" calcext:value-type="float">
            <text:p>0.00447922</text:p>
          </table:table-cell>
          <table:table-cell office:value-type="float" office:value="-0.0224772768" calcext:value-type="float">
            <text:p>-0.022477276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439908" calcext:value-type="float">
            <text:p>0.0439908</text:p>
          </table:table-cell>
          <table:table-cell office:value-type="float" office:value="0.00239591" calcext:value-type="float">
            <text:p>0.00239591</text:p>
          </table:table-cell>
          <table:table-cell office:value-type="float" office:value="0.0640629" calcext:value-type="float">
            <text:p>0.0640629</text:p>
          </table:table-cell>
          <table:table-cell office:value-type="float" office:value="-0.0608176" calcext:value-type="float">
            <text:p>-0.0608176</text:p>
          </table:table-cell>
          <table:table-cell office:value-type="float" office:value="0.00159166" calcext:value-type="float">
            <text:p>0.00159166</text:p>
          </table:table-cell>
          <table:table-cell office:value-type="float" office:value="-0.0393498336" calcext:value-type="float">
            <text:p>-0.03934983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972857" calcext:value-type="float">
            <text:p>0.0972857</text:p>
          </table:table-cell>
          <table:table-cell office:value-type="float" office:value="0.00574817" calcext:value-type="float">
            <text:p>0.00574817</text:p>
          </table:table-cell>
          <table:table-cell office:value-type="float" office:value="0.0624813" calcext:value-type="float">
            <text:p>0.0624813</text:p>
          </table:table-cell>
          <table:table-cell office:value-type="float" office:value="-0.0412128" calcext:value-type="float">
            <text:p>-0.0412128</text:p>
          </table:table-cell>
          <table:table-cell office:value-type="float" office:value="0.0149279" calcext:value-type="float">
            <text:p>0.0149279</text:p>
          </table:table-cell>
          <table:table-cell office:value-type="float" office:value="-0.07288768" calcext:value-type="float">
            <text:p>-0.0728876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6244" calcext:value-type="float">
            <text:p>0.16244</text:p>
          </table:table-cell>
          <table:table-cell office:value-type="float" office:value="0.0340093" calcext:value-type="float">
            <text:p>0.0340093</text:p>
          </table:table-cell>
          <table:table-cell office:value-type="float" office:value="0.0851208" calcext:value-type="float">
            <text:p>0.0851208</text:p>
          </table:table-cell>
          <table:table-cell office:value-type="float" office:value="-0.0867637" calcext:value-type="float">
            <text:p>-0.0867637</text:p>
          </table:table-cell>
          <table:table-cell office:value-type="float" office:value="-0.000519305" calcext:value-type="float">
            <text:p>-0.000519305</text:p>
          </table:table-cell>
          <table:table-cell office:value-type="float" office:value="-0.0235537632" calcext:value-type="float">
            <text:p>-0.02355376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09964" calcext:value-type="float">
            <text:p>0.109964</text:p>
          </table:table-cell>
          <table:table-cell office:value-type="float" office:value="-0.0105073" calcext:value-type="float">
            <text:p>-0.0105073</text:p>
          </table:table-cell>
          <table:table-cell office:value-type="float" office:value="0.0838292" calcext:value-type="float">
            <text:p>0.0838292</text:p>
          </table:table-cell>
          <table:table-cell office:value-type="float" office:value="-0.0411029" calcext:value-type="float">
            <text:p>-0.0411029</text:p>
          </table:table-cell>
          <table:table-cell office:value-type="float" office:value="0.0140324" calcext:value-type="float">
            <text:p>0.0140324</text:p>
          </table:table-cell>
          <table:table-cell office:value-type="float" office:value="-0.0204264192" calcext:value-type="float">
            <text:p>-0.020426419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701206" calcext:value-type="float">
            <text:p>0.0701206</text:p>
          </table:table-cell>
          <table:table-cell office:value-type="float" office:value="0.00830359" calcext:value-type="float">
            <text:p>0.00830359</text:p>
          </table:table-cell>
          <table:table-cell office:value-type="float" office:value="0.0222263" calcext:value-type="float">
            <text:p>0.0222263</text:p>
          </table:table-cell>
          <table:table-cell office:value-type="float" office:value="-0.05382152" calcext:value-type="float">
            <text:p>-0.05382152</text:p>
          </table:table-cell>
          <table:table-cell office:value-type="float" office:value="0.000893149" calcext:value-type="float">
            <text:p>0.000893149</text:p>
          </table:table-cell>
          <table:table-cell office:value-type="float" office:value="-0.019431984" calcext:value-type="float">
            <text:p>-0.01943198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14987" calcext:value-type="float">
            <text:p>0.114987</text:p>
          </table:table-cell>
          <table:table-cell office:value-type="float" office:value="0.0235821" calcext:value-type="float">
            <text:p>0.0235821</text:p>
          </table:table-cell>
          <table:table-cell office:value-type="float" office:value="0.10964" calcext:value-type="float">
            <text:p>0.10964</text:p>
          </table:table-cell>
          <table:table-cell office:value-type="float" office:value="-0.0628355" calcext:value-type="float">
            <text:p>-0.0628355</text:p>
          </table:table-cell>
          <table:table-cell office:value-type="float" office:value="0.0190948" calcext:value-type="float">
            <text:p>0.0190948</text:p>
          </table:table-cell>
          <table:table-cell office:value-type="float" office:value="-0.0502187136" calcext:value-type="float">
            <text:p>-0.05021871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626858" calcext:value-type="float">
            <text:p>0.0626858</text:p>
          </table:table-cell>
          <table:table-cell office:value-type="float" office:value="0.0230615" calcext:value-type="float">
            <text:p>0.0230615</text:p>
          </table:table-cell>
          <table:table-cell office:value-type="float" office:value="0.0553631" calcext:value-type="float">
            <text:p>0.0553631</text:p>
          </table:table-cell>
          <table:table-cell office:value-type="float" office:value="-0.0557725" calcext:value-type="float">
            <text:p>-0.0557725</text:p>
          </table:table-cell>
          <table:table-cell office:value-type="float" office:value="0.01503795" calcext:value-type="float">
            <text:p>0.01503795</text:p>
          </table:table-cell>
          <table:table-cell office:value-type="float" office:value="-0.0449010144" calcext:value-type="float">
            <text:p>-0.04490101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201644" calcext:value-type="float">
            <text:p>0.0201644</text:p>
          </table:table-cell>
          <table:table-cell office:value-type="float" office:value="-0.00648001" calcext:value-type="float">
            <text:p>-0.00648001</text:p>
          </table:table-cell>
          <table:table-cell office:value-type="float" office:value="0.00547263" calcext:value-type="float">
            <text:p>0.00547263</text:p>
          </table:table-cell>
          <table:table-cell office:value-type="float" office:value="-0.06035" calcext:value-type="float">
            <text:p>-0.06035</text:p>
          </table:table-cell>
          <table:table-cell office:value-type="float" office:value="-0.0242833" calcext:value-type="float">
            <text:p>-0.0242833</text:p>
          </table:table-cell>
          <table:table-cell office:value-type="float" office:value="-0.0270612672" calcext:value-type="float">
            <text:p>-0.0270612672</text:p>
          </table:table-cell>
          <table:table-cell/>
          <table:table-cell table:formula="of:=AVERAGE([.B7];[.J7];[.R7];[.Z7];[.AH7];[.AP7];[.AX7];[.BF7])" office:value-type="float" office:value="4" calcext:value-type="float">
            <text:p>4</text:p>
          </table:table-cell>
          <table:table-cell table:formula="of:=AVERAGE([.C7];[.K7];[.S7];[.AA7];[.AI7];[.AQ7];[.AY7];[.BG7])" office:value-type="float" office:value="0.1106533625" calcext:value-type="float">
            <text:p>0.1106533625</text:p>
          </table:table-cell>
          <table:table-cell table:formula="of:=AVERAGE([.D7];[.L7];[.T7];[.AB7];[.AJ7];[.AR7];[.AZ7];[.BH7])" office:value-type="float" office:value="0.01466880875" calcext:value-type="float">
            <text:p>0.0146688088</text:p>
          </table:table-cell>
          <table:table-cell table:formula="of:=AVERAGE([.E7];[.M7];[.U7];[.AC7];[.AK7];[.AS7];[.BA7];[.BI7])" office:value-type="float" office:value="0.086739325" calcext:value-type="float">
            <text:p>0.086739325</text:p>
          </table:table-cell>
          <table:table-cell table:formula="of:=AVERAGE([.F7];[.N7];[.V7];[.AD7];[.AL7];[.AT7];[.BB7];[.BJ7])" office:value-type="float" office:value="-0.05571799" calcext:value-type="float">
            <text:p>-0.05571799</text:p>
          </table:table-cell>
          <table:table-cell table:formula="of:=AVERAGE([.G7];[.O7];[.W7];[.AE7];[.AM7];[.AU7];[.BC7];[.BK7])" office:value-type="float" office:value="0.00869222175" calcext:value-type="float">
            <text:p>0.0086922218</text:p>
          </table:table-cell>
          <table:table-cell table:formula="of:=AVERAGE([.H7];[.P7];[.X7];[.AF7];[.AN7];[.AV7];[.BD7];[.BL7])" office:value-type="float" office:value="-0.0366558356" calcext:value-type="float">
            <text:p>-0.0366558356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STDEV([.C7];[.K7];[.S7];[.AA7];[.AI7];[.AQ7];[.AY7];[.BG7])" office:value-type="float" office:value="0.0586259608373028" calcext:value-type="float">
            <text:p>0.0586259608</text:p>
          </table:table-cell>
          <table:table-cell table:style-name="ce2" table:formula="of:=STDEV([.D7];[.L7];[.T7];[.AB7];[.AJ7];[.AR7];[.AZ7];[.BH7])" office:value-type="float" office:value="0.0155256896009369" calcext:value-type="float">
            <text:p>0.0155256896</text:p>
          </table:table-cell>
          <table:table-cell table:style-name="ce2" table:formula="of:=STDEV([.E7];[.M7];[.U7];[.AC7];[.AK7];[.AS7];[.BA7];[.BI7])" office:value-type="float" office:value="0.0564077232478408" calcext:value-type="float">
            <text:p>0.0564077232</text:p>
          </table:table-cell>
          <table:table-cell table:style-name="ce2" table:formula="of:=STDEV([.F7];[.N7];[.V7];[.AD7];[.AL7];[.AT7];[.BB7];[.BJ7])" office:value-type="float" office:value="0.0152099899358922" calcext:value-type="float">
            <text:p>0.0152099899</text:p>
          </table:table-cell>
          <table:table-cell table:style-name="ce2" table:formula="of:=STDEV([.G7];[.O7];[.W7];[.AE7];[.AM7];[.AU7];[.BC7];[.BK7])" office:value-type="float" office:value="0.00783516076949051" calcext:value-type="float">
            <text:p>0.0078351608</text:p>
          </table:table-cell>
          <table:table-cell table:style-name="ce2" table:formula="of:=STDEV([.H7];[.P7];[.X7];[.AF7];[.AN7];[.AV7];[.BD7];[.BL7])" office:value-type="float" office:value="0.0189159405882974" calcext:value-type="float">
            <text:p>0.018915940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1995" calcext:value-type="float">
            <text:p>0.1995</text:p>
          </table:table-cell>
          <table:table-cell office:value-type="float" office:value="0.0378252" calcext:value-type="float">
            <text:p>0.0378252</text:p>
          </table:table-cell>
          <table:table-cell office:value-type="float" office:value="0.21616" calcext:value-type="float">
            <text:p>0.21616</text:p>
          </table:table-cell>
          <table:table-cell office:value-type="float" office:value="-0.0442143" calcext:value-type="float">
            <text:p>-0.0442143</text:p>
          </table:table-cell>
          <table:table-cell office:value-type="float" office:value="0.019212" calcext:value-type="float">
            <text:p>0.019212</text:p>
          </table:table-cell>
          <table:table-cell office:value-type="float" office:value="-0.04512904" calcext:value-type="float">
            <text:p>-0.045129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560158" calcext:value-type="float">
            <text:p>0.0560158</text:p>
          </table:table-cell>
          <table:table-cell office:value-type="float" office:value="0.0170861" calcext:value-type="float">
            <text:p>0.0170861</text:p>
          </table:table-cell>
          <table:table-cell office:value-type="float" office:value="0.0727689" calcext:value-type="float">
            <text:p>0.0727689</text:p>
          </table:table-cell>
          <table:table-cell office:value-type="float" office:value="-0.0622118" calcext:value-type="float">
            <text:p>-0.0622118</text:p>
          </table:table-cell>
          <table:table-cell office:value-type="float" office:value="0.00235521" calcext:value-type="float">
            <text:p>0.00235521</text:p>
          </table:table-cell>
          <table:table-cell office:value-type="float" office:value="-0.03532749" calcext:value-type="float">
            <text:p>-0.035327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933727" calcext:value-type="float">
            <text:p>0.0933727</text:p>
          </table:table-cell>
          <table:table-cell office:value-type="float" office:value="0.00518226" calcext:value-type="float">
            <text:p>0.00518226</text:p>
          </table:table-cell>
          <table:table-cell office:value-type="float" office:value="0.0871711" calcext:value-type="float">
            <text:p>0.0871711</text:p>
          </table:table-cell>
          <table:table-cell office:value-type="float" office:value="-0.0466176" calcext:value-type="float">
            <text:p>-0.0466176</text:p>
          </table:table-cell>
          <table:table-cell office:value-type="float" office:value="0.0255934" calcext:value-type="float">
            <text:p>0.0255934</text:p>
          </table:table-cell>
          <table:table-cell office:value-type="float" office:value="-0.0541275" calcext:value-type="float">
            <text:p>-0.05412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24764" calcext:value-type="float">
            <text:p>0.124764</text:p>
          </table:table-cell>
          <table:table-cell office:value-type="float" office:value="0.0271416" calcext:value-type="float">
            <text:p>0.0271416</text:p>
          </table:table-cell>
          <table:table-cell office:value-type="float" office:value="0.0188055" calcext:value-type="float">
            <text:p>0.0188055</text:p>
          </table:table-cell>
          <table:table-cell office:value-type="float" office:value="-0.09705235" calcext:value-type="float">
            <text:p>-0.09705235</text:p>
          </table:table-cell>
          <table:table-cell office:value-type="float" office:value="0.00832194" calcext:value-type="float">
            <text:p>0.00832194</text:p>
          </table:table-cell>
          <table:table-cell office:value-type="float" office:value="-0.027841143" calcext:value-type="float">
            <text:p>-0.02784114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11351" calcext:value-type="float">
            <text:p>0.111351</text:p>
          </table:table-cell>
          <table:table-cell office:value-type="float" office:value="0.00377308" calcext:value-type="float">
            <text:p>0.00377308</text:p>
          </table:table-cell>
          <table:table-cell office:value-type="float" office:value="0.0837562" calcext:value-type="float">
            <text:p>0.0837562</text:p>
          </table:table-cell>
          <table:table-cell office:value-type="float" office:value="-0.0371514" calcext:value-type="float">
            <text:p>-0.0371514</text:p>
          </table:table-cell>
          <table:table-cell office:value-type="float" office:value="0.0235614" calcext:value-type="float">
            <text:p>0.0235614</text:p>
          </table:table-cell>
          <table:table-cell office:value-type="float" office:value="-0.01663541" calcext:value-type="float">
            <text:p>-0.0166354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733999" calcext:value-type="float">
            <text:p>0.0733999</text:p>
          </table:table-cell>
          <table:table-cell office:value-type="float" office:value="0.00502172" calcext:value-type="float">
            <text:p>0.00502172</text:p>
          </table:table-cell>
          <table:table-cell office:value-type="float" office:value="0.0254027" calcext:value-type="float">
            <text:p>0.0254027</text:p>
          </table:table-cell>
          <table:table-cell office:value-type="float" office:value="-0.0565656" calcext:value-type="float">
            <text:p>-0.0565656</text:p>
          </table:table-cell>
          <table:table-cell office:value-type="float" office:value="0.00105926" calcext:value-type="float">
            <text:p>0.00105926</text:p>
          </table:table-cell>
          <table:table-cell office:value-type="float" office:value="-0.02328843" calcext:value-type="float">
            <text:p>-0.0232884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01781" calcext:value-type="float">
            <text:p>0.101781</text:p>
          </table:table-cell>
          <table:table-cell office:value-type="float" office:value="0.0331701" calcext:value-type="float">
            <text:p>0.0331701</text:p>
          </table:table-cell>
          <table:table-cell office:value-type="float" office:value="0.0969661" calcext:value-type="float">
            <text:p>0.0969661</text:p>
          </table:table-cell>
          <table:table-cell office:value-type="float" office:value="-0.0634203" calcext:value-type="float">
            <text:p>-0.0634203</text:p>
          </table:table-cell>
          <table:table-cell office:value-type="float" office:value="0.0191764" calcext:value-type="float">
            <text:p>0.0191764</text:p>
          </table:table-cell>
          <table:table-cell office:value-type="float" office:value="-0.05003218" calcext:value-type="float">
            <text:p>-0.050032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603916" calcext:value-type="float">
            <text:p>0.0603916</text:p>
          </table:table-cell>
          <table:table-cell office:value-type="float" office:value="0.0201919" calcext:value-type="float">
            <text:p>0.0201919</text:p>
          </table:table-cell>
          <table:table-cell office:value-type="float" office:value="0.0449425" calcext:value-type="float">
            <text:p>0.0449425</text:p>
          </table:table-cell>
          <table:table-cell office:value-type="float" office:value="-0.0843395" calcext:value-type="float">
            <text:p>-0.0843395</text:p>
          </table:table-cell>
          <table:table-cell office:value-type="float" office:value="0.01505285" calcext:value-type="float">
            <text:p>0.01505285</text:p>
          </table:table-cell>
          <table:table-cell office:value-type="float" office:value="-0.05422406" calcext:value-type="float">
            <text:p>-0.0542240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125882" calcext:value-type="float">
            <text:p>0.0125882</text:p>
          </table:table-cell>
          <table:table-cell office:value-type="float" office:value="-0.00845237" calcext:value-type="float">
            <text:p>-0.00845237</text:p>
          </table:table-cell>
          <table:table-cell office:value-type="float" office:value="-0.00163779" calcext:value-type="float">
            <text:p>-0.00163779</text:p>
          </table:table-cell>
          <table:table-cell office:value-type="float" office:value="-0.0372712" calcext:value-type="float">
            <text:p>-0.0372712</text:p>
          </table:table-cell>
          <table:table-cell office:value-type="float" office:value="-0.0283808" calcext:value-type="float">
            <text:p>-0.0283808</text:p>
          </table:table-cell>
          <table:table-cell office:value-type="float" office:value="-0.000428098" calcext:value-type="float">
            <text:p>-0.000428098</text:p>
          </table:table-cell>
          <table:table-cell/>
          <table:table-cell table:formula="of:=AVERAGE([.B8];[.J8];[.R8];[.Z8];[.AH8];[.AP8];[.AX8];[.BF8])" office:value-type="float" office:value="5" calcext:value-type="float">
            <text:p>5</text:p>
          </table:table-cell>
          <table:table-cell table:formula="of:=AVERAGE([.C8];[.K8];[.S8];[.AA8];[.AI8];[.AQ8];[.AY8];[.BG8])" office:value-type="float" office:value="0.102572" calcext:value-type="float">
            <text:p>0.102572</text:p>
          </table:table-cell>
          <table:table-cell table:formula="of:=AVERAGE([.D8];[.L8];[.T8];[.AB8];[.AJ8];[.AR8];[.AZ8];[.BH8])" office:value-type="float" office:value="0.018673995" calcext:value-type="float">
            <text:p>0.018673995</text:p>
          </table:table-cell>
          <table:table-cell table:formula="of:=AVERAGE([.E8];[.M8];[.U8];[.AC8];[.AK8];[.AS8];[.BA8];[.BI8])" office:value-type="float" office:value="0.080746625" calcext:value-type="float">
            <text:p>0.080746625</text:p>
          </table:table-cell>
          <table:table-cell table:formula="of:=AVERAGE([.F8];[.N8];[.V8];[.AD8];[.AL8];[.AT8];[.BB8];[.BJ8])" office:value-type="float" office:value="-0.06144660625" calcext:value-type="float">
            <text:p>-0.0614466063</text:p>
          </table:table-cell>
          <table:table-cell table:formula="of:=AVERAGE([.G8];[.O8];[.W8];[.AE8];[.AM8];[.AU8];[.BC8];[.BK8])" office:value-type="float" office:value="0.0142915575" calcext:value-type="float">
            <text:p>0.0142915575</text:p>
          </table:table-cell>
          <table:table-cell table:formula="of:=AVERAGE([.H8];[.P8];[.X8];[.AF8];[.AN8];[.AV8];[.BD8];[.BL8])" office:value-type="float" office:value="-0.038325656625" calcext:value-type="float">
            <text:p>-0.0383256566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table:formula="of:=STDEV([.C8];[.K8];[.S8];[.AA8];[.AI8];[.AQ8];[.AY8];[.BG8])" office:value-type="float" office:value="0.0460551269233792" calcext:value-type="float">
            <text:p>0.0460551269</text:p>
          </table:table-cell>
          <table:table-cell table:style-name="ce2" table:formula="of:=STDEV([.D8];[.L8];[.T8];[.AB8];[.AJ8];[.AR8];[.AZ8];[.BH8])" office:value-type="float" office:value="0.013330310721393" calcext:value-type="float">
            <text:p>0.0133303107</text:p>
          </table:table-cell>
          <table:table-cell table:style-name="ce2" table:formula="of:=STDEV([.E8];[.M8];[.U8];[.AC8];[.AK8];[.AS8];[.BA8];[.BI8])" office:value-type="float" office:value="0.0619855022021106" calcext:value-type="float">
            <text:p>0.0619855022</text:p>
          </table:table-cell>
          <table:table-cell table:style-name="ce2" table:formula="of:=STDEV([.F8];[.N8];[.V8];[.AD8];[.AL8];[.AT8];[.BB8];[.BJ8])" office:value-type="float" office:value="0.020449476537248" calcext:value-type="float">
            <text:p>0.0204494765</text:p>
          </table:table-cell>
          <table:table-cell table:style-name="ce2" table:formula="of:=STDEV([.G8];[.O8];[.W8];[.AE8];[.AM8];[.AU8];[.BC8];[.BK8])" office:value-type="float" office:value="0.00937717633901858" calcext:value-type="float">
            <text:p>0.0093771763</text:p>
          </table:table-cell>
          <table:table-cell table:style-name="ce2" table:formula="of:=STDEV([.H8];[.P8];[.X8];[.AF8];[.AN8];[.AV8];[.BD8];[.BL8])" office:value-type="float" office:value="0.0146447709394753" calcext:value-type="float">
            <text:p>0.014644770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36295" calcext:value-type="float">
            <text:p>0.136295</text:p>
          </table:table-cell>
          <table:table-cell office:value-type="float" office:value="0.0348782" calcext:value-type="float">
            <text:p>0.0348782</text:p>
          </table:table-cell>
          <table:table-cell office:value-type="float" office:value="0.169824" calcext:value-type="float">
            <text:p>0.169824</text:p>
          </table:table-cell>
          <table:table-cell office:value-type="float" office:value="-0.0367864" calcext:value-type="float">
            <text:p>-0.0367864</text:p>
          </table:table-cell>
          <table:table-cell office:value-type="float" office:value="0.0198513" calcext:value-type="float">
            <text:p>0.0198513</text:p>
          </table:table-cell>
          <table:table-cell office:value-type="float" office:value="-0.0362334544" calcext:value-type="float">
            <text:p>-0.036233454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579661" calcext:value-type="float">
            <text:p>0.0579661</text:p>
          </table:table-cell>
          <table:table-cell office:value-type="float" office:value="0.0197085" calcext:value-type="float">
            <text:p>0.0197085</text:p>
          </table:table-cell>
          <table:table-cell office:value-type="float" office:value="0.0728363" calcext:value-type="float">
            <text:p>0.0728363</text:p>
          </table:table-cell>
          <table:table-cell office:value-type="float" office:value="-0.0541426" calcext:value-type="float">
            <text:p>-0.0541426</text:p>
          </table:table-cell>
          <table:table-cell office:value-type="float" office:value="0.0144322" calcext:value-type="float">
            <text:p>0.0144322</text:p>
          </table:table-cell>
          <table:table-cell office:value-type="float" office:value="-0.0321563528" calcext:value-type="float">
            <text:p>-0.032156352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826931" calcext:value-type="float">
            <text:p>0.0826931</text:p>
          </table:table-cell>
          <table:table-cell office:value-type="float" office:value="0.0101292" calcext:value-type="float">
            <text:p>0.0101292</text:p>
          </table:table-cell>
          <table:table-cell office:value-type="float" office:value="0.0770589" calcext:value-type="float">
            <text:p>0.0770589</text:p>
          </table:table-cell>
          <table:table-cell office:value-type="float" office:value="-0.0373069" calcext:value-type="float">
            <text:p>-0.0373069</text:p>
          </table:table-cell>
          <table:table-cell office:value-type="float" office:value="0.0247384" calcext:value-type="float">
            <text:p>0.0247384</text:p>
          </table:table-cell>
          <table:table-cell office:value-type="float" office:value="-0.04417504" calcext:value-type="float">
            <text:p>-0.0441750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30212" calcext:value-type="float">
            <text:p>0.130212</text:p>
          </table:table-cell>
          <table:table-cell office:value-type="float" office:value="0.0291906" calcext:value-type="float">
            <text:p>0.0291906</text:p>
          </table:table-cell>
          <table:table-cell office:value-type="float" office:value="0.0330807" calcext:value-type="float">
            <text:p>0.0330807</text:p>
          </table:table-cell>
          <table:table-cell office:value-type="float" office:value="-0.08976225" calcext:value-type="float">
            <text:p>-0.08976225</text:p>
          </table:table-cell>
          <table:table-cell office:value-type="float" office:value="0.00990781" calcext:value-type="float">
            <text:p>0.00990781</text:p>
          </table:table-cell>
          <table:table-cell office:value-type="float" office:value="-0.0278989568" calcext:value-type="float">
            <text:p>-0.027898956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06084" calcext:value-type="float">
            <text:p>0.106084</text:p>
          </table:table-cell>
          <table:table-cell office:value-type="float" office:value="0.000214681" calcext:value-type="float">
            <text:p>0.000214681</text:p>
          </table:table-cell>
          <table:table-cell office:value-type="float" office:value="0.0777271" calcext:value-type="float">
            <text:p>0.0777271</text:p>
          </table:table-cell>
          <table:table-cell office:value-type="float" office:value="-0.0382403" calcext:value-type="float">
            <text:p>-0.0382403</text:p>
          </table:table-cell>
          <table:table-cell office:value-type="float" office:value="0.0160177" calcext:value-type="float">
            <text:p>0.0160177</text:p>
          </table:table-cell>
          <table:table-cell office:value-type="float" office:value="-0.0228749664" calcext:value-type="float">
            <text:p>-0.022874966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72922" calcext:value-type="float">
            <text:p>0.072922</text:p>
          </table:table-cell>
          <table:table-cell office:value-type="float" office:value="0.00643082" calcext:value-type="float">
            <text:p>0.00643082</text:p>
          </table:table-cell>
          <table:table-cell office:value-type="float" office:value="0.0269032" calcext:value-type="float">
            <text:p>0.0269032</text:p>
          </table:table-cell>
          <table:table-cell office:value-type="float" office:value="-0.05662312" calcext:value-type="float">
            <text:p>-0.05662312</text:p>
          </table:table-cell>
          <table:table-cell office:value-type="float" office:value="0.010895732" calcext:value-type="float">
            <text:p>0.010895732</text:p>
          </table:table-cell>
          <table:table-cell office:value-type="float" office:value="-0.0240830304" calcext:value-type="float">
            <text:p>-0.024083030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91386" calcext:value-type="float">
            <text:p>0.091386</text:p>
          </table:table-cell>
          <table:table-cell office:value-type="float" office:value="0.031274" calcext:value-type="float">
            <text:p>0.031274</text:p>
          </table:table-cell>
          <table:table-cell office:value-type="float" office:value="0.0860121" calcext:value-type="float">
            <text:p>0.0860121</text:p>
          </table:table-cell>
          <table:table-cell office:value-type="float" office:value="-0.0577336" calcext:value-type="float">
            <text:p>-0.0577336</text:p>
          </table:table-cell>
          <table:table-cell office:value-type="float" office:value="0.0182895" calcext:value-type="float">
            <text:p>0.0182895</text:p>
          </table:table-cell>
          <table:table-cell office:value-type="float" office:value="-0.0455201032" calcext:value-type="float">
            <text:p>-0.045520103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53289" calcext:value-type="float">
            <text:p>0.053289</text:p>
          </table:table-cell>
          <table:table-cell office:value-type="float" office:value="0.0180051" calcext:value-type="float">
            <text:p>0.0180051</text:p>
          </table:table-cell>
          <table:table-cell office:value-type="float" office:value="0.0322059" calcext:value-type="float">
            <text:p>0.0322059</text:p>
          </table:table-cell>
          <table:table-cell office:value-type="float" office:value="-0.0771705" calcext:value-type="float">
            <text:p>-0.0771705</text:p>
          </table:table-cell>
          <table:table-cell office:value-type="float" office:value="0.0199614" calcext:value-type="float">
            <text:p>0.0199614</text:p>
          </table:table-cell>
          <table:table-cell office:value-type="float" office:value="-0.0484982784" calcext:value-type="float">
            <text:p>-0.048498278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102706" calcext:value-type="float">
            <text:p>0.0102706</text:p>
          </table:table-cell>
          <table:table-cell office:value-type="float" office:value="-0.00857018" calcext:value-type="float">
            <text:p>-0.00857018</text:p>
          </table:table-cell>
          <table:table-cell office:value-type="float" office:value="-0.000513039" calcext:value-type="float">
            <text:p>-0.000513039</text:p>
          </table:table-cell>
          <table:table-cell office:value-type="float" office:value="-0.0386737" calcext:value-type="float">
            <text:p>-0.0386737</text:p>
          </table:table-cell>
          <table:table-cell office:value-type="float" office:value="-0.0447718" calcext:value-type="float">
            <text:p>-0.0447718</text:p>
          </table:table-cell>
          <table:table-cell office:value-type="float" office:value="0.01073879664" calcext:value-type="float">
            <text:p>0.0107387966</text:p>
          </table:table-cell>
          <table:table-cell/>
          <table:table-cell table:formula="of:=AVERAGE([.B9];[.J9];[.R9];[.Z9];[.AH9];[.AP9];[.AX9];[.BF9])" office:value-type="float" office:value="6" calcext:value-type="float">
            <text:p>6</text:p>
          </table:table-cell>
          <table:table-cell table:formula="of:=AVERAGE([.C9];[.K9];[.S9];[.AA9];[.AI9];[.AQ9];[.AY9];[.BG9])" office:value-type="float" office:value="0.0913559" calcext:value-type="float">
            <text:p>0.0913559</text:p>
          </table:table-cell>
          <table:table-cell table:formula="of:=AVERAGE([.D9];[.L9];[.T9];[.AB9];[.AJ9];[.AR9];[.AZ9];[.BH9])" office:value-type="float" office:value="0.018728887625" calcext:value-type="float">
            <text:p>0.0187288876</text:p>
          </table:table-cell>
          <table:table-cell table:formula="of:=AVERAGE([.E9];[.M9];[.U9];[.AC9];[.AK9];[.AS9];[.BA9];[.BI9])" office:value-type="float" office:value="0.071956025" calcext:value-type="float">
            <text:p>0.071956025</text:p>
          </table:table-cell>
          <table:table-cell table:formula="of:=AVERAGE([.F9];[.N9];[.V9];[.AD9];[.AL9];[.AT9];[.BB9];[.BJ9])" office:value-type="float" office:value="-0.05597070875" calcext:value-type="float">
            <text:p>-0.0559707088</text:p>
          </table:table-cell>
          <table:table-cell table:formula="of:=AVERAGE([.G9];[.O9];[.W9];[.AE9];[.AM9];[.AU9];[.BC9];[.BK9])" office:value-type="float" office:value="0.01676175525" calcext:value-type="float">
            <text:p>0.0167617553</text:p>
          </table:table-cell>
          <table:table-cell table:formula="of:=AVERAGE([.H9];[.P9];[.X9];[.AF9];[.AN9];[.AV9];[.BD9];[.BL9])" office:value-type="float" office:value="-0.0351800228" calcext:value-type="float">
            <text:p>-0.0351800228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table:formula="of:=STDEV([.C9];[.K9];[.S9];[.AA9];[.AI9];[.AQ9];[.AY9];[.BG9])" office:value-type="float" office:value="0.030995523742124" calcext:value-type="float">
            <text:p>0.0309955237</text:p>
          </table:table-cell>
          <table:table-cell table:style-name="ce2" table:formula="of:=STDEV([.D9];[.L9];[.T9];[.AB9];[.AJ9];[.AR9];[.AZ9];[.BH9])" office:value-type="float" office:value="0.0125190369948282" calcext:value-type="float">
            <text:p>0.012519037</text:p>
          </table:table-cell>
          <table:table-cell table:style-name="ce2" table:formula="of:=STDEV([.E9];[.M9];[.U9];[.AC9];[.AK9];[.AS9];[.BA9];[.BI9])" office:value-type="float" office:value="0.0462245353385515" calcext:value-type="float">
            <text:p>0.0462245353</text:p>
          </table:table-cell>
          <table:table-cell table:style-name="ce2" table:formula="of:=STDEV([.F9];[.N9];[.V9];[.AD9];[.AL9];[.AT9];[.BB9];[.BJ9])" office:value-type="float" office:value="0.01937936188839" calcext:value-type="float">
            <text:p>0.0193793619</text:p>
          </table:table-cell>
          <table:table-cell table:style-name="ce2" table:formula="of:=STDEV([.G9];[.O9];[.W9];[.AE9];[.AM9];[.AU9];[.BC9];[.BK9])" office:value-type="float" office:value="0.00497294277515413" calcext:value-type="float">
            <text:p>0.0049729428</text:p>
          </table:table-cell>
          <table:table-cell table:style-name="ce2" table:formula="of:=STDEV([.H9];[.P9];[.X9];[.AF9];[.AN9];[.AV9];[.BD9];[.BL9])" office:value-type="float" office:value="0.0100216009782274" calcext:value-type="float">
            <text:p>0.01002160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888419" calcext:value-type="float">
            <text:p>0.0888419</text:p>
          </table:table-cell>
          <table:table-cell office:value-type="float" office:value="0.0342539" calcext:value-type="float">
            <text:p>0.0342539</text:p>
          </table:table-cell>
          <table:table-cell office:value-type="float" office:value="0.131964" calcext:value-type="float">
            <text:p>0.131964</text:p>
          </table:table-cell>
          <table:table-cell office:value-type="float" office:value="-0.0322388" calcext:value-type="float">
            <text:p>-0.0322388</text:p>
          </table:table-cell>
          <table:table-cell office:value-type="float" office:value="0.00694938" calcext:value-type="float">
            <text:p>0.00694938</text:p>
          </table:table-cell>
          <table:table-cell office:value-type="float" office:value="-0.0331335576" calcext:value-type="float">
            <text:p>-0.033133557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536243" calcext:value-type="float">
            <text:p>0.0536243</text:p>
          </table:table-cell>
          <table:table-cell office:value-type="float" office:value="0.0184304" calcext:value-type="float">
            <text:p>0.0184304</text:p>
          </table:table-cell>
          <table:table-cell office:value-type="float" office:value="0.0658814" calcext:value-type="float">
            <text:p>0.0658814</text:p>
          </table:table-cell>
          <table:table-cell office:value-type="float" office:value="-0.0404194" calcext:value-type="float">
            <text:p>-0.0404194</text:p>
          </table:table-cell>
          <table:table-cell office:value-type="float" office:value="0.00447932" calcext:value-type="float">
            <text:p>0.00447932</text:p>
          </table:table-cell>
          <table:table-cell office:value-type="float" office:value="-0.0263816784" calcext:value-type="float">
            <text:p>-0.026381678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666022" calcext:value-type="float">
            <text:p>0.0666022</text:p>
          </table:table-cell>
          <table:table-cell office:value-type="float" office:value="0.0114553" calcext:value-type="float">
            <text:p>0.0114553</text:p>
          </table:table-cell>
          <table:table-cell office:value-type="float" office:value="0.0647876" calcext:value-type="float">
            <text:p>0.0647876</text:p>
          </table:table-cell>
          <table:table-cell office:value-type="float" office:value="-0.0306607" calcext:value-type="float">
            <text:p>-0.0306607</text:p>
          </table:table-cell>
          <table:table-cell office:value-type="float" office:value="0.0180495" calcext:value-type="float">
            <text:p>0.0180495</text:p>
          </table:table-cell>
          <table:table-cell office:value-type="float" office:value="-0.04634964" calcext:value-type="float">
            <text:p>-0.0463496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971736" calcext:value-type="float">
            <text:p>0.0971736</text:p>
          </table:table-cell>
          <table:table-cell office:value-type="float" office:value="0.0266789" calcext:value-type="float">
            <text:p>0.0266789</text:p>
          </table:table-cell>
          <table:table-cell office:value-type="float" office:value="0.0547689" calcext:value-type="float">
            <text:p>0.0547689</text:p>
          </table:table-cell>
          <table:table-cell office:value-type="float" office:value="-0.0693377" calcext:value-type="float">
            <text:p>-0.0693377</text:p>
          </table:table-cell>
          <table:table-cell office:value-type="float" office:value="0.00927138" calcext:value-type="float">
            <text:p>0.00927138</text:p>
          </table:table-cell>
          <table:table-cell office:value-type="float" office:value="-0.0278120304" calcext:value-type="float">
            <text:p>-0.027812030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01751" calcext:value-type="float">
            <text:p>0.101751</text:p>
          </table:table-cell>
          <table:table-cell office:value-type="float" office:value="-0.00073688" calcext:value-type="float">
            <text:p>-0.00073688</text:p>
          </table:table-cell>
          <table:table-cell office:value-type="float" office:value="0.0762642" calcext:value-type="float">
            <text:p>0.0762642</text:p>
          </table:table-cell>
          <table:table-cell office:value-type="float" office:value="-0.0372573" calcext:value-type="float">
            <text:p>-0.0372573</text:p>
          </table:table-cell>
          <table:table-cell office:value-type="float" office:value="0.01419123" calcext:value-type="float">
            <text:p>0.01419123</text:p>
          </table:table-cell>
          <table:table-cell office:value-type="float" office:value="-0.025807518" calcext:value-type="float">
            <text:p>-0.02580751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72161" calcext:value-type="float">
            <text:p>0.072161</text:p>
          </table:table-cell>
          <table:table-cell office:value-type="float" office:value="0.00632002" calcext:value-type="float">
            <text:p>0.00632002</text:p>
          </table:table-cell>
          <table:table-cell office:value-type="float" office:value="0.0273773" calcext:value-type="float">
            <text:p>0.0273773</text:p>
          </table:table-cell>
          <table:table-cell office:value-type="float" office:value="-0.05707784" calcext:value-type="float">
            <text:p>-0.05707784</text:p>
          </table:table-cell>
          <table:table-cell office:value-type="float" office:value="0.00913848" calcext:value-type="float">
            <text:p>0.00913848</text:p>
          </table:table-cell>
          <table:table-cell office:value-type="float" office:value="-0.0246084696" calcext:value-type="float">
            <text:p>-0.024608469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731828" calcext:value-type="float">
            <text:p>0.0731828</text:p>
          </table:table-cell>
          <table:table-cell office:value-type="float" office:value="0.0258922" calcext:value-type="float">
            <text:p>0.0258922</text:p>
          </table:table-cell>
          <table:table-cell office:value-type="float" office:value="0.0661388" calcext:value-type="float">
            <text:p>0.0661388</text:p>
          </table:table-cell>
          <table:table-cell office:value-type="float" office:value="-0.0503138" calcext:value-type="float">
            <text:p>-0.0503138</text:p>
          </table:table-cell>
          <table:table-cell office:value-type="float" office:value="0.0175672" calcext:value-type="float">
            <text:p>0.0175672</text:p>
          </table:table-cell>
          <table:table-cell office:value-type="float" office:value="-0.038232216" calcext:value-type="float">
            <text:p>-0.03823221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526192" calcext:value-type="float">
            <text:p>0.0526192</text:p>
          </table:table-cell>
          <table:table-cell office:value-type="float" office:value="0.0177684" calcext:value-type="float">
            <text:p>0.0177684</text:p>
          </table:table-cell>
          <table:table-cell office:value-type="float" office:value="0.0268857" calcext:value-type="float">
            <text:p>0.0268857</text:p>
          </table:table-cell>
          <table:table-cell office:value-type="float" office:value="-0.0609605" calcext:value-type="float">
            <text:p>-0.0609605</text:p>
          </table:table-cell>
          <table:table-cell office:value-type="float" office:value="0.01761035" calcext:value-type="float">
            <text:p>0.01761035</text:p>
          </table:table-cell>
          <table:table-cell office:value-type="float" office:value="-0.0471804696" calcext:value-type="float">
            <text:p>-0.047180469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043242" calcext:value-type="float">
            <text:p>0.0043242</text:p>
          </table:table-cell>
          <table:table-cell office:value-type="float" office:value="-0.00563859" calcext:value-type="float">
            <text:p>-0.00563859</text:p>
          </table:table-cell>
          <table:table-cell office:value-type="float" office:value="-0.0019148" calcext:value-type="float">
            <text:p>-0.0019148</text:p>
          </table:table-cell>
          <table:table-cell office:value-type="float" office:value="-0.0317166" calcext:value-type="float">
            <text:p>-0.0317166</text:p>
          </table:table-cell>
          <table:table-cell office:value-type="float" office:value="-0.0350326" calcext:value-type="float">
            <text:p>-0.0350326</text:p>
          </table:table-cell>
          <table:table-cell office:value-type="float" office:value="0.0224334792" calcext:value-type="float">
            <text:p>0.0224334792</text:p>
          </table:table-cell>
          <table:table-cell/>
          <table:table-cell table:formula="of:=AVERAGE([.B10];[.J10];[.R10];[.Z10];[.AH10];[.AP10];[.AX10];[.BF10])" office:value-type="float" office:value="7" calcext:value-type="float">
            <text:p>7</text:p>
          </table:table-cell>
          <table:table-cell table:formula="of:=AVERAGE([.C10];[.K10];[.S10];[.AA10];[.AI10];[.AQ10];[.AY10];[.BG10])" office:value-type="float" office:value="0.0757445" calcext:value-type="float">
            <text:p>0.0757445</text:p>
          </table:table-cell>
          <table:table-cell table:formula="of:=AVERAGE([.D10];[.L10];[.T10];[.AB10];[.AJ10];[.AR10];[.AZ10];[.BH10])" office:value-type="float" office:value="0.01750778" calcext:value-type="float">
            <text:p>0.01750778</text:p>
          </table:table-cell>
          <table:table-cell table:formula="of:=AVERAGE([.E10];[.M10];[.U10];[.AC10];[.AK10];[.AS10];[.BA10];[.BI10])" office:value-type="float" office:value="0.0642584875" calcext:value-type="float">
            <text:p>0.0642584875</text:p>
          </table:table-cell>
          <table:table-cell table:formula="of:=AVERAGE([.F10];[.N10];[.V10];[.AD10];[.AL10];[.AT10];[.BB10];[.BJ10])" office:value-type="float" office:value="-0.047283255" calcext:value-type="float">
            <text:p>-0.047283255</text:p>
          </table:table-cell>
          <table:table-cell table:formula="of:=AVERAGE([.G10];[.O10];[.W10];[.AE10];[.AM10];[.AU10];[.BC10];[.BK10])" office:value-type="float" office:value="0.012157105" calcext:value-type="float">
            <text:p>0.012157105</text:p>
          </table:table-cell>
          <table:table-cell table:formula="of:=AVERAGE([.H10];[.P10];[.X10];[.AF10];[.AN10];[.AV10];[.BD10];[.BL10])" office:value-type="float" office:value="-0.03368819745" calcext:value-type="float">
            <text:p>-0.0336881975</text:p>
          </table:table-cell>
          <table:table-cell/>
          <table:table-cell office:value-type="float" office:value="7" calcext:value-type="float">
            <text:p>7</text:p>
          </table:table-cell>
          <table:table-cell table:style-name="ce2" table:formula="of:=STDEV([.C10];[.K10];[.S10];[.AA10];[.AI10];[.AQ10];[.AY10];[.BG10])" office:value-type="float" office:value="0.0186476901379999" calcext:value-type="float">
            <text:p>0.0186476901</text:p>
          </table:table-cell>
          <table:table-cell table:style-name="ce2" table:formula="of:=STDEV([.D10];[.L10];[.T10];[.AB10];[.AJ10];[.AR10];[.AZ10];[.BH10])" office:value-type="float" office:value="0.0115290052400618" calcext:value-type="float">
            <text:p>0.0115290052</text:p>
          </table:table-cell>
          <table:table-cell table:style-name="ce2" table:formula="of:=STDEV([.E10];[.M10];[.U10];[.AC10];[.AK10];[.AS10];[.BA10];[.BI10])" office:value-type="float" office:value="0.0329103163232807" calcext:value-type="float">
            <text:p>0.0329103163</text:p>
          </table:table-cell>
          <table:table-cell table:style-name="ce2" table:formula="of:=STDEV([.F10];[.N10];[.V10];[.AD10];[.AL10];[.AT10];[.BB10];[.BJ10])" office:value-type="float" office:value="0.0142871616368653" calcext:value-type="float">
            <text:p>0.0142871616</text:p>
          </table:table-cell>
          <table:table-cell table:style-name="ce2" table:formula="of:=STDEV([.G10];[.O10];[.W10];[.AE10];[.AM10];[.AU10];[.BC10];[.BK10])" office:value-type="float" office:value="0.00536354467198699" calcext:value-type="float">
            <text:p>0.0053635447</text:p>
          </table:table-cell>
          <table:table-cell table:style-name="ce2" table:formula="of:=STDEV([.H10];[.P10];[.X10];[.AF10];[.AN10];[.AV10];[.BD10];[.BL10])" office:value-type="float" office:value="0.00922551114661176" calcext:value-type="float">
            <text:p>0.009225511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593358" calcext:value-type="float">
            <text:p>0.0593358</text:p>
          </table:table-cell>
          <table:table-cell office:value-type="float" office:value="0.0322871" calcext:value-type="float">
            <text:p>0.0322871</text:p>
          </table:table-cell>
          <table:table-cell office:value-type="float" office:value="0.10593" calcext:value-type="float">
            <text:p>0.10593</text:p>
          </table:table-cell>
          <table:table-cell office:value-type="float" office:value="-0.0298539" calcext:value-type="float">
            <text:p>-0.0298539</text:p>
          </table:table-cell>
          <table:table-cell office:value-type="float" office:value="0.00290767" calcext:value-type="float">
            <text:p>0.00290767</text:p>
          </table:table-cell>
          <table:table-cell office:value-type="float" office:value="-0.0367163104" calcext:value-type="float">
            <text:p>-0.036716310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507956" calcext:value-type="float">
            <text:p>0.0507956</text:p>
          </table:table-cell>
          <table:table-cell office:value-type="float" office:value="0.0172828" calcext:value-type="float">
            <text:p>0.0172828</text:p>
          </table:table-cell>
          <table:table-cell office:value-type="float" office:value="0.0624263" calcext:value-type="float">
            <text:p>0.0624263</text:p>
          </table:table-cell>
          <table:table-cell office:value-type="float" office:value="-0.0370856" calcext:value-type="float">
            <text:p>-0.0370856</text:p>
          </table:table-cell>
          <table:table-cell office:value-type="float" office:value="0.00370561" calcext:value-type="float">
            <text:p>0.00370561</text:p>
          </table:table-cell>
          <table:table-cell office:value-type="float" office:value="-0.0246167152" calcext:value-type="float">
            <text:p>-0.024616715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475427" calcext:value-type="float">
            <text:p>0.0475427</text:p>
          </table:table-cell>
          <table:table-cell office:value-type="float" office:value="0.00732141" calcext:value-type="float">
            <text:p>0.00732141</text:p>
          </table:table-cell>
          <table:table-cell office:value-type="float" office:value="0.050238" calcext:value-type="float">
            <text:p>0.050238</text:p>
          </table:table-cell>
          <table:table-cell office:value-type="float" office:value="-0.0308197" calcext:value-type="float">
            <text:p>-0.0308197</text:p>
          </table:table-cell>
          <table:table-cell office:value-type="float" office:value="0.0143999" calcext:value-type="float">
            <text:p>0.0143999</text:p>
          </table:table-cell>
          <table:table-cell office:value-type="float" office:value="-0.04210528" calcext:value-type="float">
            <text:p>-0.0421052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682682" calcext:value-type="float">
            <text:p>0.0682682</text:p>
          </table:table-cell>
          <table:table-cell office:value-type="float" office:value="0.0230787" calcext:value-type="float">
            <text:p>0.0230787</text:p>
          </table:table-cell>
          <table:table-cell office:value-type="float" office:value="0.0585343" calcext:value-type="float">
            <text:p>0.0585343</text:p>
          </table:table-cell>
          <table:table-cell office:value-type="float" office:value="-0.05787795" calcext:value-type="float">
            <text:p>-0.05787795</text:p>
          </table:table-cell>
          <table:table-cell office:value-type="float" office:value="0.00512687" calcext:value-type="float">
            <text:p>0.00512687</text:p>
          </table:table-cell>
          <table:table-cell office:value-type="float" office:value="-0.0289899456" calcext:value-type="float">
            <text:p>-0.02898994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794725" calcext:value-type="float">
            <text:p>0.0794725</text:p>
          </table:table-cell>
          <table:table-cell office:value-type="float" office:value="0.00488676" calcext:value-type="float">
            <text:p>0.00488676</text:p>
          </table:table-cell>
          <table:table-cell office:value-type="float" office:value="0.0570797" calcext:value-type="float">
            <text:p>0.0570797</text:p>
          </table:table-cell>
          <table:table-cell office:value-type="float" office:value="-0.033053" calcext:value-type="float">
            <text:p>-0.033053</text:p>
          </table:table-cell>
          <table:table-cell office:value-type="float" office:value="-0.000615116" calcext:value-type="float">
            <text:p>-0.000615116</text:p>
          </table:table-cell>
          <table:table-cell office:value-type="float" office:value="-0.0318802176" calcext:value-type="float">
            <text:p>-0.031880217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666316" calcext:value-type="float">
            <text:p>0.0666316</text:p>
          </table:table-cell>
          <table:table-cell office:value-type="float" office:value="0.00879587" calcext:value-type="float">
            <text:p>0.00879587</text:p>
          </table:table-cell>
          <table:table-cell office:value-type="float" office:value="0.0274005" calcext:value-type="float">
            <text:p>0.0274005</text:p>
          </table:table-cell>
          <table:table-cell office:value-type="float" office:value="-0.05640816" calcext:value-type="float">
            <text:p>-0.05640816</text:p>
          </table:table-cell>
          <table:table-cell office:value-type="float" office:value="0.00822021" calcext:value-type="float">
            <text:p>0.00822021</text:p>
          </table:table-cell>
          <table:table-cell office:value-type="float" office:value="-0.0262340848" calcext:value-type="float">
            <text:p>-0.026234084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662414" calcext:value-type="float">
            <text:p>0.0662414</text:p>
          </table:table-cell>
          <table:table-cell office:value-type="float" office:value="0.0222144" calcext:value-type="float">
            <text:p>0.0222144</text:p>
          </table:table-cell>
          <table:table-cell office:value-type="float" office:value="0.0566583" calcext:value-type="float">
            <text:p>0.0566583</text:p>
          </table:table-cell>
          <table:table-cell office:value-type="float" office:value="-0.0464614" calcext:value-type="float">
            <text:p>-0.0464614</text:p>
          </table:table-cell>
          <table:table-cell office:value-type="float" office:value="0.0180251" calcext:value-type="float">
            <text:p>0.0180251</text:p>
          </table:table-cell>
          <table:table-cell office:value-type="float" office:value="-0.0325812256" calcext:value-type="float">
            <text:p>-0.03258122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518654" calcext:value-type="float">
            <text:p>0.0518654</text:p>
          </table:table-cell>
          <table:table-cell office:value-type="float" office:value="0.0172031" calcext:value-type="float">
            <text:p>0.0172031</text:p>
          </table:table-cell>
          <table:table-cell office:value-type="float" office:value="0.0291381" calcext:value-type="float">
            <text:p>0.0291381</text:p>
          </table:table-cell>
          <table:table-cell office:value-type="float" office:value="-0.0445521" calcext:value-type="float">
            <text:p>-0.0445521</text:p>
          </table:table-cell>
          <table:table-cell office:value-type="float" office:value="0.01094895" calcext:value-type="float">
            <text:p>0.01094895</text:p>
          </table:table-cell>
          <table:table-cell office:value-type="float" office:value="-0.0550095392" calcext:value-type="float">
            <text:p>-0.055009539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0.00763521" calcext:value-type="float">
            <text:p>-0.00763521</text:p>
          </table:table-cell>
          <table:table-cell office:value-type="float" office:value="-0.000771427" calcext:value-type="float">
            <text:p>-0.000771427</text:p>
          </table:table-cell>
          <table:table-cell office:value-type="float" office:value="-0.00499512" calcext:value-type="float">
            <text:p>-0.00499512</text:p>
          </table:table-cell>
          <table:table-cell office:value-type="float" office:value="-0.0192306" calcext:value-type="float">
            <text:p>-0.0192306</text:p>
          </table:table-cell>
          <table:table-cell office:value-type="float" office:value="-0.0192491" calcext:value-type="float">
            <text:p>-0.0192491</text:p>
          </table:table-cell>
          <table:table-cell office:value-type="float" office:value="0.0194851888" calcext:value-type="float">
            <text:p>0.0194851888</text:p>
          </table:table-cell>
          <table:table-cell/>
          <table:table-cell table:formula="of:=AVERAGE([.B11];[.J11];[.R11];[.Z11];[.AH11];[.AP11];[.AX11];[.BF11])" office:value-type="float" office:value="8" calcext:value-type="float">
            <text:p>8</text:p>
          </table:table-cell>
          <table:table-cell table:formula="of:=AVERAGE([.C11];[.K11];[.S11];[.AA11];[.AI11];[.AQ11];[.AY11];[.BG11])" office:value-type="float" office:value="0.06126915" calcext:value-type="float">
            <text:p>0.06126915</text:p>
          </table:table-cell>
          <table:table-cell table:formula="of:=AVERAGE([.D11];[.L11];[.T11];[.AB11];[.AJ11];[.AR11];[.AZ11];[.BH11])" office:value-type="float" office:value="0.0166337675" calcext:value-type="float">
            <text:p>0.0166337675</text:p>
          </table:table-cell>
          <table:table-cell table:formula="of:=AVERAGE([.E11];[.M11];[.U11];[.AC11];[.AK11];[.AS11];[.BA11];[.BI11])" office:value-type="float" office:value="0.05592565" calcext:value-type="float">
            <text:p>0.05592565</text:p>
          </table:table-cell>
          <table:table-cell table:formula="of:=AVERAGE([.F11];[.N11];[.V11];[.AD11];[.AL11];[.AT11];[.BB11];[.BJ11])" office:value-type="float" office:value="-0.04201397625" calcext:value-type="float">
            <text:p>-0.0420139763</text:p>
          </table:table-cell>
          <table:table-cell table:formula="of:=AVERAGE([.G11];[.O11];[.W11];[.AE11];[.AM11];[.AU11];[.BC11];[.BK11])" office:value-type="float" office:value="0.00783989925" calcext:value-type="float">
            <text:p>0.0078398993</text:p>
          </table:table-cell>
          <table:table-cell table:formula="of:=AVERAGE([.H11];[.P11];[.X11];[.AF11];[.AN11];[.AV11];[.BD11];[.BL11])" office:value-type="float" office:value="-0.0347666648" calcext:value-type="float">
            <text:p>-0.0347666648</text:p>
          </table:table-cell>
          <table:table-cell/>
          <table:table-cell office:value-type="float" office:value="8" calcext:value-type="float">
            <text:p>8</text:p>
          </table:table-cell>
          <table:table-cell table:style-name="ce2" table:formula="of:=STDEV([.C11];[.K11];[.S11];[.AA11];[.AI11];[.AQ11];[.AY11];[.BG11])" office:value-type="float" office:value="0.0108503247329943" calcext:value-type="float">
            <text:p>0.0108503247</text:p>
          </table:table-cell>
          <table:table-cell table:style-name="ce2" table:formula="of:=STDEV([.D11];[.L11];[.T11];[.AB11];[.AJ11];[.AR11];[.AZ11];[.BH11])" office:value-type="float" office:value="0.00929360486494534" calcext:value-type="float">
            <text:p>0.0092936049</text:p>
          </table:table-cell>
          <table:table-cell table:style-name="ce2" table:formula="of:=STDEV([.E11];[.M11];[.U11];[.AC11];[.AK11];[.AS11];[.BA11];[.BI11])" office:value-type="float" office:value="0.0242456874269573" calcext:value-type="float">
            <text:p>0.0242456874</text:p>
          </table:table-cell>
          <table:table-cell table:style-name="ce2" table:formula="of:=STDEV([.F11];[.N11];[.V11];[.AD11];[.AL11];[.AT11];[.BB11];[.BJ11])" office:value-type="float" office:value="0.0111024263894596" calcext:value-type="float">
            <text:p>0.0111024264</text:p>
          </table:table-cell>
          <table:table-cell table:style-name="ce2" table:formula="of:=STDEV([.G11];[.O11];[.W11];[.AE11];[.AM11];[.AU11];[.BC11];[.BK11])" office:value-type="float" office:value="0.00628887680815162" calcext:value-type="float">
            <text:p>0.0062888768</text:p>
          </table:table-cell>
          <table:table-cell table:style-name="ce2" table:formula="of:=STDEV([.H11];[.P11];[.X11];[.AF11];[.AN11];[.AV11];[.BD11];[.BL11])" office:value-type="float" office:value="0.0099264074927389" calcext:value-type="float">
            <text:p>0.009926407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391882" calcext:value-type="float">
            <text:p>0.0391882</text:p>
          </table:table-cell>
          <table:table-cell office:value-type="float" office:value="0.0289142" calcext:value-type="float">
            <text:p>0.0289142</text:p>
          </table:table-cell>
          <table:table-cell office:value-type="float" office:value="0.0754473" calcext:value-type="float">
            <text:p>0.0754473</text:p>
          </table:table-cell>
          <table:table-cell office:value-type="float" office:value="-0.0261402" calcext:value-type="float">
            <text:p>-0.0261402</text:p>
          </table:table-cell>
          <table:table-cell office:value-type="float" office:value="0.00273283" calcext:value-type="float">
            <text:p>0.00273283</text:p>
          </table:table-cell>
          <table:table-cell office:value-type="float" office:value="-0.0335776848" calcext:value-type="float">
            <text:p>-0.033577684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470222" calcext:value-type="float">
            <text:p>0.0470222</text:p>
          </table:table-cell>
          <table:table-cell office:value-type="float" office:value="0.0178351" calcext:value-type="float">
            <text:p>0.0178351</text:p>
          </table:table-cell>
          <table:table-cell office:value-type="float" office:value="0.0577067" calcext:value-type="float">
            <text:p>0.0577067</text:p>
          </table:table-cell>
          <table:table-cell office:value-type="float" office:value="-0.0327568" calcext:value-type="float">
            <text:p>-0.0327568</text:p>
          </table:table-cell>
          <table:table-cell office:value-type="float" office:value="-0.00482577" calcext:value-type="float">
            <text:p>-0.00482577</text:p>
          </table:table-cell>
          <table:table-cell office:value-type="float" office:value="-0.024175096" calcext:value-type="float">
            <text:p>-0.02417509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359512" calcext:value-type="float">
            <text:p>0.0359512</text:p>
          </table:table-cell>
          <table:table-cell office:value-type="float" office:value="0.00936923" calcext:value-type="float">
            <text:p>0.00936923</text:p>
          </table:table-cell>
          <table:table-cell office:value-type="float" office:value="0.0350593" calcext:value-type="float">
            <text:p>0.0350593</text:p>
          </table:table-cell>
          <table:table-cell office:value-type="float" office:value="-0.0249848" calcext:value-type="float">
            <text:p>-0.0249848</text:p>
          </table:table-cell>
          <table:table-cell office:value-type="float" office:value="0.00549255" calcext:value-type="float">
            <text:p>0.00549255</text:p>
          </table:table-cell>
          <table:table-cell office:value-type="float" office:value="-0.0447758066666667" calcext:value-type="float">
            <text:p>-0.044775806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357366" calcext:value-type="float">
            <text:p>0.0357366</text:p>
          </table:table-cell>
          <table:table-cell office:value-type="float" office:value="0.0184178" calcext:value-type="float">
            <text:p>0.0184178</text:p>
          </table:table-cell>
          <table:table-cell office:value-type="float" office:value="0.0476012" calcext:value-type="float">
            <text:p>0.0476012</text:p>
          </table:table-cell>
          <table:table-cell office:value-type="float" office:value="-0.03563545" calcext:value-type="float">
            <text:p>-0.03563545</text:p>
          </table:table-cell>
          <table:table-cell office:value-type="float" office:value="0.00504446" calcext:value-type="float">
            <text:p>0.00504446</text:p>
          </table:table-cell>
          <table:table-cell office:value-type="float" office:value="-0.02112301884" calcext:value-type="float">
            <text:p>-0.021123018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822797" calcext:value-type="float">
            <text:p>0.0822797</text:p>
          </table:table-cell>
          <table:table-cell office:value-type="float" office:value="0.0115473" calcext:value-type="float">
            <text:p>0.0115473</text:p>
          </table:table-cell>
          <table:table-cell office:value-type="float" office:value="0.0600908" calcext:value-type="float">
            <text:p>0.0600908</text:p>
          </table:table-cell>
          <table:table-cell office:value-type="float" office:value="-0.0288196" calcext:value-type="float">
            <text:p>-0.0288196</text:p>
          </table:table-cell>
          <table:table-cell office:value-type="float" office:value="0.00383398" calcext:value-type="float">
            <text:p>0.00383398</text:p>
          </table:table-cell>
          <table:table-cell office:value-type="float" office:value="-0.0392428696" calcext:value-type="float">
            <text:p>-0.039242869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581842" calcext:value-type="float">
            <text:p>0.0581842</text:p>
          </table:table-cell>
          <table:table-cell office:value-type="float" office:value="0.00707077" calcext:value-type="float">
            <text:p>0.00707077</text:p>
          </table:table-cell>
          <table:table-cell office:value-type="float" office:value="0.0270937" calcext:value-type="float">
            <text:p>0.0270937</text:p>
          </table:table-cell>
          <table:table-cell office:value-type="float" office:value="-0.04386216" calcext:value-type="float">
            <text:p>-0.04386216</text:p>
          </table:table-cell>
          <table:table-cell office:value-type="float" office:value="-0.00039659" calcext:value-type="float">
            <text:p>-0.00039659</text:p>
          </table:table-cell>
          <table:table-cell office:value-type="float" office:value="-0.0265247224" calcext:value-type="float">
            <text:p>-0.026524722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579856" calcext:value-type="float">
            <text:p>0.0579856</text:p>
          </table:table-cell>
          <table:table-cell office:value-type="float" office:value="0.0195506" calcext:value-type="float">
            <text:p>0.0195506</text:p>
          </table:table-cell>
          <table:table-cell office:value-type="float" office:value="0.0492078" calcext:value-type="float">
            <text:p>0.0492078</text:p>
          </table:table-cell>
          <table:table-cell office:value-type="float" office:value="-0.03972" calcext:value-type="float">
            <text:p>-0.03972</text:p>
          </table:table-cell>
          <table:table-cell office:value-type="float" office:value="0.0145352" calcext:value-type="float">
            <text:p>0.0145352</text:p>
          </table:table-cell>
          <table:table-cell office:value-type="float" office:value="-0.0319919996" calcext:value-type="float">
            <text:p>-0.031991999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562234" calcext:value-type="float">
            <text:p>0.0562234</text:p>
          </table:table-cell>
          <table:table-cell office:value-type="float" office:value="0.0135578" calcext:value-type="float">
            <text:p>0.0135578</text:p>
          </table:table-cell>
          <table:table-cell office:value-type="float" office:value="0.0421153" calcext:value-type="float">
            <text:p>0.0421153</text:p>
          </table:table-cell>
          <table:table-cell office:value-type="float" office:value="-0.0226789" calcext:value-type="float">
            <text:p>-0.0226789</text:p>
          </table:table-cell>
          <table:table-cell office:value-type="float" office:value="0.00341156" calcext:value-type="float">
            <text:p>0.00341156</text:p>
          </table:table-cell>
          <table:table-cell office:value-type="float" office:value="-0.0449506728" calcext:value-type="float">
            <text:p>-0.044950672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0.0161104" calcext:value-type="float">
            <text:p>-0.0161104</text:p>
          </table:table-cell>
          <table:table-cell office:value-type="float" office:value="0.00352344" calcext:value-type="float">
            <text:p>0.00352344</text:p>
          </table:table-cell>
          <table:table-cell office:value-type="float" office:value="-0.00311843" calcext:value-type="float">
            <text:p>-0.00311843</text:p>
          </table:table-cell>
          <table:table-cell office:value-type="float" office:value="-0.00144215" calcext:value-type="float">
            <text:p>-0.00144215</text:p>
          </table:table-cell>
          <table:table-cell office:value-type="float" office:value="-0.00599089" calcext:value-type="float">
            <text:p>-0.00599089</text:p>
          </table:table-cell>
          <table:table-cell office:value-type="float" office:value="-0.0004790423" calcext:value-type="float">
            <text:p>-0.0004790423</text:p>
          </table:table-cell>
          <table:table-cell/>
          <table:table-cell table:formula="of:=AVERAGE([.B12];[.J12];[.R12];[.Z12];[.AH12];[.AP12];[.AX12];[.BF12])" office:value-type="float" office:value="9" calcext:value-type="float">
            <text:p>9</text:p>
          </table:table-cell>
          <table:table-cell table:formula="of:=AVERAGE([.C12];[.K12];[.S12];[.AA12];[.AI12];[.AQ12];[.AY12];[.BG12])" office:value-type="float" office:value="0.0515713875" calcext:value-type="float">
            <text:p>0.0515713875</text:p>
          </table:table-cell>
          <table:table-cell table:formula="of:=AVERAGE([.D12];[.L12];[.T12];[.AB12];[.AJ12];[.AR12];[.AZ12];[.BH12])" office:value-type="float" office:value="0.01578285" calcext:value-type="float">
            <text:p>0.01578285</text:p>
          </table:table-cell>
          <table:table-cell table:formula="of:=AVERAGE([.E12];[.M12];[.U12];[.AC12];[.AK12];[.AS12];[.BA12];[.BI12])" office:value-type="float" office:value="0.0492902625" calcext:value-type="float">
            <text:p>0.0492902625</text:p>
          </table:table-cell>
          <table:table-cell table:formula="of:=AVERAGE([.F12];[.N12];[.V12];[.AD12];[.AL12];[.AT12];[.BB12];[.BJ12])" office:value-type="float" office:value="-0.03182473875" calcext:value-type="float">
            <text:p>-0.0318247388</text:p>
          </table:table-cell>
          <table:table-cell table:formula="of:=AVERAGE([.G12];[.O12];[.W12];[.AE12];[.AM12];[.AU12];[.BC12];[.BK12])" office:value-type="float" office:value="0.0037285275" calcext:value-type="float">
            <text:p>0.0037285275</text:p>
          </table:table-cell>
          <table:table-cell table:formula="of:=AVERAGE([.H12];[.P12];[.X12];[.AF12];[.AN12];[.AV12];[.BD12];[.BL12])" office:value-type="float" office:value="-0.0332952338383333" calcext:value-type="float">
            <text:p>-0.0332952338</text:p>
          </table:table-cell>
          <table:table-cell/>
          <table:table-cell office:value-type="float" office:value="9" calcext:value-type="float">
            <text:p>9</text:p>
          </table:table-cell>
          <table:table-cell table:style-name="ce2" table:formula="of:=STDEV([.C12];[.K12];[.S12];[.AA12];[.AI12];[.AQ12];[.AY12];[.BG12])" office:value-type="float" office:value="0.0156674470539977" calcext:value-type="float">
            <text:p>0.0156674471</text:p>
          </table:table-cell>
          <table:table-cell table:style-name="ce2" table:formula="of:=STDEV([.D12];[.L12];[.T12];[.AB12];[.AJ12];[.AR12];[.AZ12];[.BH12])" office:value-type="float" office:value="0.0069457960068951" calcext:value-type="float">
            <text:p>0.006945796</text:p>
          </table:table-cell>
          <table:table-cell table:style-name="ce2" table:formula="of:=STDEV([.E12];[.M12];[.U12];[.AC12];[.AK12];[.AS12];[.BA12];[.BI12])" office:value-type="float" office:value="0.0152185325968925" calcext:value-type="float">
            <text:p>0.0152185326</text:p>
          </table:table-cell>
          <table:table-cell table:style-name="ce2" table:formula="of:=STDEV([.F12];[.N12];[.V12];[.AD12];[.AL12];[.AT12];[.BB12];[.BJ12])" office:value-type="float" office:value="0.00750619636616583" calcext:value-type="float">
            <text:p>0.0075061964</text:p>
          </table:table-cell>
          <table:table-cell table:style-name="ce2" table:formula="of:=STDEV([.G12];[.O12];[.W12];[.AE12];[.AM12];[.AU12];[.BC12];[.BK12])" office:value-type="float" office:value="0.00551521566074839" calcext:value-type="float">
            <text:p>0.0055152157</text:p>
          </table:table-cell>
          <table:table-cell table:style-name="ce2" table:formula="of:=STDEV([.H12];[.P12];[.X12];[.AF12];[.AN12];[.AV12];[.BD12];[.BL12])" office:value-type="float" office:value="0.00911815250967168" calcext:value-type="float">
            <text:p>0.009118152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324102" calcext:value-type="float">
            <text:p>0.0324102</text:p>
          </table:table-cell>
          <table:table-cell office:value-type="float" office:value="0.0237346" calcext:value-type="float">
            <text:p>0.0237346</text:p>
          </table:table-cell>
          <table:table-cell office:value-type="float" office:value="0.0545969" calcext:value-type="float">
            <text:p>0.0545969</text:p>
          </table:table-cell>
          <table:table-cell office:value-type="float" office:value="-0.0281685" calcext:value-type="float">
            <text:p>-0.0281685</text:p>
          </table:table-cell>
          <table:table-cell office:value-type="float" office:value="0.000969977" calcext:value-type="float">
            <text:p>0.000969977</text:p>
          </table:table-cell>
          <table:table-cell office:value-type="float" office:value="-0.027627996" calcext:value-type="float">
            <text:p>-0.02762799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89329" calcext:value-type="float">
            <text:p>0.0389329</text:p>
          </table:table-cell>
          <table:table-cell office:value-type="float" office:value="0.0130624" calcext:value-type="float">
            <text:p>0.0130624</text:p>
          </table:table-cell>
          <table:table-cell office:value-type="float" office:value="0.0478311" calcext:value-type="float">
            <text:p>0.0478311</text:p>
          </table:table-cell>
          <table:table-cell office:value-type="float" office:value="-0.0298624" calcext:value-type="float">
            <text:p>-0.0298624</text:p>
          </table:table-cell>
          <table:table-cell office:value-type="float" office:value="-0.0013277" calcext:value-type="float">
            <text:p>-0.0013277</text:p>
          </table:table-cell>
          <table:table-cell office:value-type="float" office:value="-0.02516316" calcext:value-type="float">
            <text:p>-0.0251631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44015" calcext:value-type="float">
            <text:p>0.0344015</text:p>
          </table:table-cell>
          <table:table-cell office:value-type="float" office:value="0.00903674" calcext:value-type="float">
            <text:p>0.00903674</text:p>
          </table:table-cell>
          <table:table-cell office:value-type="float" office:value="0.0301711" calcext:value-type="float">
            <text:p>0.0301711</text:p>
          </table:table-cell>
          <table:table-cell office:value-type="float" office:value="-0.0264102" calcext:value-type="float">
            <text:p>-0.0264102</text:p>
          </table:table-cell>
          <table:table-cell office:value-type="float" office:value="0.002925695" calcext:value-type="float">
            <text:p>0.002925695</text:p>
          </table:table-cell>
          <table:table-cell office:value-type="float" office:value="-0.03886022" calcext:value-type="float">
            <text:p>-0.0388602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36722" calcext:value-type="float">
            <text:p>0.0336722</text:p>
          </table:table-cell>
          <table:table-cell office:value-type="float" office:value="0.0190765" calcext:value-type="float">
            <text:p>0.0190765</text:p>
          </table:table-cell>
          <table:table-cell office:value-type="float" office:value="0.0399285" calcext:value-type="float">
            <text:p>0.0399285</text:p>
          </table:table-cell>
          <table:table-cell office:value-type="float" office:value="-0.02039728" calcext:value-type="float">
            <text:p>-0.02039728</text:p>
          </table:table-cell>
          <table:table-cell office:value-type="float" office:value="0.000911732" calcext:value-type="float">
            <text:p>0.000911732</text:p>
          </table:table-cell>
          <table:table-cell office:value-type="float" office:value="-0.0229400028" calcext:value-type="float">
            <text:p>-0.02294000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723312" calcext:value-type="float">
            <text:p>0.0723312</text:p>
          </table:table-cell>
          <table:table-cell office:value-type="float" office:value="0.0158287" calcext:value-type="float">
            <text:p>0.0158287</text:p>
          </table:table-cell>
          <table:table-cell office:value-type="float" office:value="0.0542238" calcext:value-type="float">
            <text:p>0.0542238</text:p>
          </table:table-cell>
          <table:table-cell office:value-type="float" office:value="-0.0303791" calcext:value-type="float">
            <text:p>-0.0303791</text:p>
          </table:table-cell>
          <table:table-cell office:value-type="float" office:value="0.00176697" calcext:value-type="float">
            <text:p>0.00176697</text:p>
          </table:table-cell>
          <table:table-cell office:value-type="float" office:value="-0.039992172" calcext:value-type="float">
            <text:p>-0.03999217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552594" calcext:value-type="float">
            <text:p>0.0552594</text:p>
          </table:table-cell>
          <table:table-cell office:value-type="float" office:value="0.00649943" calcext:value-type="float">
            <text:p>0.00649943</text:p>
          </table:table-cell>
          <table:table-cell office:value-type="float" office:value="0.0263952" calcext:value-type="float">
            <text:p>0.0263952</text:p>
          </table:table-cell>
          <table:table-cell office:value-type="float" office:value="-0.03252808" calcext:value-type="float">
            <text:p>-0.03252808</text:p>
          </table:table-cell>
          <table:table-cell office:value-type="float" office:value="-0.00784403" calcext:value-type="float">
            <text:p>-0.00784403</text:p>
          </table:table-cell>
          <table:table-cell office:value-type="float" office:value="-0.022881012" calcext:value-type="float">
            <text:p>-0.0228810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622601" calcext:value-type="float">
            <text:p>0.0622601</text:p>
          </table:table-cell>
          <table:table-cell office:value-type="float" office:value="0.0172365" calcext:value-type="float">
            <text:p>0.0172365</text:p>
          </table:table-cell>
          <table:table-cell office:value-type="float" office:value="0.0498068" calcext:value-type="float">
            <text:p>0.0498068</text:p>
          </table:table-cell>
          <table:table-cell office:value-type="float" office:value="-0.0422828" calcext:value-type="float">
            <text:p>-0.0422828</text:p>
          </table:table-cell>
          <table:table-cell office:value-type="float" office:value="0.00818159" calcext:value-type="float">
            <text:p>0.00818159</text:p>
          </table:table-cell>
          <table:table-cell office:value-type="float" office:value="-0.027569652" calcext:value-type="float">
            <text:p>-0.02756965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578959" calcext:value-type="float">
            <text:p>0.0578959</text:p>
          </table:table-cell>
          <table:table-cell office:value-type="float" office:value="0.0100356" calcext:value-type="float">
            <text:p>0.0100356</text:p>
          </table:table-cell>
          <table:table-cell office:value-type="float" office:value="0.0529955" calcext:value-type="float">
            <text:p>0.0529955</text:p>
          </table:table-cell>
          <table:table-cell office:value-type="float" office:value="-0.01743785" calcext:value-type="float">
            <text:p>-0.01743785</text:p>
          </table:table-cell>
          <table:table-cell office:value-type="float" office:value="-0.003303725" calcext:value-type="float">
            <text:p>-0.003303725</text:p>
          </table:table-cell>
          <table:table-cell office:value-type="float" office:value="-0.0486222" calcext:value-type="float">
            <text:p>-0.048622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0.0189839" calcext:value-type="float">
            <text:p>-0.0189839</text:p>
          </table:table-cell>
          <table:table-cell office:value-type="float" office:value="0.00173419" calcext:value-type="float">
            <text:p>0.00173419</text:p>
          </table:table-cell>
          <table:table-cell office:value-type="float" office:value="-0.00181271" calcext:value-type="float">
            <text:p>-0.00181271</text:p>
          </table:table-cell>
          <table:table-cell office:value-type="float" office:value="0.0126342" calcext:value-type="float">
            <text:p>0.0126342</text:p>
          </table:table-cell>
          <table:table-cell office:value-type="float" office:value="-0.0024968" calcext:value-type="float">
            <text:p>-0.0024968</text:p>
          </table:table-cell>
          <table:table-cell office:value-type="float" office:value="-0.0105801564" calcext:value-type="float">
            <text:p>-0.0105801564</text:p>
          </table:table-cell>
          <table:table-cell/>
          <table:table-cell table:formula="of:=AVERAGE([.B13];[.J13];[.R13];[.Z13];[.AH13];[.AP13];[.AX13];[.BF13])" office:value-type="float" office:value="10" calcext:value-type="float">
            <text:p>10</text:p>
          </table:table-cell>
          <table:table-cell table:formula="of:=AVERAGE([.C13];[.K13];[.S13];[.AA13];[.AI13];[.AQ13];[.AY13];[.BG13])" office:value-type="float" office:value="0.048395425" calcext:value-type="float">
            <text:p>0.048395425</text:p>
          </table:table-cell>
          <table:table-cell table:formula="of:=AVERAGE([.D13];[.L13];[.T13];[.AB13];[.AJ13];[.AR13];[.AZ13];[.BH13])" office:value-type="float" office:value="0.01431380875" calcext:value-type="float">
            <text:p>0.0143138088</text:p>
          </table:table-cell>
          <table:table-cell table:formula="of:=AVERAGE([.E13];[.M13];[.U13];[.AC13];[.AK13];[.AS13];[.BA13];[.BI13])" office:value-type="float" office:value="0.0444936125" calcext:value-type="float">
            <text:p>0.0444936125</text:p>
          </table:table-cell>
          <table:table-cell table:formula="of:=AVERAGE([.F13];[.N13];[.V13];[.AD13];[.AL13];[.AT13];[.BB13];[.BJ13])" office:value-type="float" office:value="-0.02843327625" calcext:value-type="float">
            <text:p>-0.0284332763</text:p>
          </table:table-cell>
          <table:table-cell table:formula="of:=AVERAGE([.G13];[.O13];[.W13];[.AE13];[.AM13];[.AU13];[.BC13];[.BK13])" office:value-type="float" office:value="0.000285063625" calcext:value-type="float">
            <text:p>0.0002850636</text:p>
          </table:table-cell>
          <table:table-cell table:formula="of:=AVERAGE([.H13];[.P13];[.X13];[.AF13];[.AN13];[.AV13];[.BD13];[.BL13])" office:value-type="float" office:value="-0.03170705185" calcext:value-type="float">
            <text:p>-0.0317070519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table:formula="of:=STDEV([.C13];[.K13];[.S13];[.AA13];[.AI13];[.AQ13];[.AY13];[.BG13])" office:value-type="float" office:value="0.0154003423186212" calcext:value-type="float">
            <text:p>0.0154003423</text:p>
          </table:table-cell>
          <table:table-cell table:style-name="ce2" table:formula="of:=STDEV([.D13];[.L13];[.T13];[.AB13];[.AJ13];[.AR13];[.AZ13];[.BH13])" office:value-type="float" office:value="0.0057452168822656" calcext:value-type="float">
            <text:p>0.0057452169</text:p>
          </table:table-cell>
          <table:table-cell table:style-name="ce2" table:formula="of:=STDEV([.E13];[.M13];[.U13];[.AC13];[.AK13];[.AS13];[.BA13];[.BI13])" office:value-type="float" office:value="0.0110965309498622" calcext:value-type="float">
            <text:p>0.0110965309</text:p>
          </table:table-cell>
          <table:table-cell table:style-name="ce2" table:formula="of:=STDEV([.F13];[.N13];[.V13];[.AD13];[.AL13];[.AT13];[.BB13];[.BJ13])" office:value-type="float" office:value="0.00759741430390994" calcext:value-type="float">
            <text:p>0.0075974143</text:p>
          </table:table-cell>
          <table:table-cell table:style-name="ce2" table:formula="of:=STDEV([.G13];[.O13];[.W13];[.AE13];[.AM13];[.AU13];[.BC13];[.BK13])" office:value-type="float" office:value="0.00468963145683444" calcext:value-type="float">
            <text:p>0.0046896315</text:p>
          </table:table-cell>
          <table:table-cell table:style-name="ce2" table:formula="of:=STDEV([.H13];[.P13];[.X13];[.AF13];[.AN13];[.AV13];[.BD13];[.BL13])" office:value-type="float" office:value="0.00954143363432912" calcext:value-type="float">
            <text:p>0.009541433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0350391" calcext:value-type="float">
            <text:p>0.0350391</text:p>
          </table:table-cell>
          <table:table-cell office:value-type="float" office:value="0.0206342" calcext:value-type="float">
            <text:p>0.0206342</text:p>
          </table:table-cell>
          <table:table-cell office:value-type="float" office:value="0.0470598" calcext:value-type="float">
            <text:p>0.0470598</text:p>
          </table:table-cell>
          <table:table-cell office:value-type="float" office:value="-0.0302334" calcext:value-type="float">
            <text:p>-0.0302334</text:p>
          </table:table-cell>
          <table:table-cell office:value-type="float" office:value="-0.00754914" calcext:value-type="float">
            <text:p>-0.00754914</text:p>
          </table:table-cell>
          <table:table-cell office:value-type="float" office:value="-0.0309848968" calcext:value-type="float">
            <text:p>-0.030984896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350699" calcext:value-type="float">
            <text:p>0.0350699</text:p>
          </table:table-cell>
          <table:table-cell office:value-type="float" office:value="0.00817073" calcext:value-type="float">
            <text:p>0.00817073</text:p>
          </table:table-cell>
          <table:table-cell office:value-type="float" office:value="0.0420125" calcext:value-type="float">
            <text:p>0.0420125</text:p>
          </table:table-cell>
          <table:table-cell office:value-type="float" office:value="-0.0257382" calcext:value-type="float">
            <text:p>-0.0257382</text:p>
          </table:table-cell>
          <table:table-cell table:style-name="ce1" office:value-type="float" office:value="0.0000936807" calcext:value-type="float">
            <text:p>9.37E-05</text:p>
          </table:table-cell>
          <table:table-cell office:value-type="float" office:value="-0.0234588904" calcext:value-type="float">
            <text:p>-0.023458890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338951" calcext:value-type="float">
            <text:p>0.0338951</text:p>
          </table:table-cell>
          <table:table-cell office:value-type="float" office:value="0.00781411" calcext:value-type="float">
            <text:p>0.00781411</text:p>
          </table:table-cell>
          <table:table-cell office:value-type="float" office:value="0.0259314" calcext:value-type="float">
            <text:p>0.0259314</text:p>
          </table:table-cell>
          <table:table-cell office:value-type="float" office:value="-0.0236748" calcext:value-type="float">
            <text:p>-0.0236748</text:p>
          </table:table-cell>
          <table:table-cell office:value-type="float" office:value="0.00246178" calcext:value-type="float">
            <text:p>0.00246178</text:p>
          </table:table-cell>
          <table:table-cell office:value-type="float" office:value="-0.0263611393333333" calcext:value-type="float">
            <text:p>-0.026361139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338137" calcext:value-type="float">
            <text:p>0.0338137</text:p>
          </table:table-cell>
          <table:table-cell office:value-type="float" office:value="0.0209202" calcext:value-type="float">
            <text:p>0.0209202</text:p>
          </table:table-cell>
          <table:table-cell office:value-type="float" office:value="0.0321856" calcext:value-type="float">
            <text:p>0.0321856</text:p>
          </table:table-cell>
          <table:table-cell office:value-type="float" office:value="-0.01061231" calcext:value-type="float">
            <text:p>-0.01061231</text:p>
          </table:table-cell>
          <table:table-cell office:value-type="float" office:value="-0.00566275" calcext:value-type="float">
            <text:p>-0.00566275</text:p>
          </table:table-cell>
          <table:table-cell office:value-type="float" office:value="-0.02685902868" calcext:value-type="float">
            <text:p>-0.026859028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526545" calcext:value-type="float">
            <text:p>0.0526545</text:p>
          </table:table-cell>
          <table:table-cell office:value-type="float" office:value="0.014227" calcext:value-type="float">
            <text:p>0.014227</text:p>
          </table:table-cell>
          <table:table-cell office:value-type="float" office:value="0.0431511" calcext:value-type="float">
            <text:p>0.0431511</text:p>
          </table:table-cell>
          <table:table-cell office:value-type="float" office:value="-0.0320326" calcext:value-type="float">
            <text:p>-0.0320326</text:p>
          </table:table-cell>
          <table:table-cell office:value-type="float" office:value="-0.00209396" calcext:value-type="float">
            <text:p>-0.00209396</text:p>
          </table:table-cell>
          <table:table-cell office:value-type="float" office:value="-0.035877974" calcext:value-type="float">
            <text:p>-0.03587797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555082" calcext:value-type="float">
            <text:p>0.0555082</text:p>
          </table:table-cell>
          <table:table-cell office:value-type="float" office:value="0.00738914" calcext:value-type="float">
            <text:p>0.00738914</text:p>
          </table:table-cell>
          <table:table-cell office:value-type="float" office:value="0.0281957" calcext:value-type="float">
            <text:p>0.0281957</text:p>
          </table:table-cell>
          <table:table-cell office:value-type="float" office:value="-0.03078224" calcext:value-type="float">
            <text:p>-0.03078224</text:p>
          </table:table-cell>
          <table:table-cell office:value-type="float" office:value="-0.00697432" calcext:value-type="float">
            <text:p>-0.00697432</text:p>
          </table:table-cell>
          <table:table-cell office:value-type="float" office:value="-0.024311936" calcext:value-type="float">
            <text:p>-0.02431193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637687" calcext:value-type="float">
            <text:p>0.0637687</text:p>
          </table:table-cell>
          <table:table-cell office:value-type="float" office:value="0.0162887" calcext:value-type="float">
            <text:p>0.0162887</text:p>
          </table:table-cell>
          <table:table-cell office:value-type="float" office:value="0.0496994" calcext:value-type="float">
            <text:p>0.0496994</text:p>
          </table:table-cell>
          <table:table-cell office:value-type="float" office:value="-0.0249541" calcext:value-type="float">
            <text:p>-0.0249541</text:p>
          </table:table-cell>
          <table:table-cell office:value-type="float" office:value="0.00815699" calcext:value-type="float">
            <text:p>0.00815699</text:p>
          </table:table-cell>
          <table:table-cell office:value-type="float" office:value="-0.015734422" calcext:value-type="float">
            <text:p>-0.01573442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571306" calcext:value-type="float">
            <text:p>0.0571306</text:p>
          </table:table-cell>
          <table:table-cell office:value-type="float" office:value="0.0054465" calcext:value-type="float">
            <text:p>0.0054465</text:p>
          </table:table-cell>
          <table:table-cell office:value-type="float" office:value="0.0542725" calcext:value-type="float">
            <text:p>0.0542725</text:p>
          </table:table-cell>
          <table:table-cell office:value-type="float" office:value="-0.0129051" calcext:value-type="float">
            <text:p>-0.0129051</text:p>
          </table:table-cell>
          <table:table-cell office:value-type="float" office:value="-0.00436024" calcext:value-type="float">
            <text:p>-0.00436024</text:p>
          </table:table-cell>
          <table:table-cell office:value-type="float" office:value="-0.0305976572" calcext:value-type="float">
            <text:p>-0.030597657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-0.0147815" calcext:value-type="float">
            <text:p>-0.0147815</text:p>
          </table:table-cell>
          <table:table-cell office:value-type="float" office:value="0.00144015" calcext:value-type="float">
            <text:p>0.00144015</text:p>
          </table:table-cell>
          <table:table-cell office:value-type="float" office:value="-0.00466257" calcext:value-type="float">
            <text:p>-0.00466257</text:p>
          </table:table-cell>
          <table:table-cell office:value-type="float" office:value="0.010585" calcext:value-type="float">
            <text:p>0.010585</text:p>
          </table:table-cell>
          <table:table-cell office:value-type="float" office:value="0.00181401" calcext:value-type="float">
            <text:p>0.00181401</text:p>
          </table:table-cell>
          <table:table-cell office:value-type="float" office:value="-0.0217923552" calcext:value-type="float">
            <text:p>-0.0217923552</text:p>
          </table:table-cell>
          <table:table-cell/>
          <table:table-cell table:formula="of:=AVERAGE([.B14];[.J14];[.R14];[.Z14];[.AH14];[.AP14];[.AX14];[.BF14])" office:value-type="float" office:value="11" calcext:value-type="float">
            <text:p>11</text:p>
          </table:table-cell>
          <table:table-cell table:formula="of:=AVERAGE([.C14];[.K14];[.S14];[.AA14];[.AI14];[.AQ14];[.AY14];[.BG14])" office:value-type="float" office:value="0.045859975" calcext:value-type="float">
            <text:p>0.045859975</text:p>
          </table:table-cell>
          <table:table-cell table:formula="of:=AVERAGE([.D14];[.L14];[.T14];[.AB14];[.AJ14];[.AR14];[.AZ14];[.BH14])" office:value-type="float" office:value="0.0126113225" calcext:value-type="float">
            <text:p>0.0126113225</text:p>
          </table:table-cell>
          <table:table-cell table:formula="of:=AVERAGE([.E14];[.M14];[.U14];[.AC14];[.AK14];[.AS14];[.BA14];[.BI14])" office:value-type="float" office:value="0.0403135" calcext:value-type="float">
            <text:p>0.0403135</text:p>
          </table:table-cell>
          <table:table-cell table:formula="of:=AVERAGE([.F14];[.N14];[.V14];[.AD14];[.AL14];[.AT14];[.BB14];[.BJ14])" office:value-type="float" office:value="-0.02386659375" calcext:value-type="float">
            <text:p>-0.0238665938</text:p>
          </table:table-cell>
          <table:table-cell table:formula="of:=AVERAGE([.G14];[.O14];[.W14];[.AE14];[.AM14];[.AU14];[.BC14];[.BK14])" office:value-type="float" office:value="-0.0019909949125" calcext:value-type="float">
            <text:p>-0.0019909949</text:p>
          </table:table-cell>
          <table:table-cell table:formula="of:=AVERAGE([.H14];[.P14];[.X14];[.AF14];[.AN14];[.AV14];[.BD14];[.BL14])" office:value-type="float" office:value="-0.0267732430516667" calcext:value-type="float">
            <text:p>-0.026773243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" table:formula="of:=STDEV([.C14];[.K14];[.S14];[.AA14];[.AI14];[.AQ14];[.AY14];[.BG14])" office:value-type="float" office:value="0.0125856565982017" calcext:value-type="float">
            <text:p>0.0125856566</text:p>
          </table:table-cell>
          <table:table-cell table:style-name="ce2" table:formula="of:=STDEV([.D14];[.L14];[.T14];[.AB14];[.AJ14];[.AR14];[.AZ14];[.BH14])" office:value-type="float" office:value="0.00622065119228514" calcext:value-type="float">
            <text:p>0.0062206512</text:p>
          </table:table-cell>
          <table:table-cell table:style-name="ce2" table:formula="of:=STDEV([.E14];[.M14];[.U14];[.AC14];[.AK14];[.AS14];[.BA14];[.BI14])" office:value-type="float" office:value="0.01041392319322" calcext:value-type="float">
            <text:p>0.0104139232</text:p>
          </table:table-cell>
          <table:table-cell table:style-name="ce2" table:formula="of:=STDEV([.F14];[.N14];[.V14];[.AD14];[.AL14];[.AT14];[.BB14];[.BJ14])" office:value-type="float" office:value="0.00806756106314832" calcext:value-type="float">
            <text:p>0.0080675611</text:p>
          </table:table-cell>
          <table:table-cell table:style-name="ce2" table:formula="of:=STDEV([.G14];[.O14];[.W14];[.AE14];[.AM14];[.AU14];[.BC14];[.BK14])" office:value-type="float" office:value="0.00537171015430369" calcext:value-type="float">
            <text:p>0.0053717102</text:p>
          </table:table-cell>
          <table:table-cell table:style-name="ce2" table:formula="of:=STDEV([.H14];[.P14];[.X14];[.AF14];[.AN14];[.AV14];[.BD14];[.BL14])" office:value-type="float" office:value="0.0060277456254624" calcext:value-type="float">
            <text:p>0.006027745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0457235" calcext:value-type="float">
            <text:p>0.0457235</text:p>
          </table:table-cell>
          <table:table-cell office:value-type="float" office:value="0.0183442" calcext:value-type="float">
            <text:p>0.0183442</text:p>
          </table:table-cell>
          <table:table-cell office:value-type="float" office:value="0.0512954" calcext:value-type="float">
            <text:p>0.0512954</text:p>
          </table:table-cell>
          <table:table-cell office:value-type="float" office:value="-0.032673" calcext:value-type="float">
            <text:p>-0.032673</text:p>
          </table:table-cell>
          <table:table-cell office:value-type="float" office:value="-0.00959039" calcext:value-type="float">
            <text:p>-0.00959039</text:p>
          </table:table-cell>
          <table:table-cell office:value-type="float" office:value="-0.034384768" calcext:value-type="float">
            <text:p>-0.03438476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309717" calcext:value-type="float">
            <text:p>0.0309717</text:p>
          </table:table-cell>
          <table:table-cell office:value-type="float" office:value="0.000364204" calcext:value-type="float">
            <text:p>0.000364204</text:p>
          </table:table-cell>
          <table:table-cell office:value-type="float" office:value="0.0361961" calcext:value-type="float">
            <text:p>0.0361961</text:p>
          </table:table-cell>
          <table:table-cell office:value-type="float" office:value="-0.0203986" calcext:value-type="float">
            <text:p>-0.0203986</text:p>
          </table:table-cell>
          <table:table-cell office:value-type="float" office:value="0.00259419" calcext:value-type="float">
            <text:p>0.00259419</text:p>
          </table:table-cell>
          <table:table-cell office:value-type="float" office:value="-0.0219824" calcext:value-type="float">
            <text:p>-0.021982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405426" calcext:value-type="float">
            <text:p>0.0405426</text:p>
          </table:table-cell>
          <table:table-cell office:value-type="float" office:value="-0.000510388" calcext:value-type="float">
            <text:p>-0.000510388</text:p>
          </table:table-cell>
          <table:table-cell office:value-type="float" office:value="0.0307013" calcext:value-type="float">
            <text:p>0.0307013</text:p>
          </table:table-cell>
          <table:table-cell office:value-type="float" office:value="-0.0322424" calcext:value-type="float">
            <text:p>-0.0322424</text:p>
          </table:table-cell>
          <table:table-cell office:value-type="float" office:value="0.0052507" calcext:value-type="float">
            <text:p>0.0052507</text:p>
          </table:table-cell>
          <table:table-cell office:value-type="float" office:value="-0.0323703466666667" calcext:value-type="float">
            <text:p>-0.032370346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381749" calcext:value-type="float">
            <text:p>0.0381749</text:p>
          </table:table-cell>
          <table:table-cell office:value-type="float" office:value="0.0222484" calcext:value-type="float">
            <text:p>0.0222484</text:p>
          </table:table-cell>
          <table:table-cell office:value-type="float" office:value="0.026451" calcext:value-type="float">
            <text:p>0.026451</text:p>
          </table:table-cell>
          <table:table-cell office:value-type="float" office:value="-0.017029" calcext:value-type="float">
            <text:p>-0.017029</text:p>
          </table:table-cell>
          <table:table-cell office:value-type="float" office:value="-0.00857149" calcext:value-type="float">
            <text:p>-0.00857149</text:p>
          </table:table-cell>
          <table:table-cell office:value-type="float" office:value="-0.0191810432" calcext:value-type="float">
            <text:p>-0.019181043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386247" calcext:value-type="float">
            <text:p>0.0386247</text:p>
          </table:table-cell>
          <table:table-cell office:value-type="float" office:value="0.0103199" calcext:value-type="float">
            <text:p>0.0103199</text:p>
          </table:table-cell>
          <table:table-cell office:value-type="float" office:value="0.0294852" calcext:value-type="float">
            <text:p>0.0294852</text:p>
          </table:table-cell>
          <table:table-cell office:value-type="float" office:value="-0.0350199" calcext:value-type="float">
            <text:p>-0.0350199</text:p>
          </table:table-cell>
          <table:table-cell office:value-type="float" office:value="-0.00311256" calcext:value-type="float">
            <text:p>-0.00311256</text:p>
          </table:table-cell>
          <table:table-cell office:value-type="float" office:value="-0.0281066368" calcext:value-type="float">
            <text:p>-0.028106636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542201" calcext:value-type="float">
            <text:p>0.0542201</text:p>
          </table:table-cell>
          <table:table-cell office:value-type="float" office:value="0.00951591" calcext:value-type="float">
            <text:p>0.00951591</text:p>
          </table:table-cell>
          <table:table-cell office:value-type="float" office:value="0.026785" calcext:value-type="float">
            <text:p>0.026785</text:p>
          </table:table-cell>
          <table:table-cell office:value-type="float" office:value="-0.03835672" calcext:value-type="float">
            <text:p>-0.03835672</text:p>
          </table:table-cell>
          <table:table-cell office:value-type="float" office:value="-0.00684348" calcext:value-type="float">
            <text:p>-0.00684348</text:p>
          </table:table-cell>
          <table:table-cell office:value-type="float" office:value="-0.0233635072" calcext:value-type="float">
            <text:p>-0.023363507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555107" calcext:value-type="float">
            <text:p>0.0555107</text:p>
          </table:table-cell>
          <table:table-cell office:value-type="float" office:value="0.0180162" calcext:value-type="float">
            <text:p>0.0180162</text:p>
          </table:table-cell>
          <table:table-cell office:value-type="float" office:value="0.0370984" calcext:value-type="float">
            <text:p>0.0370984</text:p>
          </table:table-cell>
          <table:table-cell office:value-type="float" office:value="-0.0364034" calcext:value-type="float">
            <text:p>-0.0364034</text:p>
          </table:table-cell>
          <table:table-cell office:value-type="float" office:value="0.0021387" calcext:value-type="float">
            <text:p>0.0021387</text:p>
          </table:table-cell>
          <table:table-cell office:value-type="float" office:value="-0.00434429952" calcext:value-type="float">
            <text:p>-0.004344299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606178" calcext:value-type="float">
            <text:p>0.0606178</text:p>
          </table:table-cell>
          <table:table-cell office:value-type="float" office:value="0.00312193" calcext:value-type="float">
            <text:p>0.00312193</text:p>
          </table:table-cell>
          <table:table-cell office:value-type="float" office:value="0.0521063" calcext:value-type="float">
            <text:p>0.0521063</text:p>
          </table:table-cell>
          <table:table-cell office:value-type="float" office:value="-0.0262112" calcext:value-type="float">
            <text:p>-0.0262112</text:p>
          </table:table-cell>
          <table:table-cell office:value-type="float" office:value="-0.0100374" calcext:value-type="float">
            <text:p>-0.0100374</text:p>
          </table:table-cell>
          <table:table-cell office:value-type="float" office:value="-0.0356559104" calcext:value-type="float">
            <text:p>-0.035655910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0.00444592" calcext:value-type="float">
            <text:p>-0.00444592</text:p>
          </table:table-cell>
          <table:table-cell office:value-type="float" office:value="-0.00427201" calcext:value-type="float">
            <text:p>-0.00427201</text:p>
          </table:table-cell>
          <table:table-cell office:value-type="float" office:value="-0.00832037" calcext:value-type="float">
            <text:p>-0.00832037</text:p>
          </table:table-cell>
          <table:table-cell office:value-type="float" office:value="0.00399828" calcext:value-type="float">
            <text:p>0.00399828</text:p>
          </table:table-cell>
          <table:table-cell office:value-type="float" office:value="-0.00120897" calcext:value-type="float">
            <text:p>-0.00120897</text:p>
          </table:table-cell>
          <table:table-cell office:value-type="float" office:value="-0.0340343168" calcext:value-type="float">
            <text:p>-0.0340343168</text:p>
          </table:table-cell>
          <table:table-cell/>
          <table:table-cell table:formula="of:=AVERAGE([.B15];[.J15];[.R15];[.Z15];[.AH15];[.AP15];[.AX15];[.BF15])" office:value-type="float" office:value="12" calcext:value-type="float">
            <text:p>12</text:p>
          </table:table-cell>
          <table:table-cell table:formula="of:=AVERAGE([.C15];[.K15];[.S15];[.AA15];[.AI15];[.AQ15];[.AY15];[.BG15])" office:value-type="float" office:value="0.04554825" calcext:value-type="float">
            <text:p>0.04554825</text:p>
          </table:table-cell>
          <table:table-cell table:formula="of:=AVERAGE([.D15];[.L15];[.T15];[.AB15];[.AJ15];[.AR15];[.AZ15];[.BH15])" office:value-type="float" office:value="0.0101775445" calcext:value-type="float">
            <text:p>0.0101775445</text:p>
          </table:table-cell>
          <table:table-cell table:formula="of:=AVERAGE([.E15];[.M15];[.U15];[.AC15];[.AK15];[.AS15];[.BA15];[.BI15])" office:value-type="float" office:value="0.0362648375" calcext:value-type="float">
            <text:p>0.0362648375</text:p>
          </table:table-cell>
          <table:table-cell table:formula="of:=AVERAGE([.F15];[.N15];[.V15];[.AD15];[.AL15];[.AT15];[.BB15];[.BJ15])" office:value-type="float" office:value="-0.0297917775" calcext:value-type="float">
            <text:p>-0.0297917775</text:p>
          </table:table-cell>
          <table:table-cell table:formula="of:=AVERAGE([.G15];[.O15];[.W15];[.AE15];[.AM15];[.AU15];[.BC15];[.BK15])" office:value-type="float" office:value="-0.00352146625" calcext:value-type="float">
            <text:p>-0.0035214663</text:p>
          </table:table-cell>
          <table:table-cell table:formula="of:=AVERAGE([.H15];[.P15];[.X15];[.AF15];[.AN15];[.AV15];[.BD15];[.BL15])" office:value-type="float" office:value="-0.0249236139733333" calcext:value-type="float">
            <text:p>-0.024923614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" table:formula="of:=STDEV([.C15];[.K15];[.S15];[.AA15];[.AI15];[.AQ15];[.AY15];[.BG15])" office:value-type="float" office:value="0.0102915195243462" calcext:value-type="float">
            <text:p>0.0102915195</text:p>
          </table:table-cell>
          <table:table-cell table:style-name="ce2" table:formula="of:=STDEV([.D15];[.L15];[.T15];[.AB15];[.AJ15];[.AR15];[.AZ15];[.BH15])" office:value-type="float" office:value="0.00873921873568732" calcext:value-type="float">
            <text:p>0.0087392187</text:p>
          </table:table-cell>
          <table:table-cell table:style-name="ce2" table:formula="of:=STDEV([.E15];[.M15];[.U15];[.AC15];[.AK15];[.AS15];[.BA15];[.BI15])" office:value-type="float" office:value="0.0102863602763129" calcext:value-type="float">
            <text:p>0.0102863603</text:p>
          </table:table-cell>
          <table:table-cell table:style-name="ce2" table:formula="of:=STDEV([.F15];[.N15];[.V15];[.AD15];[.AL15];[.AT15];[.BB15];[.BJ15])" office:value-type="float" office:value="0.00777039122946246" calcext:value-type="float">
            <text:p>0.0077703912</text:p>
          </table:table-cell>
          <table:table-cell table:style-name="ce2" table:formula="of:=STDEV([.G15];[.O15];[.W15];[.AE15];[.AM15];[.AU15];[.BC15];[.BK15])" office:value-type="float" office:value="0.00612237794293767" calcext:value-type="float">
            <text:p>0.0061223779</text:p>
          </table:table-cell>
          <table:table-cell table:style-name="ce2" table:formula="of:=STDEV([.H15];[.P15];[.X15];[.AF15];[.AN15];[.AV15];[.BD15];[.BL15])" office:value-type="float" office:value="0.0102668054529721" calcext:value-type="float">
            <text:p>0.010266805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0468331" calcext:value-type="float">
            <text:p>0.0468331</text:p>
          </table:table-cell>
          <table:table-cell office:value-type="float" office:value="0.018128" calcext:value-type="float">
            <text:p>0.018128</text:p>
          </table:table-cell>
          <table:table-cell office:value-type="float" office:value="0.0539933" calcext:value-type="float">
            <text:p>0.0539933</text:p>
          </table:table-cell>
          <table:table-cell office:value-type="float" office:value="-0.030285" calcext:value-type="float">
            <text:p>-0.030285</text:p>
          </table:table-cell>
          <table:table-cell office:value-type="float" office:value="-0.0112293" calcext:value-type="float">
            <text:p>-0.0112293</text:p>
          </table:table-cell>
          <table:table-cell office:value-type="float" office:value="-0.0331330428" calcext:value-type="float">
            <text:p>-0.033133042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32389" calcext:value-type="float">
            <text:p>0.032389</text:p>
          </table:table-cell>
          <table:table-cell office:value-type="float" office:value="-0.000665604" calcext:value-type="float">
            <text:p>-0.000665604</text:p>
          </table:table-cell>
          <table:table-cell office:value-type="float" office:value="0.0329192" calcext:value-type="float">
            <text:p>0.0329192</text:p>
          </table:table-cell>
          <table:table-cell office:value-type="float" office:value="-0.0233116" calcext:value-type="float">
            <text:p>-0.0233116</text:p>
          </table:table-cell>
          <table:table-cell office:value-type="float" office:value="0.00180218" calcext:value-type="float">
            <text:p>0.00180218</text:p>
          </table:table-cell>
          <table:table-cell office:value-type="float" office:value="-0.0206792388" calcext:value-type="float">
            <text:p>-0.020679238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436532" calcext:value-type="float">
            <text:p>0.0436532</text:p>
          </table:table-cell>
          <table:table-cell office:value-type="float" office:value="0.0013504" calcext:value-type="float">
            <text:p>0.0013504</text:p>
          </table:table-cell>
          <table:table-cell office:value-type="float" office:value="0.0292554" calcext:value-type="float">
            <text:p>0.0292554</text:p>
          </table:table-cell>
          <table:table-cell office:value-type="float" office:value="-0.0386535" calcext:value-type="float">
            <text:p>-0.0386535</text:p>
          </table:table-cell>
          <table:table-cell office:value-type="float" office:value="-0.001621345" calcext:value-type="float">
            <text:p>-0.001621345</text:p>
          </table:table-cell>
          <table:table-cell office:value-type="float" office:value="-0.04476934" calcext:value-type="float">
            <text:p>-0.0447693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441429" calcext:value-type="float">
            <text:p>0.0441429</text:p>
          </table:table-cell>
          <table:table-cell office:value-type="float" office:value="0.0205055" calcext:value-type="float">
            <text:p>0.0205055</text:p>
          </table:table-cell>
          <table:table-cell office:value-type="float" office:value="0.0249077" calcext:value-type="float">
            <text:p>0.0249077</text:p>
          </table:table-cell>
          <table:table-cell office:value-type="float" office:value="-0.02575365" calcext:value-type="float">
            <text:p>-0.02575365</text:p>
          </table:table-cell>
          <table:table-cell office:value-type="float" office:value="-0.00931696" calcext:value-type="float">
            <text:p>-0.00931696</text:p>
          </table:table-cell>
          <table:table-cell office:value-type="float" office:value="-0.02063655" calcext:value-type="float">
            <text:p>-0.0206365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330196" calcext:value-type="float">
            <text:p>0.0330196</text:p>
          </table:table-cell>
          <table:table-cell office:value-type="float" office:value="0.00716337" calcext:value-type="float">
            <text:p>0.00716337</text:p>
          </table:table-cell>
          <table:table-cell office:value-type="float" office:value="0.0245466" calcext:value-type="float">
            <text:p>0.0245466</text:p>
          </table:table-cell>
          <table:table-cell office:value-type="float" office:value="-0.0341489" calcext:value-type="float">
            <text:p>-0.0341489</text:p>
          </table:table-cell>
          <table:table-cell office:value-type="float" office:value="-0.00466217" calcext:value-type="float">
            <text:p>-0.00466217</text:p>
          </table:table-cell>
          <table:table-cell office:value-type="float" office:value="-0.0306623196" calcext:value-type="float">
            <text:p>-0.030662319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569404" calcext:value-type="float">
            <text:p>0.0569404</text:p>
          </table:table-cell>
          <table:table-cell office:value-type="float" office:value="0.00887884" calcext:value-type="float">
            <text:p>0.00887884</text:p>
          </table:table-cell>
          <table:table-cell office:value-type="float" office:value="0.0278374" calcext:value-type="float">
            <text:p>0.0278374</text:p>
          </table:table-cell>
          <table:table-cell office:value-type="float" office:value="-0.04000776" calcext:value-type="float">
            <text:p>-0.04000776</text:p>
          </table:table-cell>
          <table:table-cell office:value-type="float" office:value="-0.00659284" calcext:value-type="float">
            <text:p>-0.00659284</text:p>
          </table:table-cell>
          <table:table-cell office:value-type="float" office:value="-0.0232013628" calcext:value-type="float">
            <text:p>-0.023201362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580918" calcext:value-type="float">
            <text:p>0.0580918</text:p>
          </table:table-cell>
          <table:table-cell office:value-type="float" office:value="0.0160953" calcext:value-type="float">
            <text:p>0.0160953</text:p>
          </table:table-cell>
          <table:table-cell office:value-type="float" office:value="0.0375764" calcext:value-type="float">
            <text:p>0.0375764</text:p>
          </table:table-cell>
          <table:table-cell office:value-type="float" office:value="-0.034979" calcext:value-type="float">
            <text:p>-0.034979</text:p>
          </table:table-cell>
          <table:table-cell office:value-type="float" office:value="0.000720998" calcext:value-type="float">
            <text:p>0.000720998</text:p>
          </table:table-cell>
          <table:table-cell office:value-type="float" office:value="-0.01271798088" calcext:value-type="float">
            <text:p>-0.012717980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642606" calcext:value-type="float">
            <text:p>0.0642606</text:p>
          </table:table-cell>
          <table:table-cell office:value-type="float" office:value="0.0023173" calcext:value-type="float">
            <text:p>0.0023173</text:p>
          </table:table-cell>
          <table:table-cell office:value-type="float" office:value="0.055364" calcext:value-type="float">
            <text:p>0.055364</text:p>
          </table:table-cell>
          <table:table-cell office:value-type="float" office:value="-0.03562825" calcext:value-type="float">
            <text:p>-0.03562825</text:p>
          </table:table-cell>
          <table:table-cell office:value-type="float" office:value="-0.0098709" calcext:value-type="float">
            <text:p>-0.0098709</text:p>
          </table:table-cell>
          <table:table-cell office:value-type="float" office:value="-0.04146186" calcext:value-type="float">
            <text:p>-0.0414618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0142653" calcext:value-type="float">
            <text:p>0.00142653</text:p>
          </table:table-cell>
          <table:table-cell office:value-type="float" office:value="-0.0027036" calcext:value-type="float">
            <text:p>-0.0027036</text:p>
          </table:table-cell>
          <table:table-cell office:value-type="float" office:value="-0.0115259" calcext:value-type="float">
            <text:p>-0.0115259</text:p>
          </table:table-cell>
          <table:table-cell office:value-type="float" office:value="-0.00105209" calcext:value-type="float">
            <text:p>-0.00105209</text:p>
          </table:table-cell>
          <table:table-cell office:value-type="float" office:value="0.00134025" calcext:value-type="float">
            <text:p>0.00134025</text:p>
          </table:table-cell>
          <table:table-cell office:value-type="float" office:value="-0.0306432984" calcext:value-type="float">
            <text:p>-0.0306432984</text:p>
          </table:table-cell>
          <table:table-cell/>
          <table:table-cell table:formula="of:=AVERAGE([.B16];[.J16];[.R16];[.Z16];[.AH16];[.AP16];[.AX16];[.BF16])" office:value-type="float" office:value="13" calcext:value-type="float">
            <text:p>13</text:p>
          </table:table-cell>
          <table:table-cell table:formula="of:=AVERAGE([.C16];[.K16];[.S16];[.AA16];[.AI16];[.AQ16];[.AY16];[.BG16])" office:value-type="float" office:value="0.047416325" calcext:value-type="float">
            <text:p>0.047416325</text:p>
          </table:table-cell>
          <table:table-cell table:formula="of:=AVERAGE([.D16];[.L16];[.T16];[.AB16];[.AJ16];[.AR16];[.AZ16];[.BH16])" office:value-type="float" office:value="0.00922163825" calcext:value-type="float">
            <text:p>0.0092216383</text:p>
          </table:table-cell>
          <table:table-cell table:formula="of:=AVERAGE([.E16];[.M16];[.U16];[.AC16];[.AK16];[.AS16];[.BA16];[.BI16])" office:value-type="float" office:value="0.0358" calcext:value-type="float">
            <text:p>0.0358</text:p>
          </table:table-cell>
          <table:table-cell table:formula="of:=AVERAGE([.F16];[.N16];[.V16];[.AD16];[.AL16];[.AT16];[.BB16];[.BJ16])" office:value-type="float" office:value="-0.0328459575" calcext:value-type="float">
            <text:p>-0.0328459575</text:p>
          </table:table-cell>
          <table:table-cell table:formula="of:=AVERAGE([.G16];[.O16];[.W16];[.AE16];[.AM16];[.AU16];[.BC16];[.BK16])" office:value-type="float" office:value="-0.005096292125" calcext:value-type="float">
            <text:p>-0.0050962921</text:p>
          </table:table-cell>
          <table:table-cell table:formula="of:=AVERAGE([.H16];[.P16];[.X16];[.AF16];[.AN16];[.AV16];[.BD16];[.BL16])" office:value-type="float" office:value="-0.02840771186" calcext:value-type="float">
            <text:p>-0.0284077119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" table:formula="of:=STDEV([.C16];[.K16];[.S16];[.AA16];[.AI16];[.AQ16];[.AY16];[.BG16])" office:value-type="float" office:value="0.0116294339079461" calcext:value-type="float">
            <text:p>0.0116294339</text:p>
          </table:table-cell>
          <table:table-cell table:style-name="ce2" table:formula="of:=STDEV([.D16];[.L16];[.T16];[.AB16];[.AJ16];[.AR16];[.AZ16];[.BH16])" office:value-type="float" office:value="0.00815592560978486" calcext:value-type="float">
            <text:p>0.0081559256</text:p>
          </table:table-cell>
          <table:table-cell table:style-name="ce2" table:formula="of:=STDEV([.E16];[.M16];[.U16];[.AC16];[.AK16];[.AS16];[.BA16];[.BI16])" office:value-type="float" office:value="0.012402285879512" calcext:value-type="float">
            <text:p>0.0124022859</text:p>
          </table:table-cell>
          <table:table-cell table:style-name="ce2" table:formula="of:=STDEV([.F16];[.N16];[.V16];[.AD16];[.AL16];[.AT16];[.BB16];[.BJ16])" office:value-type="float" office:value="0.00593742305680251" calcext:value-type="float">
            <text:p>0.0059374231</text:p>
          </table:table-cell>
          <table:table-cell table:style-name="ce2" table:formula="of:=STDEV([.G16];[.O16];[.W16];[.AE16];[.AM16];[.AU16];[.BC16];[.BK16])" office:value-type="float" office:value="0.00498795492600257" calcext:value-type="float">
            <text:p>0.0049879549</text:p>
          </table:table-cell>
          <table:table-cell table:style-name="ce2" table:formula="of:=STDEV([.H16];[.P16];[.X16];[.AF16];[.AN16];[.AV16];[.BD16];[.BL16])" office:value-type="float" office:value="0.011077129907151" calcext:value-type="float">
            <text:p>0.0110771299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0433314" calcext:value-type="float">
            <text:p>0.0433314</text:p>
          </table:table-cell>
          <table:table-cell office:value-type="float" office:value="0.0185545" calcext:value-type="float">
            <text:p>0.0185545</text:p>
          </table:table-cell>
          <table:table-cell office:value-type="float" office:value="0.0532462" calcext:value-type="float">
            <text:p>0.0532462</text:p>
          </table:table-cell>
          <table:table-cell office:value-type="float" office:value="-0.0287532" calcext:value-type="float">
            <text:p>-0.0287532</text:p>
          </table:table-cell>
          <table:table-cell office:value-type="float" office:value="-0.0137761" calcext:value-type="float">
            <text:p>-0.0137761</text:p>
          </table:table-cell>
          <table:table-cell office:value-type="float" office:value="-0.0303267624" calcext:value-type="float">
            <text:p>-0.030326762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334454" calcext:value-type="float">
            <text:p>0.0334454</text:p>
          </table:table-cell>
          <table:table-cell office:value-type="float" office:value="0.000891995" calcext:value-type="float">
            <text:p>0.000891995</text:p>
          </table:table-cell>
          <table:table-cell office:value-type="float" office:value="0.0350145" calcext:value-type="float">
            <text:p>0.0350145</text:p>
          </table:table-cell>
          <table:table-cell office:value-type="float" office:value="-0.0323794" calcext:value-type="float">
            <text:p>-0.0323794</text:p>
          </table:table-cell>
          <table:table-cell office:value-type="float" office:value="0.000496526" calcext:value-type="float">
            <text:p>0.000496526</text:p>
          </table:table-cell>
          <table:table-cell office:value-type="float" office:value="-0.0202278648" calcext:value-type="float">
            <text:p>-0.020227864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439183" calcext:value-type="float">
            <text:p>0.0439183</text:p>
          </table:table-cell>
          <table:table-cell office:value-type="float" office:value="0.00231306" calcext:value-type="float">
            <text:p>0.00231306</text:p>
          </table:table-cell>
          <table:table-cell office:value-type="float" office:value="0.0290528" calcext:value-type="float">
            <text:p>0.0290528</text:p>
          </table:table-cell>
          <table:table-cell office:value-type="float" office:value="-0.0405687" calcext:value-type="float">
            <text:p>-0.0405687</text:p>
          </table:table-cell>
          <table:table-cell office:value-type="float" office:value="-0.00332553" calcext:value-type="float">
            <text:p>-0.00332553</text:p>
          </table:table-cell>
          <table:table-cell office:value-type="float" office:value="-0.0628533066666667" calcext:value-type="float">
            <text:p>-0.062853306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458304" calcext:value-type="float">
            <text:p>0.0458304</text:p>
          </table:table-cell>
          <table:table-cell office:value-type="float" office:value="0.0186211" calcext:value-type="float">
            <text:p>0.0186211</text:p>
          </table:table-cell>
          <table:table-cell office:value-type="float" office:value="0.0239962" calcext:value-type="float">
            <text:p>0.0239962</text:p>
          </table:table-cell>
          <table:table-cell office:value-type="float" office:value="-0.0433510245" calcext:value-type="float">
            <text:p>-0.0433510245</text:p>
          </table:table-cell>
          <table:table-cell office:value-type="float" office:value="-0.0127469" calcext:value-type="float">
            <text:p>-0.0127469</text:p>
          </table:table-cell>
          <table:table-cell office:value-type="float" office:value="-0.0189992" calcext:value-type="float">
            <text:p>-0.018999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391525" calcext:value-type="float">
            <text:p>0.0391525</text:p>
          </table:table-cell>
          <table:table-cell office:value-type="float" office:value="0.00810118" calcext:value-type="float">
            <text:p>0.00810118</text:p>
          </table:table-cell>
          <table:table-cell office:value-type="float" office:value="0.026428" calcext:value-type="float">
            <text:p>0.026428</text:p>
          </table:table-cell>
          <table:table-cell office:value-type="float" office:value="-0.0362789" calcext:value-type="float">
            <text:p>-0.0362789</text:p>
          </table:table-cell>
          <table:table-cell office:value-type="float" office:value="-0.00311114" calcext:value-type="float">
            <text:p>-0.00311114</text:p>
          </table:table-cell>
          <table:table-cell office:value-type="float" office:value="-0.0339886712" calcext:value-type="float">
            <text:p>-0.033988671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553957" calcext:value-type="float">
            <text:p>0.0553957</text:p>
          </table:table-cell>
          <table:table-cell office:value-type="float" office:value="0.00864136" calcext:value-type="float">
            <text:p>0.00864136</text:p>
          </table:table-cell>
          <table:table-cell office:value-type="float" office:value="0.0257405" calcext:value-type="float">
            <text:p>0.0257405</text:p>
          </table:table-cell>
          <table:table-cell office:value-type="float" office:value="-0.03884528" calcext:value-type="float">
            <text:p>-0.03884528</text:p>
          </table:table-cell>
          <table:table-cell office:value-type="float" office:value="-0.00921421" calcext:value-type="float">
            <text:p>-0.00921421</text:p>
          </table:table-cell>
          <table:table-cell office:value-type="float" office:value="-0.0230217944" calcext:value-type="float">
            <text:p>-0.023021794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557946" calcext:value-type="float">
            <text:p>0.0557946</text:p>
          </table:table-cell>
          <table:table-cell office:value-type="float" office:value="0.0110492" calcext:value-type="float">
            <text:p>0.0110492</text:p>
          </table:table-cell>
          <table:table-cell office:value-type="float" office:value="0.0372636" calcext:value-type="float">
            <text:p>0.0372636</text:p>
          </table:table-cell>
          <table:table-cell office:value-type="float" office:value="-0.0322224" calcext:value-type="float">
            <text:p>-0.0322224</text:p>
          </table:table-cell>
          <table:table-cell office:value-type="float" office:value="-0.00578648" calcext:value-type="float">
            <text:p>-0.00578648</text:p>
          </table:table-cell>
          <table:table-cell office:value-type="float" office:value="-0.01229152496" calcext:value-type="float">
            <text:p>-0.01229152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608268" calcext:value-type="float">
            <text:p>0.0608268</text:p>
          </table:table-cell>
          <table:table-cell office:value-type="float" office:value="0.00433204" calcext:value-type="float">
            <text:p>0.00433204</text:p>
          </table:table-cell>
          <table:table-cell office:value-type="float" office:value="0.0623518" calcext:value-type="float">
            <text:p>0.0623518</text:p>
          </table:table-cell>
          <table:table-cell office:value-type="float" office:value="-0.0431174" calcext:value-type="float">
            <text:p>-0.0431174</text:p>
          </table:table-cell>
          <table:table-cell office:value-type="float" office:value="-0.00640915" calcext:value-type="float">
            <text:p>-0.00640915</text:p>
          </table:table-cell>
          <table:table-cell office:value-type="float" office:value="-0.0381460552" calcext:value-type="float">
            <text:p>-0.038146055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0693577" calcext:value-type="float">
            <text:p>0.00693577</text:p>
          </table:table-cell>
          <table:table-cell office:value-type="float" office:value="-0.00226498" calcext:value-type="float">
            <text:p>-0.00226498</text:p>
          </table:table-cell>
          <table:table-cell office:value-type="float" office:value="-0.00937051" calcext:value-type="float">
            <text:p>-0.00937051</text:p>
          </table:table-cell>
          <table:table-cell office:value-type="float" office:value="-0.00851173" calcext:value-type="float">
            <text:p>-0.00851173</text:p>
          </table:table-cell>
          <table:table-cell office:value-type="float" office:value="-0.000418411" calcext:value-type="float">
            <text:p>-0.000418411</text:p>
          </table:table-cell>
          <table:table-cell office:value-type="float" office:value="-0.0379227024" calcext:value-type="float">
            <text:p>-0.0379227024</text:p>
          </table:table-cell>
          <table:table-cell/>
          <table:table-cell table:formula="of:=AVERAGE([.B17];[.J17];[.R17];[.Z17];[.AH17];[.AP17];[.AX17];[.BF17])" office:value-type="float" office:value="14" calcext:value-type="float">
            <text:p>14</text:p>
          </table:table-cell>
          <table:table-cell table:formula="of:=AVERAGE([.C17];[.K17];[.S17];[.AA17];[.AI17];[.AQ17];[.AY17];[.BG17])" office:value-type="float" office:value="0.0472118875" calcext:value-type="float">
            <text:p>0.0472118875</text:p>
          </table:table-cell>
          <table:table-cell table:formula="of:=AVERAGE([.D17];[.L17];[.T17];[.AB17];[.AJ17];[.AR17];[.AZ17];[.BH17])" office:value-type="float" office:value="0.009063054375" calcext:value-type="float">
            <text:p>0.0090630544</text:p>
          </table:table-cell>
          <table:table-cell table:formula="of:=AVERAGE([.E17];[.M17];[.U17];[.AC17];[.AK17];[.AS17];[.BA17];[.BI17])" office:value-type="float" office:value="0.0366367" calcext:value-type="float">
            <text:p>0.0366367</text:p>
          </table:table-cell>
          <table:table-cell table:formula="of:=AVERAGE([.F17];[.N17];[.V17];[.AD17];[.AL17];[.AT17];[.BB17];[.BJ17])" office:value-type="float" office:value="-0.0369395380625" calcext:value-type="float">
            <text:p>-0.0369395381</text:p>
          </table:table-cell>
          <table:table-cell table:formula="of:=AVERAGE([.G17];[.O17];[.W17];[.AE17];[.AM17];[.AU17];[.BC17];[.BK17])" office:value-type="float" office:value="-0.006734123" calcext:value-type="float">
            <text:p>-0.006734123</text:p>
          </table:table-cell>
          <table:table-cell table:formula="of:=AVERAGE([.H17];[.P17];[.X17];[.AF17];[.AN17];[.AV17];[.BD17];[.BL17])" office:value-type="float" office:value="-0.0299818974533333" calcext:value-type="float">
            <text:p>-0.0299818975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2" table:formula="of:=STDEV([.C17];[.K17];[.S17];[.AA17];[.AI17];[.AQ17];[.AY17];[.BG17])" office:value-type="float" office:value="0.00932192421743149" calcext:value-type="float">
            <text:p>0.0093219242</text:p>
          </table:table-cell>
          <table:table-cell table:style-name="ce2" table:formula="of:=STDEV([.D17];[.L17];[.T17];[.AB17];[.AJ17];[.AR17];[.AZ17];[.BH17])" office:value-type="float" office:value="0.00677392808086977" calcext:value-type="float">
            <text:p>0.0067739281</text:p>
          </table:table-cell>
          <table:table-cell table:style-name="ce2" table:formula="of:=STDEV([.E17];[.M17];[.U17];[.AC17];[.AK17];[.AS17];[.BA17];[.BI17])" office:value-type="float" office:value="0.0140428370368262" calcext:value-type="float">
            <text:p>0.014042837</text:p>
          </table:table-cell>
          <table:table-cell table:style-name="ce2" table:formula="of:=STDEV([.F17];[.N17];[.V17];[.AD17];[.AL17];[.AT17];[.BB17];[.BJ17])" office:value-type="float" office:value="0.00543237161219547" calcext:value-type="float">
            <text:p>0.0054323716</text:p>
          </table:table-cell>
          <table:table-cell table:style-name="ce2" table:formula="of:=STDEV([.G17];[.O17];[.W17];[.AE17];[.AM17];[.AU17];[.BC17];[.BK17])" office:value-type="float" office:value="0.00492695487777106" calcext:value-type="float">
            <text:p>0.0049269549</text:p>
          </table:table-cell>
          <table:table-cell table:style-name="ce2" table:formula="of:=STDEV([.H17];[.P17];[.X17];[.AF17];[.AN17];[.AV17];[.BD17];[.BL17])" office:value-type="float" office:value="0.0157684553681934" calcext:value-type="float">
            <text:p>0.015768455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0383808" calcext:value-type="float">
            <text:p>0.0383808</text:p>
          </table:table-cell>
          <table:table-cell office:value-type="float" office:value="0.0173119" calcext:value-type="float">
            <text:p>0.0173119</text:p>
          </table:table-cell>
          <table:table-cell office:value-type="float" office:value="0.0499216" calcext:value-type="float">
            <text:p>0.0499216</text:p>
          </table:table-cell>
          <table:table-cell office:value-type="float" office:value="-0.0293327" calcext:value-type="float">
            <text:p>-0.0293327</text:p>
          </table:table-cell>
          <table:table-cell office:value-type="float" office:value="-0.0153116" calcext:value-type="float">
            <text:p>-0.0153116</text:p>
          </table:table-cell>
          <table:table-cell office:value-type="float" office:value="-0.03166779" calcext:value-type="float">
            <text:p>-0.0316677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318736" calcext:value-type="float">
            <text:p>0.0318736</text:p>
          </table:table-cell>
          <table:table-cell office:value-type="float" office:value="0.00187904" calcext:value-type="float">
            <text:p>0.00187904</text:p>
          </table:table-cell>
          <table:table-cell office:value-type="float" office:value="0.0347369" calcext:value-type="float">
            <text:p>0.0347369</text:p>
          </table:table-cell>
          <table:table-cell office:value-type="float" office:value="-0.035927" calcext:value-type="float">
            <text:p>-0.035927</text:p>
          </table:table-cell>
          <table:table-cell office:value-type="float" office:value="-0.00171722" calcext:value-type="float">
            <text:p>-0.00171722</text:p>
          </table:table-cell>
          <table:table-cell office:value-type="float" office:value="-0.01628319" calcext:value-type="float">
            <text:p>-0.0162831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442305" calcext:value-type="float">
            <text:p>0.0442305</text:p>
          </table:table-cell>
          <table:table-cell office:value-type="float" office:value="0.00352395" calcext:value-type="float">
            <text:p>0.00352395</text:p>
          </table:table-cell>
          <table:table-cell office:value-type="float" office:value="0.0304434" calcext:value-type="float">
            <text:p>0.0304434</text:p>
          </table:table-cell>
          <table:table-cell office:value-type="float" office:value="-0.0423813" calcext:value-type="float">
            <text:p>-0.0423813</text:p>
          </table:table-cell>
          <table:table-cell office:value-type="float" office:value="-0.003543505" calcext:value-type="float">
            <text:p>-0.003543505</text:p>
          </table:table-cell>
          <table:table-cell office:value-type="float" office:value="-0.0482055" calcext:value-type="float">
            <text:p>-0.048205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389198" calcext:value-type="float">
            <text:p>0.0389198</text:p>
          </table:table-cell>
          <table:table-cell office:value-type="float" office:value="0.0169587" calcext:value-type="float">
            <text:p>0.0169587</text:p>
          </table:table-cell>
          <table:table-cell office:value-type="float" office:value="0.0214241" calcext:value-type="float">
            <text:p>0.0214241</text:p>
          </table:table-cell>
          <table:table-cell office:value-type="float" office:value="-0.0529881" calcext:value-type="float">
            <text:p>-0.0529881</text:p>
          </table:table-cell>
          <table:table-cell office:value-type="float" office:value="-0.0126704" calcext:value-type="float">
            <text:p>-0.0126704</text:p>
          </table:table-cell>
          <table:table-cell office:value-type="float" office:value="-0.0089206656" calcext:value-type="float">
            <text:p>-0.008920665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420917" calcext:value-type="float">
            <text:p>0.0420917</text:p>
          </table:table-cell>
          <table:table-cell office:value-type="float" office:value="0.00662446" calcext:value-type="float">
            <text:p>0.00662446</text:p>
          </table:table-cell>
          <table:table-cell office:value-type="float" office:value="0.0271592" calcext:value-type="float">
            <text:p>0.0271592</text:p>
          </table:table-cell>
          <table:table-cell office:value-type="float" office:value="-0.0361028" calcext:value-type="float">
            <text:p>-0.0361028</text:p>
          </table:table-cell>
          <table:table-cell office:value-type="float" office:value="-0.000337721" calcext:value-type="float">
            <text:p>-0.000337721</text:p>
          </table:table-cell>
          <table:table-cell office:value-type="float" office:value="-0.031689966" calcext:value-type="float">
            <text:p>-0.03168996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532393" calcext:value-type="float">
            <text:p>0.0532393</text:p>
          </table:table-cell>
          <table:table-cell office:value-type="float" office:value="0.00771254" calcext:value-type="float">
            <text:p>0.00771254</text:p>
          </table:table-cell>
          <table:table-cell office:value-type="float" office:value="0.0218895" calcext:value-type="float">
            <text:p>0.0218895</text:p>
          </table:table-cell>
          <table:table-cell office:value-type="float" office:value="-0.0382916" calcext:value-type="float">
            <text:p>-0.0382916</text:p>
          </table:table-cell>
          <table:table-cell office:value-type="float" office:value="-0.0115043" calcext:value-type="float">
            <text:p>-0.0115043</text:p>
          </table:table-cell>
          <table:table-cell office:value-type="float" office:value="-0.023423862" calcext:value-type="float">
            <text:p>-0.02342386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528462" calcext:value-type="float">
            <text:p>0.0528462</text:p>
          </table:table-cell>
          <table:table-cell office:value-type="float" office:value="0.00898813" calcext:value-type="float">
            <text:p>0.00898813</text:p>
          </table:table-cell>
          <table:table-cell office:value-type="float" office:value="0.0409354" calcext:value-type="float">
            <text:p>0.0409354</text:p>
          </table:table-cell>
          <table:table-cell office:value-type="float" office:value="-0.0324995" calcext:value-type="float">
            <text:p>-0.0324995</text:p>
          </table:table-cell>
          <table:table-cell office:value-type="float" office:value="-0.0092181" calcext:value-type="float">
            <text:p>-0.0092181</text:p>
          </table:table-cell>
          <table:table-cell office:value-type="float" office:value="-0.026287492" calcext:value-type="float">
            <text:p>-0.02628749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514469" calcext:value-type="float">
            <text:p>0.0514469</text:p>
          </table:table-cell>
          <table:table-cell office:value-type="float" office:value="0.00662316" calcext:value-type="float">
            <text:p>0.00662316</text:p>
          </table:table-cell>
          <table:table-cell office:value-type="float" office:value="0.0643555" calcext:value-type="float">
            <text:p>0.0643555</text:p>
          </table:table-cell>
          <table:table-cell office:value-type="float" office:value="-0.04653235" calcext:value-type="float">
            <text:p>-0.04653235</text:p>
          </table:table-cell>
          <table:table-cell office:value-type="float" office:value="0.00264468" calcext:value-type="float">
            <text:p>0.00264468</text:p>
          </table:table-cell>
          <table:table-cell office:value-type="float" office:value="-0.040490758" calcext:value-type="float">
            <text:p>-0.04049075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120544" calcext:value-type="float">
            <text:p>0.0120544</text:p>
          </table:table-cell>
          <table:table-cell office:value-type="float" office:value="-0.00293956" calcext:value-type="float">
            <text:p>-0.00293956</text:p>
          </table:table-cell>
          <table:table-cell office:value-type="float" office:value="-0.00218035" calcext:value-type="float">
            <text:p>-0.00218035</text:p>
          </table:table-cell>
          <table:table-cell office:value-type="float" office:value="-0.019609" calcext:value-type="float">
            <text:p>-0.019609</text:p>
          </table:table-cell>
          <table:table-cell office:value-type="float" office:value="-0.00290661" calcext:value-type="float">
            <text:p>-0.00290661</text:p>
          </table:table-cell>
          <table:table-cell office:value-type="float" office:value="-0.059366384" calcext:value-type="float">
            <text:p>-0.059366384</text:p>
          </table:table-cell>
          <table:table-cell/>
          <table:table-cell table:formula="of:=AVERAGE([.B18];[.J18];[.R18];[.Z18];[.AH18];[.AP18];[.AX18];[.BF18])" office:value-type="float" office:value="15" calcext:value-type="float">
            <text:p>15</text:p>
          </table:table-cell>
          <table:table-cell table:formula="of:=AVERAGE([.C18];[.K18];[.S18];[.AA18];[.AI18];[.AQ18];[.AY18];[.BG18])" office:value-type="float" office:value="0.0441286" calcext:value-type="float">
            <text:p>0.0441286</text:p>
          </table:table-cell>
          <table:table-cell table:formula="of:=AVERAGE([.D18];[.L18];[.T18];[.AB18];[.AJ18];[.AR18];[.AZ18];[.BH18])" office:value-type="float" office:value="0.008702735" calcext:value-type="float">
            <text:p>0.008702735</text:p>
          </table:table-cell>
          <table:table-cell table:formula="of:=AVERAGE([.E18];[.M18];[.U18];[.AC18];[.AK18];[.AS18];[.BA18];[.BI18])" office:value-type="float" office:value="0.0363582" calcext:value-type="float">
            <text:p>0.0363582</text:p>
          </table:table-cell>
          <table:table-cell table:formula="of:=AVERAGE([.F18];[.N18];[.V18];[.AD18];[.AL18];[.AT18];[.BB18];[.BJ18])" office:value-type="float" office:value="-0.03925691875" calcext:value-type="float">
            <text:p>-0.0392569188</text:p>
          </table:table-cell>
          <table:table-cell table:formula="of:=AVERAGE([.G18];[.O18];[.W18];[.AE18];[.AM18];[.AU18];[.BC18];[.BK18])" office:value-type="float" office:value="-0.00645727075" calcext:value-type="float">
            <text:p>-0.0064572708</text:p>
          </table:table-cell>
          <table:table-cell table:formula="of:=AVERAGE([.H18];[.P18];[.X18];[.AF18];[.AN18];[.AV18];[.BD18];[.BL18])" office:value-type="float" office:value="-0.02837115295" calcext:value-type="float">
            <text:p>-0.028371153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" table:formula="of:=STDEV([.C18];[.K18];[.S18];[.AA18];[.AI18];[.AQ18];[.AY18];[.BG18])" office:value-type="float" office:value="0.0078109089615559" calcext:value-type="float">
            <text:p>0.007810909</text:p>
          </table:table-cell>
          <table:table-cell table:style-name="ce2" table:formula="of:=STDEV([.D18];[.L18];[.T18];[.AB18];[.AJ18];[.AR18];[.AZ18];[.BH18])" office:value-type="float" office:value="0.00567409027583151" calcext:value-type="float">
            <text:p>0.0056740903</text:p>
          </table:table-cell>
          <table:table-cell table:style-name="ce2" table:formula="of:=STDEV([.E18];[.M18];[.U18];[.AC18];[.AK18];[.AS18];[.BA18];[.BI18])" office:value-type="float" office:value="0.014848622268557" calcext:value-type="float">
            <text:p>0.0148486223</text:p>
          </table:table-cell>
          <table:table-cell table:style-name="ce2" table:formula="of:=STDEV([.F18];[.N18];[.V18];[.AD18];[.AL18];[.AT18];[.BB18];[.BJ18])" office:value-type="float" office:value="0.00772158835260584" calcext:value-type="float">
            <text:p>0.0077215884</text:p>
          </table:table-cell>
          <table:table-cell table:style-name="ce2" table:formula="of:=STDEV([.G18];[.O18];[.W18];[.AE18];[.AM18];[.AU18];[.BC18];[.BK18])" office:value-type="float" office:value="0.00656124239649802" calcext:value-type="float">
            <text:p>0.0065612424</text:p>
          </table:table-cell>
          <table:table-cell table:style-name="ce2" table:formula="of:=STDEV([.H18];[.P18];[.X18];[.AF18];[.AN18];[.AV18];[.BD18];[.BL18])" office:value-type="float" office:value="0.0126232558766956" calcext:value-type="float">
            <text:p>0.012623255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367828" calcext:value-type="float">
            <text:p>0.0367828</text:p>
          </table:table-cell>
          <table:table-cell office:value-type="float" office:value="0.0154322" calcext:value-type="float">
            <text:p>0.0154322</text:p>
          </table:table-cell>
          <table:table-cell office:value-type="float" office:value="0.0462556" calcext:value-type="float">
            <text:p>0.0462556</text:p>
          </table:table-cell>
          <table:table-cell office:value-type="float" office:value="-0.0323674" calcext:value-type="float">
            <text:p>-0.0323674</text:p>
          </table:table-cell>
          <table:table-cell office:value-type="float" office:value="-0.0136215" calcext:value-type="float">
            <text:p>-0.0136215</text:p>
          </table:table-cell>
          <table:table-cell office:value-type="float" office:value="-0.03167604" calcext:value-type="float">
            <text:p>-0.0316760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316251" calcext:value-type="float">
            <text:p>0.0316251</text:p>
          </table:table-cell>
          <table:table-cell office:value-type="float" office:value="0.00178999" calcext:value-type="float">
            <text:p>0.00178999</text:p>
          </table:table-cell>
          <table:table-cell office:value-type="float" office:value="0.0340144" calcext:value-type="float">
            <text:p>0.0340144</text:p>
          </table:table-cell>
          <table:table-cell office:value-type="float" office:value="-0.039158" calcext:value-type="float">
            <text:p>-0.039158</text:p>
          </table:table-cell>
          <table:table-cell office:value-type="float" office:value="-0.00302745" calcext:value-type="float">
            <text:p>-0.00302745</text:p>
          </table:table-cell>
          <table:table-cell office:value-type="float" office:value="-0.01266371568" calcext:value-type="float">
            <text:p>-0.012663715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428313" calcext:value-type="float">
            <text:p>0.0428313</text:p>
          </table:table-cell>
          <table:table-cell office:value-type="float" office:value="0.00493053" calcext:value-type="float">
            <text:p>0.00493053</text:p>
          </table:table-cell>
          <table:table-cell office:value-type="float" office:value="0.0295494" calcext:value-type="float">
            <text:p>0.0295494</text:p>
          </table:table-cell>
          <table:table-cell office:value-type="float" office:value="-0.0430286" calcext:value-type="float">
            <text:p>-0.0430286</text:p>
          </table:table-cell>
          <table:table-cell office:value-type="float" office:value="-0.003311445" calcext:value-type="float">
            <text:p>-0.003311445</text:p>
          </table:table-cell>
          <table:table-cell office:value-type="float" office:value="-0.05261952" calcext:value-type="float">
            <text:p>-0.0526195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30536" calcext:value-type="float">
            <text:p>0.030536</text:p>
          </table:table-cell>
          <table:table-cell office:value-type="float" office:value="0.0161083" calcext:value-type="float">
            <text:p>0.0161083</text:p>
          </table:table-cell>
          <table:table-cell office:value-type="float" office:value="0.0121656" calcext:value-type="float">
            <text:p>0.0121656</text:p>
          </table:table-cell>
          <table:table-cell office:value-type="float" office:value="-0.0597915" calcext:value-type="float">
            <text:p>-0.0597915</text:p>
          </table:table-cell>
          <table:table-cell office:value-type="float" office:value="-0.0139501" calcext:value-type="float">
            <text:p>-0.0139501</text:p>
          </table:table-cell>
          <table:table-cell office:value-type="float" office:value="0.000356712048" calcext:value-type="float">
            <text:p>0.0003567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392612" calcext:value-type="float">
            <text:p>0.0392612</text:p>
          </table:table-cell>
          <table:table-cell office:value-type="float" office:value="0.00702539" calcext:value-type="float">
            <text:p>0.00702539</text:p>
          </table:table-cell>
          <table:table-cell office:value-type="float" office:value="0.0250134" calcext:value-type="float">
            <text:p>0.0250134</text:p>
          </table:table-cell>
          <table:table-cell office:value-type="float" office:value="-0.0356791" calcext:value-type="float">
            <text:p>-0.0356791</text:p>
          </table:table-cell>
          <table:table-cell office:value-type="float" office:value="0.00168312" calcext:value-type="float">
            <text:p>0.00168312</text:p>
          </table:table-cell>
          <table:table-cell office:value-type="float" office:value="-0.02475" calcext:value-type="float">
            <text:p>-0.0247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524474" calcext:value-type="float">
            <text:p>0.0524474</text:p>
          </table:table-cell>
          <table:table-cell office:value-type="float" office:value="0.00744518" calcext:value-type="float">
            <text:p>0.00744518</text:p>
          </table:table-cell>
          <table:table-cell office:value-type="float" office:value="0.0221162" calcext:value-type="float">
            <text:p>0.0221162</text:p>
          </table:table-cell>
          <table:table-cell office:value-type="float" office:value="-0.03714064" calcext:value-type="float">
            <text:p>-0.03714064</text:p>
          </table:table-cell>
          <table:table-cell office:value-type="float" office:value="-0.0101589" calcext:value-type="float">
            <text:p>-0.0101589</text:p>
          </table:table-cell>
          <table:table-cell office:value-type="float" office:value="-0.02383128" calcext:value-type="float">
            <text:p>-0.0238312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494834" calcext:value-type="float">
            <text:p>0.0494834</text:p>
          </table:table-cell>
          <table:table-cell office:value-type="float" office:value="0.0103802" calcext:value-type="float">
            <text:p>0.0103802</text:p>
          </table:table-cell>
          <table:table-cell office:value-type="float" office:value="0.0402898" calcext:value-type="float">
            <text:p>0.0402898</text:p>
          </table:table-cell>
          <table:table-cell office:value-type="float" office:value="-0.0329564" calcext:value-type="float">
            <text:p>-0.0329564</text:p>
          </table:table-cell>
          <table:table-cell office:value-type="float" office:value="-0.01376342" calcext:value-type="float">
            <text:p>-0.01376342</text:p>
          </table:table-cell>
          <table:table-cell office:value-type="float" office:value="-0.0308829312" calcext:value-type="float">
            <text:p>-0.03088293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489572" calcext:value-type="float">
            <text:p>0.0489572</text:p>
          </table:table-cell>
          <table:table-cell office:value-type="float" office:value="0.00726407" calcext:value-type="float">
            <text:p>0.00726407</text:p>
          </table:table-cell>
          <table:table-cell office:value-type="float" office:value="0.0650285" calcext:value-type="float">
            <text:p>0.0650285</text:p>
          </table:table-cell>
          <table:table-cell office:value-type="float" office:value="-0.0491091" calcext:value-type="float">
            <text:p>-0.0491091</text:p>
          </table:table-cell>
          <table:table-cell office:value-type="float" office:value="0.0062732" calcext:value-type="float">
            <text:p>0.0062732</text:p>
          </table:table-cell>
          <table:table-cell office:value-type="float" office:value="-0.04132274256" calcext:value-type="float">
            <text:p>-0.041322742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130076" calcext:value-type="float">
            <text:p>0.0130076</text:p>
          </table:table-cell>
          <table:table-cell office:value-type="float" office:value="-0.00204384" calcext:value-type="float">
            <text:p>-0.00204384</text:p>
          </table:table-cell>
          <table:table-cell office:value-type="float" office:value="0.00125772" calcext:value-type="float">
            <text:p>0.00125772</text:p>
          </table:table-cell>
          <table:table-cell office:value-type="float" office:value="-0.0209683" calcext:value-type="float">
            <text:p>-0.0209683</text:p>
          </table:table-cell>
          <table:table-cell office:value-type="float" office:value="-0.00324645" calcext:value-type="float">
            <text:p>-0.00324645</text:p>
          </table:table-cell>
          <table:table-cell office:value-type="float" office:value="-0.0719620704" calcext:value-type="float">
            <text:p>-0.0719620704</text:p>
          </table:table-cell>
          <table:table-cell/>
          <table:table-cell table:formula="of:=AVERAGE([.B19];[.J19];[.R19];[.Z19];[.AH19];[.AP19];[.AX19];[.BF19])" office:value-type="float" office:value="16" calcext:value-type="float">
            <text:p>16</text:p>
          </table:table-cell>
          <table:table-cell table:formula="of:=AVERAGE([.C19];[.K19];[.S19];[.AA19];[.AI19];[.AQ19];[.AY19];[.BG19])" office:value-type="float" office:value="0.04149055" calcext:value-type="float">
            <text:p>0.04149055</text:p>
          </table:table-cell>
          <table:table-cell table:formula="of:=AVERAGE([.D19];[.L19];[.T19];[.AB19];[.AJ19];[.AR19];[.AZ19];[.BH19])" office:value-type="float" office:value="0.0087969825" calcext:value-type="float">
            <text:p>0.0087969825</text:p>
          </table:table-cell>
          <table:table-cell table:formula="of:=AVERAGE([.E19];[.M19];[.U19];[.AC19];[.AK19];[.AS19];[.BA19];[.BI19])" office:value-type="float" office:value="0.0343041125" calcext:value-type="float">
            <text:p>0.0343041125</text:p>
          </table:table-cell>
          <table:table-cell table:formula="of:=AVERAGE([.F19];[.N19];[.V19];[.AD19];[.AL19];[.AT19];[.BB19];[.BJ19])" office:value-type="float" office:value="-0.0411538425" calcext:value-type="float">
            <text:p>-0.0411538425</text:p>
          </table:table-cell>
          <table:table-cell table:formula="of:=AVERAGE([.G19];[.O19];[.W19];[.AE19];[.AM19];[.AU19];[.BC19];[.BK19])" office:value-type="float" office:value="-0.006234561875" calcext:value-type="float">
            <text:p>-0.0062345619</text:p>
          </table:table-cell>
          <table:table-cell table:formula="of:=AVERAGE([.H19];[.P19];[.X19];[.AF19];[.AN19];[.AV19];[.BD19];[.BL19])" office:value-type="float" office:value="-0.027173689674" calcext:value-type="float">
            <text:p>-0.0271736897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" table:formula="of:=STDEV([.C19];[.K19];[.S19];[.AA19];[.AI19];[.AQ19];[.AY19];[.BG19])" office:value-type="float" office:value="0.00833194255106729" calcext:value-type="float">
            <text:p>0.0083319426</text:p>
          </table:table-cell>
          <table:table-cell table:style-name="ce2" table:formula="of:=STDEV([.D19];[.L19];[.T19];[.AB19];[.AJ19];[.AR19];[.AZ19];[.BH19])" office:value-type="float" office:value="0.00494759944761021" calcext:value-type="float">
            <text:p>0.0049475994</text:p>
          </table:table-cell>
          <table:table-cell table:style-name="ce2" table:formula="of:=STDEV([.E19];[.M19];[.U19];[.AC19];[.AK19];[.AS19];[.BA19];[.BI19])" office:value-type="float" office:value="0.0163459125752707" calcext:value-type="float">
            <text:p>0.0163459126</text:p>
          </table:table-cell>
          <table:table-cell table:style-name="ce2" table:formula="of:=STDEV([.F19];[.N19];[.V19];[.AD19];[.AL19];[.AT19];[.BB19];[.BJ19])" office:value-type="float" office:value="0.00932450486652662" calcext:value-type="float">
            <text:p>0.0093245049</text:p>
          </table:table-cell>
          <table:table-cell table:style-name="ce2" table:formula="of:=STDEV([.G19];[.O19];[.W19];[.AE19];[.AM19];[.AU19];[.BC19];[.BK19])" office:value-type="float" office:value="0.00778409082722755" calcext:value-type="float">
            <text:p>0.0077840908</text:p>
          </table:table-cell>
          <table:table-cell table:style-name="ce2" table:formula="of:=STDEV([.H19];[.P19];[.X19];[.AF19];[.AN19];[.AV19];[.BD19];[.BL19])" office:value-type="float" office:value="0.0163323690349327" calcext:value-type="float">
            <text:p>0.01633236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0350595" calcext:value-type="float">
            <text:p>0.0350595</text:p>
          </table:table-cell>
          <table:table-cell office:value-type="float" office:value="0.0129843" calcext:value-type="float">
            <text:p>0.0129843</text:p>
          </table:table-cell>
          <table:table-cell office:value-type="float" office:value="0.0425752" calcext:value-type="float">
            <text:p>0.0425752</text:p>
          </table:table-cell>
          <table:table-cell office:value-type="float" office:value="-0.0297041" calcext:value-type="float">
            <text:p>-0.0297041</text:p>
          </table:table-cell>
          <table:table-cell office:value-type="float" office:value="-0.011988" calcext:value-type="float">
            <text:p>-0.011988</text:p>
          </table:table-cell>
          <table:table-cell office:value-type="float" office:value="-0.0312598792" calcext:value-type="float">
            <text:p>-0.031259879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306053" calcext:value-type="float">
            <text:p>0.0306053</text:p>
          </table:table-cell>
          <table:table-cell office:value-type="float" office:value="0.0020616" calcext:value-type="float">
            <text:p>0.0020616</text:p>
          </table:table-cell>
          <table:table-cell office:value-type="float" office:value="0.0303393" calcext:value-type="float">
            <text:p>0.0303393</text:p>
          </table:table-cell>
          <table:table-cell office:value-type="float" office:value="-0.0359574" calcext:value-type="float">
            <text:p>-0.0359574</text:p>
          </table:table-cell>
          <table:table-cell office:value-type="float" office:value="-0.00245301" calcext:value-type="float">
            <text:p>-0.00245301</text:p>
          </table:table-cell>
          <table:table-cell office:value-type="float" office:value="-0.00715294359999998" calcext:value-type="float">
            <text:p>-0.007152943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411013" calcext:value-type="float">
            <text:p>0.0411013</text:p>
          </table:table-cell>
          <table:table-cell office:value-type="float" office:value="0.00723633" calcext:value-type="float">
            <text:p>0.00723633</text:p>
          </table:table-cell>
          <table:table-cell office:value-type="float" office:value="0.0296302" calcext:value-type="float">
            <text:p>0.0296302</text:p>
          </table:table-cell>
          <table:table-cell office:value-type="float" office:value="-0.0415425" calcext:value-type="float">
            <text:p>-0.0415425</text:p>
          </table:table-cell>
          <table:table-cell office:value-type="float" office:value="-0.003416335" calcext:value-type="float">
            <text:p>-0.003416335</text:p>
          </table:table-cell>
          <table:table-cell office:value-type="float" office:value="-0.0547669066666667" calcext:value-type="float">
            <text:p>-0.054766906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231548" calcext:value-type="float">
            <text:p>0.0231548</text:p>
          </table:table-cell>
          <table:table-cell office:value-type="float" office:value="0.0109115" calcext:value-type="float">
            <text:p>0.0109115</text:p>
          </table:table-cell>
          <table:table-cell office:value-type="float" office:value="0.00877479" calcext:value-type="float">
            <text:p>0.00877479</text:p>
          </table:table-cell>
          <table:table-cell office:value-type="float" office:value="-0.0527331" calcext:value-type="float">
            <text:p>-0.0527331</text:p>
          </table:table-cell>
          <table:table-cell office:value-type="float" office:value="-0.00726745" calcext:value-type="float">
            <text:p>-0.00726745</text:p>
          </table:table-cell>
          <table:table-cell office:value-type="float" office:value="-0.0057381302" calcext:value-type="float">
            <text:p>-0.005738130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412916" calcext:value-type="float">
            <text:p>0.0412916</text:p>
          </table:table-cell>
          <table:table-cell office:value-type="float" office:value="0.00707457" calcext:value-type="float">
            <text:p>0.00707457</text:p>
          </table:table-cell>
          <table:table-cell office:value-type="float" office:value="0.0250611" calcext:value-type="float">
            <text:p>0.0250611</text:p>
          </table:table-cell>
          <table:table-cell office:value-type="float" office:value="-0.0399703" calcext:value-type="float">
            <text:p>-0.0399703</text:p>
          </table:table-cell>
          <table:table-cell office:value-type="float" office:value="0.000802188" calcext:value-type="float">
            <text:p>0.000802188</text:p>
          </table:table-cell>
          <table:table-cell office:value-type="float" office:value="-0.02776554" calcext:value-type="float">
            <text:p>-0.0277655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446595" calcext:value-type="float">
            <text:p>0.0446595</text:p>
          </table:table-cell>
          <table:table-cell office:value-type="float" office:value="0.00415898" calcext:value-type="float">
            <text:p>0.00415898</text:p>
          </table:table-cell>
          <table:table-cell office:value-type="float" office:value="0.0174874" calcext:value-type="float">
            <text:p>0.0174874</text:p>
          </table:table-cell>
          <table:table-cell office:value-type="float" office:value="-0.03021504" calcext:value-type="float">
            <text:p>-0.03021504</text:p>
          </table:table-cell>
          <table:table-cell office:value-type="float" office:value="-0.00866388" calcext:value-type="float">
            <text:p>-0.00866388</text:p>
          </table:table-cell>
          <table:table-cell office:value-type="float" office:value="-0.0187441408" calcext:value-type="float">
            <text:p>-0.018744140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479265" calcext:value-type="float">
            <text:p>0.0479265</text:p>
          </table:table-cell>
          <table:table-cell office:value-type="float" office:value="0.0118524" calcext:value-type="float">
            <text:p>0.0118524</text:p>
          </table:table-cell>
          <table:table-cell office:value-type="float" office:value="0.0373835" calcext:value-type="float">
            <text:p>0.0373835</text:p>
          </table:table-cell>
          <table:table-cell office:value-type="float" office:value="-0.0363659" calcext:value-type="float">
            <text:p>-0.0363659</text:p>
          </table:table-cell>
          <table:table-cell office:value-type="float" office:value="-0.0183839" calcext:value-type="float">
            <text:p>-0.0183839</text:p>
          </table:table-cell>
          <table:table-cell office:value-type="float" office:value="-0.0410042732" calcext:value-type="float">
            <text:p>-0.041004273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443612" calcext:value-type="float">
            <text:p>0.0443612</text:p>
          </table:table-cell>
          <table:table-cell office:value-type="float" office:value="0.00605955" calcext:value-type="float">
            <text:p>0.00605955</text:p>
          </table:table-cell>
          <table:table-cell office:value-type="float" office:value="0.0565499" calcext:value-type="float">
            <text:p>0.0565499</text:p>
          </table:table-cell>
          <table:table-cell office:value-type="float" office:value="-0.0433827" calcext:value-type="float">
            <text:p>-0.0433827</text:p>
          </table:table-cell>
          <table:table-cell office:value-type="float" office:value="0.002694995" calcext:value-type="float">
            <text:p>0.002694995</text:p>
          </table:table-cell>
          <table:table-cell office:value-type="float" office:value="-0.0393860412" calcext:value-type="float">
            <text:p>-0.039386041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122125" calcext:value-type="float">
            <text:p>0.0122125</text:p>
          </table:table-cell>
          <table:table-cell office:value-type="float" office:value="-0.00153343" calcext:value-type="float">
            <text:p>-0.00153343</text:p>
          </table:table-cell>
          <table:table-cell office:value-type="float" office:value="0.00122381" calcext:value-type="float">
            <text:p>0.00122381</text:p>
          </table:table-cell>
          <table:table-cell office:value-type="float" office:value="-0.0209427" calcext:value-type="float">
            <text:p>-0.0209427</text:p>
          </table:table-cell>
          <table:table-cell office:value-type="float" office:value="-0.004887" calcext:value-type="float">
            <text:p>-0.004887</text:p>
          </table:table-cell>
          <table:table-cell office:value-type="float" office:value="-0.0747028964000002" calcext:value-type="float">
            <text:p>-0.0747028964</text:p>
          </table:table-cell>
          <table:table-cell/>
          <table:table-cell table:formula="of:=AVERAGE([.B20];[.J20];[.R20];[.Z20];[.AH20];[.AP20];[.AX20];[.BF20])" office:value-type="float" office:value="17" calcext:value-type="float">
            <text:p>17</text:p>
          </table:table-cell>
          <table:table-cell table:formula="of:=AVERAGE([.C20];[.K20];[.S20];[.AA20];[.AI20];[.AQ20];[.AY20];[.BG20])" office:value-type="float" office:value="0.0385199625" calcext:value-type="float">
            <text:p>0.0385199625</text:p>
          </table:table-cell>
          <table:table-cell table:formula="of:=AVERAGE([.D20];[.L20];[.T20];[.AB20];[.AJ20];[.AR20];[.AZ20];[.BH20])" office:value-type="float" office:value="0.00779240375" calcext:value-type="float">
            <text:p>0.0077924038</text:p>
          </table:table-cell>
          <table:table-cell table:formula="of:=AVERAGE([.E20];[.M20];[.U20];[.AC20];[.AK20];[.AS20];[.BA20];[.BI20])" office:value-type="float" office:value="0.03097517375" calcext:value-type="float">
            <text:p>0.0309751738</text:p>
          </table:table-cell>
          <table:table-cell table:formula="of:=AVERAGE([.F20];[.N20];[.V20];[.AD20];[.AL20];[.AT20];[.BB20];[.BJ20])" office:value-type="float" office:value="-0.03873388" calcext:value-type="float">
            <text:p>-0.03873388</text:p>
          </table:table-cell>
          <table:table-cell table:formula="of:=AVERAGE([.G20];[.O20];[.W20];[.AE20];[.AM20];[.AU20];[.BC20];[.BK20])" office:value-type="float" office:value="-0.006084424" calcext:value-type="float">
            <text:p>-0.006084424</text:p>
          </table:table-cell>
          <table:table-cell table:formula="of:=AVERAGE([.H20];[.P20];[.X20];[.AF20];[.AN20];[.AV20];[.BD20];[.BL20])" office:value-type="float" office:value="-0.0282272318583333" calcext:value-type="float">
            <text:p>-0.0282272319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" table:formula="of:=STDEV([.C20];[.K20];[.S20];[.AA20];[.AI20];[.AQ20];[.AY20];[.BG20])" office:value-type="float" office:value="0.00832678212206809" calcext:value-type="float">
            <text:p>0.0083267821</text:p>
          </table:table-cell>
          <table:table-cell table:style-name="ce2" table:formula="of:=STDEV([.D20];[.L20];[.T20];[.AB20];[.AJ20];[.AR20];[.AZ20];[.BH20])" office:value-type="float" office:value="0.00383665186686419" calcext:value-type="float">
            <text:p>0.0038366519</text:p>
          </table:table-cell>
          <table:table-cell table:style-name="ce2" table:formula="of:=STDEV([.E20];[.M20];[.U20];[.AC20];[.AK20];[.AS20];[.BA20];[.BI20])" office:value-type="float" office:value="0.0148403913820289" calcext:value-type="float">
            <text:p>0.0148403914</text:p>
          </table:table-cell>
          <table:table-cell table:style-name="ce2" table:formula="of:=STDEV([.F20];[.N20];[.V20];[.AD20];[.AL20];[.AT20];[.BB20];[.BJ20])" office:value-type="float" office:value="0.00750647816400131" calcext:value-type="float">
            <text:p>0.0075064782</text:p>
          </table:table-cell>
          <table:table-cell table:style-name="ce2" table:formula="of:=STDEV([.G20];[.O20];[.W20];[.AE20];[.AM20];[.AU20];[.BC20];[.BK20])" office:value-type="float" office:value="0.00695898137663414" calcext:value-type="float">
            <text:p>0.0069589814</text:p>
          </table:table-cell>
          <table:table-cell table:style-name="ce2" table:formula="of:=STDEV([.H20];[.P20];[.X20];[.AF20];[.AN20];[.AV20];[.BD20];[.BL20])" office:value-type="float" office:value="0.0170769292764419" calcext:value-type="float">
            <text:p>0.017076929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0314307" calcext:value-type="float">
            <text:p>0.0314307</text:p>
          </table:table-cell>
          <table:table-cell office:value-type="float" office:value="0.010998" calcext:value-type="float">
            <text:p>0.010998</text:p>
          </table:table-cell>
          <table:table-cell office:value-type="float" office:value="0.0363366" calcext:value-type="float">
            <text:p>0.0363366</text:p>
          </table:table-cell>
          <table:table-cell office:value-type="float" office:value="-0.0204994" calcext:value-type="float">
            <text:p>-0.0204994</text:p>
          </table:table-cell>
          <table:table-cell office:value-type="float" office:value="-0.00778752" calcext:value-type="float">
            <text:p>-0.00778752</text:p>
          </table:table-cell>
          <table:table-cell office:value-type="float" office:value="-0.0298172776" calcext:value-type="float">
            <text:p>-0.029817277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303712" calcext:value-type="float">
            <text:p>0.0303712</text:p>
          </table:table-cell>
          <table:table-cell office:value-type="float" office:value="0.00142514" calcext:value-type="float">
            <text:p>0.00142514</text:p>
          </table:table-cell>
          <table:table-cell office:value-type="float" office:value="0.025458" calcext:value-type="float">
            <text:p>0.025458</text:p>
          </table:table-cell>
          <table:table-cell office:value-type="float" office:value="-0.0322696" calcext:value-type="float">
            <text:p>-0.0322696</text:p>
          </table:table-cell>
          <table:table-cell office:value-type="float" office:value="-0.000773573" calcext:value-type="float">
            <text:p>-0.000773573</text:p>
          </table:table-cell>
          <table:table-cell office:value-type="float" office:value="-0.001031903224" calcext:value-type="float">
            <text:p>-0.001031903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36866" calcext:value-type="float">
            <text:p>0.036866</text:p>
          </table:table-cell>
          <table:table-cell office:value-type="float" office:value="0.0115408" calcext:value-type="float">
            <text:p>0.0115408</text:p>
          </table:table-cell>
          <table:table-cell office:value-type="float" office:value="0.0286472" calcext:value-type="float">
            <text:p>0.0286472</text:p>
          </table:table-cell>
          <table:table-cell office:value-type="float" office:value="-0.0375325" calcext:value-type="float">
            <text:p>-0.0375325</text:p>
          </table:table-cell>
          <table:table-cell office:value-type="float" office:value="-0.00363015" calcext:value-type="float">
            <text:p>-0.00363015</text:p>
          </table:table-cell>
          <table:table-cell office:value-type="float" office:value="-0.0567266533333333" calcext:value-type="float">
            <text:p>-0.056726653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156538" calcext:value-type="float">
            <text:p>0.0156538</text:p>
          </table:table-cell>
          <table:table-cell office:value-type="float" office:value="0.00638363" calcext:value-type="float">
            <text:p>0.00638363</text:p>
          </table:table-cell>
          <table:table-cell office:value-type="float" office:value="0.00548626" calcext:value-type="float">
            <text:p>0.00548626</text:p>
          </table:table-cell>
          <table:table-cell office:value-type="float" office:value="-0.03688205" calcext:value-type="float">
            <text:p>-0.03688205</text:p>
          </table:table-cell>
          <table:table-cell office:value-type="float" office:value="-0.00244984" calcext:value-type="float">
            <text:p>-0.00244984</text:p>
          </table:table-cell>
          <table:table-cell office:value-type="float" office:value="-0.01045767448" calcext:value-type="float">
            <text:p>-0.010457674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398979" calcext:value-type="float">
            <text:p>0.0398979</text:p>
          </table:table-cell>
          <table:table-cell office:value-type="float" office:value="0.00586407" calcext:value-type="float">
            <text:p>0.00586407</text:p>
          </table:table-cell>
          <table:table-cell office:value-type="float" office:value="0.0261712" calcext:value-type="float">
            <text:p>0.0261712</text:p>
          </table:table-cell>
          <table:table-cell office:value-type="float" office:value="-0.0356171" calcext:value-type="float">
            <text:p>-0.0356171</text:p>
          </table:table-cell>
          <table:table-cell office:value-type="float" office:value="0.00170845" calcext:value-type="float">
            <text:p>0.00170845</text:p>
          </table:table-cell>
          <table:table-cell office:value-type="float" office:value="-0.0307885424" calcext:value-type="float">
            <text:p>-0.030788542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378865" calcext:value-type="float">
            <text:p>0.0378865</text:p>
          </table:table-cell>
          <table:table-cell office:value-type="float" office:value="0.00195012" calcext:value-type="float">
            <text:p>0.00195012</text:p>
          </table:table-cell>
          <table:table-cell office:value-type="float" office:value="0.0141467" calcext:value-type="float">
            <text:p>0.0141467</text:p>
          </table:table-cell>
          <table:table-cell office:value-type="float" office:value="-0.02470816" calcext:value-type="float">
            <text:p>-0.02470816</text:p>
          </table:table-cell>
          <table:table-cell office:value-type="float" office:value="-0.00918951" calcext:value-type="float">
            <text:p>-0.00918951</text:p>
          </table:table-cell>
          <table:table-cell office:value-type="float" office:value="-0.01523307368" calcext:value-type="float">
            <text:p>-0.015233073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253689" calcext:value-type="float">
            <text:p>0.0253689</text:p>
          </table:table-cell>
          <table:table-cell office:value-type="float" office:value="0.00332018" calcext:value-type="float">
            <text:p>0.00332018</text:p>
          </table:table-cell>
          <table:table-cell office:value-type="float" office:value="0.029038" calcext:value-type="float">
            <text:p>0.029038</text:p>
          </table:table-cell>
          <table:table-cell office:value-type="float" office:value="-0.0193404" calcext:value-type="float">
            <text:p>-0.0193404</text:p>
          </table:table-cell>
          <table:table-cell office:value-type="float" office:value="-0.00871519" calcext:value-type="float">
            <text:p>-0.00871519</text:p>
          </table:table-cell>
          <table:table-cell office:value-type="float" office:value="-0.0380060648" calcext:value-type="float">
            <text:p>-0.038006064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322545" calcext:value-type="float">
            <text:p>0.0322545</text:p>
          </table:table-cell>
          <table:table-cell office:value-type="float" office:value="0.00192202" calcext:value-type="float">
            <text:p>0.00192202</text:p>
          </table:table-cell>
          <table:table-cell office:value-type="float" office:value="0.0439305" calcext:value-type="float">
            <text:p>0.0439305</text:p>
          </table:table-cell>
          <table:table-cell office:value-type="float" office:value="-0.031305" calcext:value-type="float">
            <text:p>-0.031305</text:p>
          </table:table-cell>
          <table:table-cell office:value-type="float" office:value="-0.001777345" calcext:value-type="float">
            <text:p>-0.001777345</text:p>
          </table:table-cell>
          <table:table-cell office:value-type="float" office:value="-0.0258994472" calcext:value-type="float">
            <text:p>-0.025899447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112423" calcext:value-type="float">
            <text:p>0.0112423</text:p>
          </table:table-cell>
          <table:table-cell office:value-type="float" office:value="-0.00800767" calcext:value-type="float">
            <text:p>-0.00800767</text:p>
          </table:table-cell>
          <table:table-cell office:value-type="float" office:value="0.000559014" calcext:value-type="float">
            <text:p>0.000559014</text:p>
          </table:table-cell>
          <table:table-cell office:value-type="float" office:value="-0.0179951" calcext:value-type="float">
            <text:p>-0.0179951</text:p>
          </table:table-cell>
          <table:table-cell office:value-type="float" office:value="-0.0168869" calcext:value-type="float">
            <text:p>-0.0168869</text:p>
          </table:table-cell>
          <table:table-cell office:value-type="float" office:value="-0.0835904696000002" calcext:value-type="float">
            <text:p>-0.0835904696</text:p>
          </table:table-cell>
          <table:table-cell/>
          <table:table-cell table:formula="of:=AVERAGE([.B21];[.J21];[.R21];[.Z21];[.AH21];[.AP21];[.AX21];[.BF21])" office:value-type="float" office:value="18" calcext:value-type="float">
            <text:p>18</text:p>
          </table:table-cell>
          <table:table-cell table:formula="of:=AVERAGE([.C21];[.K21];[.S21];[.AA21];[.AI21];[.AQ21];[.AY21];[.BG21])" office:value-type="float" office:value="0.0312161875" calcext:value-type="float">
            <text:p>0.0312161875</text:p>
          </table:table-cell>
          <table:table-cell table:formula="of:=AVERAGE([.D21];[.L21];[.T21];[.AB21];[.AJ21];[.AR21];[.AZ21];[.BH21])" office:value-type="float" office:value="0.005425495" calcext:value-type="float">
            <text:p>0.005425495</text:p>
          </table:table-cell>
          <table:table-cell table:formula="of:=AVERAGE([.E21];[.M21];[.U21];[.AC21];[.AK21];[.AS21];[.BA21];[.BI21])" office:value-type="float" office:value="0.0261518075" calcext:value-type="float">
            <text:p>0.0261518075</text:p>
          </table:table-cell>
          <table:table-cell table:formula="of:=AVERAGE([.F21];[.N21];[.V21];[.AD21];[.AL21];[.AT21];[.BB21];[.BJ21])" office:value-type="float" office:value="-0.02976927625" calcext:value-type="float">
            <text:p>-0.0297692763</text:p>
          </table:table-cell>
          <table:table-cell table:formula="of:=AVERAGE([.G21];[.O21];[.W21];[.AE21];[.AM21];[.AU21];[.BC21];[.BK21])" office:value-type="float" office:value="-0.00407683475" calcext:value-type="float">
            <text:p>-0.0040768348</text:p>
          </table:table-cell>
          <table:table-cell table:formula="of:=AVERAGE([.H21];[.P21];[.X21];[.AF21];[.AN21];[.AV21];[.BD21];[.BL21])" office:value-type="float" office:value="-0.0259950795896667" calcext:value-type="float">
            <text:p>-0.0259950796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" table:formula="of:=STDEV([.C21];[.K21];[.S21];[.AA21];[.AI21];[.AQ21];[.AY21];[.BG21])" office:value-type="float" office:value="0.00783765972914246" calcext:value-type="float">
            <text:p>0.0078376597</text:p>
          </table:table-cell>
          <table:table-cell table:style-name="ce2" table:formula="of:=STDEV([.D21];[.L21];[.T21];[.AB21];[.AJ21];[.AR21];[.AZ21];[.BH21])" office:value-type="float" office:value="0.00404170928777841" calcext:value-type="float">
            <text:p>0.0040417093</text:p>
          </table:table-cell>
          <table:table-cell table:style-name="ce2" table:formula="of:=STDEV([.E21];[.M21];[.U21];[.AC21];[.AK21];[.AS21];[.BA21];[.BI21])" office:value-type="float" office:value="0.0119883169355547" calcext:value-type="float">
            <text:p>0.0119883169</text:p>
          </table:table-cell>
          <table:table-cell table:style-name="ce2" table:formula="of:=STDEV([.F21];[.N21];[.V21];[.AD21];[.AL21];[.AT21];[.BB21];[.BJ21])" office:value-type="float" office:value="0.00730922377682168" calcext:value-type="float">
            <text:p>0.0073092238</text:p>
          </table:table-cell>
          <table:table-cell table:style-name="ce2" table:formula="of:=STDEV([.G21];[.O21];[.W21];[.AE21];[.AM21];[.AU21];[.BC21];[.BK21])" office:value-type="float" office:value="0.00403446443218735" calcext:value-type="float">
            <text:p>0.0040344644</text:p>
          </table:table-cell>
          <table:table-cell table:style-name="ce2" table:formula="of:=STDEV([.H21];[.P21];[.X21];[.AF21];[.AN21];[.AV21];[.BD21];[.BL21])" office:value-type="float" office:value="0.0173480378568893" calcext:value-type="float">
            <text:p>0.017348037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0259773" calcext:value-type="float">
            <text:p>0.0259773</text:p>
          </table:table-cell>
          <table:table-cell office:value-type="float" office:value="0.00797702" calcext:value-type="float">
            <text:p>0.00797702</text:p>
          </table:table-cell>
          <table:table-cell office:value-type="float" office:value="0.0291964" calcext:value-type="float">
            <text:p>0.0291964</text:p>
          </table:table-cell>
          <table:table-cell office:value-type="float" office:value="-0.0106905" calcext:value-type="float">
            <text:p>-0.0106905</text:p>
          </table:table-cell>
          <table:table-cell office:value-type="float" office:value="-0.0043216" calcext:value-type="float">
            <text:p>-0.0043216</text:p>
          </table:table-cell>
          <table:table-cell office:value-type="float" office:value="-0.0225925128" calcext:value-type="float">
            <text:p>-0.022592512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0654036" calcext:value-type="float">
            <text:p>0.00654036</text:p>
          </table:table-cell>
          <table:table-cell office:value-type="float" office:value="0.001908" calcext:value-type="float">
            <text:p>0.001908</text:p>
          </table:table-cell>
          <table:table-cell office:value-type="float" office:value="0.00834453" calcext:value-type="float">
            <text:p>0.00834453</text:p>
          </table:table-cell>
          <table:table-cell office:value-type="float" office:value="-0.00423348" calcext:value-type="float">
            <text:p>-0.00423348</text:p>
          </table:table-cell>
          <table:table-cell office:value-type="float" office:value="-0.000386993" calcext:value-type="float">
            <text:p>-0.000386993</text:p>
          </table:table-cell>
          <table:table-cell office:value-type="float" office:value="-0.00305043024" calcext:value-type="float">
            <text:p>-0.003050430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321085" calcext:value-type="float">
            <text:p>0.0321085</text:p>
          </table:table-cell>
          <table:table-cell office:value-type="float" office:value="0.0126535" calcext:value-type="float">
            <text:p>0.0126535</text:p>
          </table:table-cell>
          <table:table-cell office:value-type="float" office:value="0.0270009" calcext:value-type="float">
            <text:p>0.0270009</text:p>
          </table:table-cell>
          <table:table-cell office:value-type="float" office:value="-0.0331275" calcext:value-type="float">
            <text:p>-0.0331275</text:p>
          </table:table-cell>
          <table:table-cell office:value-type="float" office:value="-0.00336798" calcext:value-type="float">
            <text:p>-0.00336798</text:p>
          </table:table-cell>
          <table:table-cell office:value-type="float" office:value="-0.05741372" calcext:value-type="float">
            <text:p>-0.0574137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0565223" calcext:value-type="float">
            <text:p>0.00565223</text:p>
          </table:table-cell>
          <table:table-cell office:value-type="float" office:value="0.00491625" calcext:value-type="float">
            <text:p>0.00491625</text:p>
          </table:table-cell>
          <table:table-cell office:value-type="float" office:value="0.00462165" calcext:value-type="float">
            <text:p>0.00462165</text:p>
          </table:table-cell>
          <table:table-cell office:value-type="float" office:value="-0.0216854" calcext:value-type="float">
            <text:p>-0.0216854</text:p>
          </table:table-cell>
          <table:table-cell office:value-type="float" office:value="0.00101097" calcext:value-type="float">
            <text:p>0.00101097</text:p>
          </table:table-cell>
          <table:table-cell office:value-type="float" office:value="-0.00466214892" calcext:value-type="float">
            <text:p>-0.004662148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411529" calcext:value-type="float">
            <text:p>0.0411529</text:p>
          </table:table-cell>
          <table:table-cell office:value-type="float" office:value="0.00366738" calcext:value-type="float">
            <text:p>0.00366738</text:p>
          </table:table-cell>
          <table:table-cell office:value-type="float" office:value="0.0297397" calcext:value-type="float">
            <text:p>0.0297397</text:p>
          </table:table-cell>
          <table:table-cell office:value-type="float" office:value="-0.0345721" calcext:value-type="float">
            <text:p>-0.0345721</text:p>
          </table:table-cell>
          <table:table-cell office:value-type="float" office:value="0.00467218" calcext:value-type="float">
            <text:p>0.00467218</text:p>
          </table:table-cell>
          <table:table-cell office:value-type="float" office:value="-0.0494578656" calcext:value-type="float">
            <text:p>-0.049457865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297526" calcext:value-type="float">
            <text:p>0.0297526</text:p>
          </table:table-cell>
          <table:table-cell table:style-name="ce1" office:value-type="float" office:value="-0.00008252" calcext:value-type="float">
            <text:p>-8.25E-05</text:p>
          </table:table-cell>
          <table:table-cell office:value-type="float" office:value="0.0119834" calcext:value-type="float">
            <text:p>0.0119834</text:p>
          </table:table-cell>
          <table:table-cell office:value-type="float" office:value="-0.01801344" calcext:value-type="float">
            <text:p>-0.01801344</text:p>
          </table:table-cell>
          <table:table-cell office:value-type="float" office:value="-0.0126918" calcext:value-type="float">
            <text:p>-0.0126918</text:p>
          </table:table-cell>
          <table:table-cell office:value-type="float" office:value="-0.0181137528" calcext:value-type="float">
            <text:p>-0.018113752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028113" calcext:value-type="float">
            <text:p>0.0028113</text:p>
          </table:table-cell>
          <table:table-cell office:value-type="float" office:value="-0.00521204" calcext:value-type="float">
            <text:p>-0.00521204</text:p>
          </table:table-cell>
          <table:table-cell office:value-type="float" office:value="0.0206925" calcext:value-type="float">
            <text:p>0.0206925</text:p>
          </table:table-cell>
          <table:table-cell office:value-type="float" office:value="-0.0023149" calcext:value-type="float">
            <text:p>-0.0023149</text:p>
          </table:table-cell>
          <table:table-cell office:value-type="float" office:value="-0.001559199" calcext:value-type="float">
            <text:p>-0.001559199</text:p>
          </table:table-cell>
          <table:table-cell office:value-type="float" office:value="-0.0347917284" calcext:value-type="float">
            <text:p>-0.034791728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199627" calcext:value-type="float">
            <text:p>0.0199627</text:p>
          </table:table-cell>
          <table:table-cell office:value-type="float" office:value="-0.00307492" calcext:value-type="float">
            <text:p>-0.00307492</text:p>
          </table:table-cell>
          <table:table-cell office:value-type="float" office:value="0.0370107" calcext:value-type="float">
            <text:p>0.0370107</text:p>
          </table:table-cell>
          <table:table-cell office:value-type="float" office:value="-0.0205045" calcext:value-type="float">
            <text:p>-0.0205045</text:p>
          </table:table-cell>
          <table:table-cell office:value-type="float" office:value="-0.004829355" calcext:value-type="float">
            <text:p>-0.004829355</text:p>
          </table:table-cell>
          <table:table-cell office:value-type="float" office:value="-0.0270161892" calcext:value-type="float">
            <text:p>-0.027016189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0860108" calcext:value-type="float">
            <text:p>0.00860108</text:p>
          </table:table-cell>
          <table:table-cell office:value-type="float" office:value="-0.0107649" calcext:value-type="float">
            <text:p>-0.0107649</text:p>
          </table:table-cell>
          <table:table-cell office:value-type="float" office:value="-0.000782254" calcext:value-type="float">
            <text:p>-0.000782254</text:p>
          </table:table-cell>
          <table:table-cell office:value-type="float" office:value="-0.0141578" calcext:value-type="float">
            <text:p>-0.0141578</text:p>
          </table:table-cell>
          <table:table-cell office:value-type="float" office:value="-0.0270775" calcext:value-type="float">
            <text:p>-0.0270775</text:p>
          </table:table-cell>
          <table:table-cell office:value-type="float" office:value="-0.0866478756" calcext:value-type="float">
            <text:p>-0.0866478756</text:p>
          </table:table-cell>
          <table:table-cell/>
          <table:table-cell table:formula="of:=AVERAGE([.B22];[.J22];[.R22];[.Z22];[.AH22];[.AP22];[.AX22];[.BF22])" office:value-type="float" office:value="19" calcext:value-type="float">
            <text:p>19</text:p>
          </table:table-cell>
          <table:table-cell table:formula="of:=AVERAGE([.C22];[.K22];[.S22];[.AA22];[.AI22];[.AQ22];[.AY22];[.BG22])" office:value-type="float" office:value="0.02049473625" calcext:value-type="float">
            <text:p>0.0204947363</text:p>
          </table:table-cell>
          <table:table-cell table:formula="of:=AVERAGE([.D22];[.L22];[.T22];[.AB22];[.AJ22];[.AR22];[.AZ22];[.BH22])" office:value-type="float" office:value="0.00284408375" calcext:value-type="float">
            <text:p>0.0028440838</text:p>
          </table:table-cell>
          <table:table-cell table:formula="of:=AVERAGE([.E22];[.M22];[.U22];[.AC22];[.AK22];[.AS22];[.BA22];[.BI22])" office:value-type="float" office:value="0.0210737225" calcext:value-type="float">
            <text:p>0.0210737225</text:p>
          </table:table-cell>
          <table:table-cell table:formula="of:=AVERAGE([.F22];[.N22];[.V22];[.AD22];[.AL22];[.AT22];[.BB22];[.BJ22])" office:value-type="float" office:value="-0.0181427275" calcext:value-type="float">
            <text:p>-0.0181427275</text:p>
          </table:table-cell>
          <table:table-cell table:formula="of:=AVERAGE([.G22];[.O22];[.W22];[.AE22];[.AM22];[.AU22];[.BC22];[.BK22])" office:value-type="float" office:value="-0.002684222125" calcext:value-type="float">
            <text:p>-0.0026842221</text:p>
          </table:table-cell>
          <table:table-cell table:formula="of:=AVERAGE([.H22];[.P22];[.X22];[.AF22];[.AN22];[.AV22];[.BD22];[.BL22])" office:value-type="float" office:value="-0.027137293495" calcext:value-type="float">
            <text:p>-0.0271372935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" table:formula="of:=STDEV([.C22];[.K22];[.S22];[.AA22];[.AI22];[.AQ22];[.AY22];[.BG22])" office:value-type="float" office:value="0.0141694710705596" calcext:value-type="float">
            <text:p>0.0141694711</text:p>
          </table:table-cell>
          <table:table-cell table:style-name="ce2" table:formula="of:=STDEV([.D22];[.L22];[.T22];[.AB22];[.AJ22];[.AR22];[.AZ22];[.BH22])" office:value-type="float" office:value="0.00581771149114725" calcext:value-type="float">
            <text:p>0.0058177115</text:p>
          </table:table-cell>
          <table:table-cell table:style-name="ce2" table:formula="of:=STDEV([.E22];[.M22];[.U22];[.AC22];[.AK22];[.AS22];[.BA22];[.BI22])" office:value-type="float" office:value="0.0116231177631191" calcext:value-type="float">
            <text:p>0.0116231178</text:p>
          </table:table-cell>
          <table:table-cell table:style-name="ce2" table:formula="of:=STDEV([.F22];[.N22];[.V22];[.AD22];[.AL22];[.AT22];[.BB22];[.BJ22])" office:value-type="float" office:value="0.012024593160685" calcext:value-type="float">
            <text:p>0.0120245932</text:p>
          </table:table-cell>
          <table:table-cell table:style-name="ce2" table:formula="of:=STDEV([.G22];[.O22];[.W22];[.AE22];[.AM22];[.AU22];[.BC22];[.BK22])" office:value-type="float" office:value="0.00510204128424047" calcext:value-type="float">
            <text:p>0.0051020413</text:p>
          </table:table-cell>
          <table:table-cell table:style-name="ce2" table:formula="of:=STDEV([.H22];[.P22];[.X22];[.AF22];[.AN22];[.AV22];[.BD22];[.BL22])" office:value-type="float" office:value="0.0194967521263873" calcext:value-type="float">
            <text:p>0.019496752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268002" calcext:value-type="float">
            <text:p>0.0268002</text:p>
          </table:table-cell>
          <table:table-cell office:value-type="float" office:value="0.00517245" calcext:value-type="float">
            <text:p>0.00517245</text:p>
          </table:table-cell>
          <table:table-cell office:value-type="float" office:value="0.0243181" calcext:value-type="float">
            <text:p>0.0243181</text:p>
          </table:table-cell>
          <table:table-cell office:value-type="float" office:value="-0.00947214" calcext:value-type="float">
            <text:p>-0.00947214</text:p>
          </table:table-cell>
          <table:table-cell office:value-type="float" office:value="-0.00283313" calcext:value-type="float">
            <text:p>-0.00283313</text:p>
          </table:table-cell>
          <table:table-cell office:value-type="float" office:value="-0.00844199840000002" calcext:value-type="float">
            <text:p>-0.008441998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10963" calcext:value-type="float">
            <text:p>0.0210963</text:p>
          </table:table-cell>
          <table:table-cell office:value-type="float" office:value="0.00129235" calcext:value-type="float">
            <text:p>0.00129235</text:p>
          </table:table-cell>
          <table:table-cell office:value-type="float" office:value="0.0153694" calcext:value-type="float">
            <text:p>0.0153694</text:p>
          </table:table-cell>
          <table:table-cell office:value-type="float" office:value="-0.01693954" calcext:value-type="float">
            <text:p>-0.01693954</text:p>
          </table:table-cell>
          <table:table-cell office:value-type="float" office:value="0.00400214" calcext:value-type="float">
            <text:p>0.00400214</text:p>
          </table:table-cell>
          <table:table-cell office:value-type="float" office:value="0.00782191520000002" calcext:value-type="float">
            <text:p>0.007821915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62591" calcext:value-type="float">
            <text:p>0.0262591</text:p>
          </table:table-cell>
          <table:table-cell office:value-type="float" office:value="0.00711851" calcext:value-type="float">
            <text:p>0.00711851</text:p>
          </table:table-cell>
          <table:table-cell office:value-type="float" office:value="0.0285194" calcext:value-type="float">
            <text:p>0.0285194</text:p>
          </table:table-cell>
          <table:table-cell office:value-type="float" office:value="-0.0257024" calcext:value-type="float">
            <text:p>-0.0257024</text:p>
          </table:table-cell>
          <table:table-cell office:value-type="float" office:value="-0.002355775" calcext:value-type="float">
            <text:p>-0.002355775</text:p>
          </table:table-cell>
          <table:table-cell office:value-type="float" office:value="-0.0549517333333333" calcext:value-type="float">
            <text:p>-0.054951733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444497" calcext:value-type="float">
            <text:p>0.00444497</text:p>
          </table:table-cell>
          <table:table-cell office:value-type="float" office:value="0.00366501" calcext:value-type="float">
            <text:p>0.00366501</text:p>
          </table:table-cell>
          <table:table-cell office:value-type="float" office:value="0.00246916" calcext:value-type="float">
            <text:p>0.00246916</text:p>
          </table:table-cell>
          <table:table-cell office:value-type="float" office:value="-0.016750455" calcext:value-type="float">
            <text:p>-0.016750455</text:p>
          </table:table-cell>
          <table:table-cell office:value-type="float" office:value="0.000476147" calcext:value-type="float">
            <text:p>0.000476147</text:p>
          </table:table-cell>
          <table:table-cell office:value-type="float" office:value="0.0002209856" calcext:value-type="float">
            <text:p>0.000220985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17272" calcext:value-type="float">
            <text:p>0.0217272</text:p>
          </table:table-cell>
          <table:table-cell office:value-type="float" office:value="0.000524819" calcext:value-type="float">
            <text:p>0.000524819</text:p>
          </table:table-cell>
          <table:table-cell office:value-type="float" office:value="0.0186599" calcext:value-type="float">
            <text:p>0.0186599</text:p>
          </table:table-cell>
          <table:table-cell office:value-type="float" office:value="-0.0193663" calcext:value-type="float">
            <text:p>-0.0193663</text:p>
          </table:table-cell>
          <table:table-cell office:value-type="float" office:value="0.00308713" calcext:value-type="float">
            <text:p>0.00308713</text:p>
          </table:table-cell>
          <table:table-cell office:value-type="float" office:value="-0.03352448" calcext:value-type="float">
            <text:p>-0.0335244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138695" calcext:value-type="float">
            <text:p>0.0138695</text:p>
          </table:table-cell>
          <table:table-cell office:value-type="float" office:value="-0.00115226" calcext:value-type="float">
            <text:p>-0.00115226</text:p>
          </table:table-cell>
          <table:table-cell office:value-type="float" office:value="0.00529279" calcext:value-type="float">
            <text:p>0.00529279</text:p>
          </table:table-cell>
          <table:table-cell office:value-type="float" office:value="-0.00742952" calcext:value-type="float">
            <text:p>-0.00742952</text:p>
          </table:table-cell>
          <table:table-cell office:value-type="float" office:value="-0.00553067" calcext:value-type="float">
            <text:p>-0.00553067</text:p>
          </table:table-cell>
          <table:table-cell office:value-type="float" office:value="-0.0092666112" calcext:value-type="float">
            <text:p>-0.009266611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0.000197463" calcext:value-type="float">
            <text:p>-0.000197463</text:p>
          </table:table-cell>
          <table:table-cell office:value-type="float" office:value="-0.01374426" calcext:value-type="float">
            <text:p>-0.01374426</text:p>
          </table:table-cell>
          <table:table-cell office:value-type="float" office:value="0.012347" calcext:value-type="float">
            <text:p>0.012347</text:p>
          </table:table-cell>
          <table:table-cell office:value-type="float" office:value="0.00147106" calcext:value-type="float">
            <text:p>0.00147106</text:p>
          </table:table-cell>
          <table:table-cell office:value-type="float" office:value="-0.002246879" calcext:value-type="float">
            <text:p>-0.002246879</text:p>
          </table:table-cell>
          <table:table-cell office:value-type="float" office:value="-0.0031361264" calcext:value-type="float">
            <text:p>-0.003136126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88095" calcext:value-type="float">
            <text:p>0.0388095</text:p>
          </table:table-cell>
          <table:table-cell office:value-type="float" office:value="-0.0106964" calcext:value-type="float">
            <text:p>-0.0106964</text:p>
          </table:table-cell>
          <table:table-cell office:value-type="float" office:value="0.0311003" calcext:value-type="float">
            <text:p>0.0311003</text:p>
          </table:table-cell>
          <table:table-cell office:value-type="float" office:value="-0.01578345" calcext:value-type="float">
            <text:p>-0.01578345</text:p>
          </table:table-cell>
          <table:table-cell office:value-type="float" office:value="-0.002632165" calcext:value-type="float">
            <text:p>-0.002632165</text:p>
          </table:table-cell>
          <table:table-cell office:value-type="float" office:value="0.0109220848" calcext:value-type="float">
            <text:p>0.010922084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314157" calcext:value-type="float">
            <text:p>0.00314157</text:p>
          </table:table-cell>
          <table:table-cell office:value-type="float" office:value="-0.00366442" calcext:value-type="float">
            <text:p>-0.00366442</text:p>
          </table:table-cell>
          <table:table-cell office:value-type="float" office:value="-0.00418993" calcext:value-type="float">
            <text:p>-0.00418993</text:p>
          </table:table-cell>
          <table:table-cell office:value-type="float" office:value="-0.0093109" calcext:value-type="float">
            <text:p>-0.0093109</text:p>
          </table:table-cell>
          <table:table-cell office:value-type="float" office:value="-0.0210298" calcext:value-type="float">
            <text:p>-0.0210298</text:p>
          </table:table-cell>
          <table:table-cell office:value-type="float" office:value="-0.060473776" calcext:value-type="float">
            <text:p>-0.060473776</text:p>
          </table:table-cell>
          <table:table-cell/>
          <table:table-cell table:formula="of:=AVERAGE([.B23];[.J23];[.R23];[.Z23];[.AH23];[.AP23];[.AX23];[.BF23])" office:value-type="float" office:value="20" calcext:value-type="float">
            <text:p>20</text:p>
          </table:table-cell>
          <table:table-cell table:formula="of:=AVERAGE([.C23];[.K23];[.S23];[.AA23];[.AI23];[.AQ23];[.AY23];[.BG23])" office:value-type="float" office:value="0.019101163375" calcext:value-type="float">
            <text:p>0.0191011634</text:p>
          </table:table-cell>
          <table:table-cell table:formula="of:=AVERAGE([.D23];[.L23];[.T23];[.AB23];[.AJ23];[.AR23];[.AZ23];[.BH23])" office:value-type="float" office:value="-0.000977472625" calcext:value-type="float">
            <text:p>-0.0009774726</text:p>
          </table:table-cell>
          <table:table-cell table:formula="of:=AVERAGE([.E23];[.M23];[.U23];[.AC23];[.AK23];[.AS23];[.BA23];[.BI23])" office:value-type="float" office:value="0.01725950625" calcext:value-type="float">
            <text:p>0.0172595063</text:p>
          </table:table-cell>
          <table:table-cell table:formula="of:=AVERAGE([.F23];[.N23];[.V23];[.AD23];[.AL23];[.AT23];[.BB23];[.BJ23])" office:value-type="float" office:value="-0.013746593125" calcext:value-type="float">
            <text:p>-0.0137465931</text:p>
          </table:table-cell>
          <table:table-cell table:formula="of:=AVERAGE([.G23];[.O23];[.W23];[.AE23];[.AM23];[.AU23];[.BC23];[.BK23])" office:value-type="float" office:value="-0.00100415025" calcext:value-type="float">
            <text:p>-0.0010041503</text:p>
          </table:table-cell>
          <table:table-cell table:formula="of:=AVERAGE([.H23];[.P23];[.X23];[.AF23];[.AN23];[.AV23];[.BD23];[.BL23])" office:value-type="float" office:value="-0.0112944954666667" calcext:value-type="float">
            <text:p>-0.0112944955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table:formula="of:=STDEV([.C23];[.K23];[.S23];[.AA23];[.AI23];[.AQ23];[.AY23];[.BG23])" office:value-type="float" office:value="0.0126740323867896" calcext:value-type="float">
            <text:p>0.0126740324</text:p>
          </table:table-cell>
          <table:table-cell table:style-name="ce2" table:formula="of:=STDEV([.D23];[.L23];[.T23];[.AB23];[.AJ23];[.AR23];[.AZ23];[.BH23])" office:value-type="float" office:value="0.00746235373230348" calcext:value-type="float">
            <text:p>0.0074623537</text:p>
          </table:table-cell>
          <table:table-cell table:style-name="ce2" table:formula="of:=STDEV([.E23];[.M23];[.U23];[.AC23];[.AK23];[.AS23];[.BA23];[.BI23])" office:value-type="float" office:value="0.010418386813496" calcext:value-type="float">
            <text:p>0.0104183868</text:p>
          </table:table-cell>
          <table:table-cell table:style-name="ce2" table:formula="of:=STDEV([.F23];[.N23];[.V23];[.AD23];[.AL23];[.AT23];[.BB23];[.BJ23])" office:value-type="float" office:value="0.00834645035115739" calcext:value-type="float">
            <text:p>0.0083464504</text:p>
          </table:table-cell>
          <table:table-cell table:style-name="ce2" table:formula="of:=STDEV([.G23];[.O23];[.W23];[.AE23];[.AM23];[.AU23];[.BC23];[.BK23])" office:value-type="float" office:value="0.00324805524912984" calcext:value-type="float">
            <text:p>0.0032480552</text:p>
          </table:table-cell>
          <table:table-cell table:style-name="ce2" table:formula="of:=STDEV([.H23];[.P23];[.X23];[.AF23];[.AN23];[.AV23];[.BD23];[.BL23])" office:value-type="float" office:value="0.0222664211318936" calcext:value-type="float">
            <text:p>0.0222664211</text:p>
          </table:table-cell>
        </table:table-row>
        <table:table-row table:style-name="ro1">
          <table:table-cell table:number-columns-repeated="74"/>
          <table:table-cell table:formula="of:=AVERAGE([.C24];[.K24];[.S24];[.AA24];[.AI24];[.AQ24];[.AY24];[.BG24];[.BO24])" office:value-type="string" office:string-value="" calcext:value-type="error">
            <text:p>#DIV/0!</text:p>
          </table:table-cell>
          <table:table-cell table:formula="of:=AVERAGE([.D24];[.L24];[.T24];[.AB24];[.AJ24];[.AR24];[.AZ24];[.BH24];[.BP24])" office:value-type="string" office:string-value="" calcext:value-type="error">
            <text:p>#DIV/0!</text:p>
          </table:table-cell>
          <table:table-cell table:formula="of:=AVERAGE([.E24];[.M24];[.U24];[.AC24];[.AK24];[.AS24];[.BA24];[.BI24];[.BQ24])" office:value-type="string" office:string-value="" calcext:value-type="error">
            <text:p>#DIV/0!</text:p>
          </table:table-cell>
          <table:table-cell table:formula="of:=AVERAGE([.F24];[.N24];[.V24];[.AD24];[.AL24];[.AT24];[.BB24];[.BJ24];[.BR24])" office:value-type="string" office:string-value="" calcext:value-type="error">
            <text:p>#DIV/0!</text:p>
          </table:table-cell>
          <table:table-cell table:formula="of:=AVERAGE([.G24];[.O24];[.W24];[.AE24];[.AM24];[.AU24];[.BC24];[.BK24];[.BS24])" office:value-type="string" office:string-value="" calcext:value-type="error">
            <text:p>#DIV/0!</text:p>
          </table:table-cell>
          <table:table-cell table:formula="of:=AVERAGE([.H24];[.P24];[.X24];[.AF24];[.AN24];[.AV24];[.BD24];[.BL24];[.BT24])" office:value-type="string" office:string-value="" calcext:value-type="error">
            <text:p>#DIV/0!</text:p>
          </table:table-cell>
          <table:table-cell/>
          <table:table-cell table:formula="of:=AVERAGE([.J24];[.R24];[.Z24];[.AH24];[.AP24];[.AX24];[.BF24];[.BN24];[.BV24])" office:value-type="string" office:string-value="" calcext:value-type="error">
            <text:p>#DIV/0!</text:p>
          </table:table-cell>
          <table:table-cell table:formula="of:=STDEV([.C24];[.K24];[.S24];[.AA24];[.AI24];[.AQ24];[.AY24];[.BG24];[.BO24])" office:value-type="string" office:string-value="" calcext:value-type="error">
            <text:p>#DIV/0!</text:p>
          </table:table-cell>
          <table:table-cell table:formula="of:=STDEV([.D24];[.L24];[.T24];[.AB24];[.AJ24];[.AR24];[.AZ24];[.BH24];[.BP24])" office:value-type="string" office:string-value="" calcext:value-type="error">
            <text:p>#DIV/0!</text:p>
          </table:table-cell>
          <table:table-cell table:formula="of:=STDEV([.E24];[.M24];[.U24];[.AC24];[.AK24];[.AS24];[.BA24];[.BI24];[.BQ24])" office:value-type="string" office:string-value="" calcext:value-type="error">
            <text:p>#DIV/0!</text:p>
          </table:table-cell>
          <table:table-cell table:formula="of:=STDEV([.F24];[.N24];[.V24];[.AD24];[.AL24];[.AT24];[.BB24];[.BJ24];[.BR24])" office:value-type="string" office:string-value="" calcext:value-type="error">
            <text:p>#DIV/0!</text:p>
          </table:table-cell>
          <table:table-cell table:formula="of:=STDEV([.G24];[.O24];[.W24];[.AE24];[.AM24];[.AU24];[.BC24];[.BK24];[.BS24])" office:value-type="string" office:string-value="" calcext:value-type="error">
            <text:p>#DIV/0!</text:p>
          </table:table-cell>
          <table:table-cell table:formula="of:=STDEV([.H24];[.P24];[.X24];[.AF24];[.AN24];[.AV24];[.BD24];[.BL24];[.BT24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mean </text:p>
          </table:table-cell>
          <table:table-cell table:formula="of:=AVERAGE([.C7:.C11])" office:value-type="float" office:value="0.14154514" calcext:value-type="float">
            <text:p>0.14154514</text:p>
          </table:table-cell>
          <table:table-cell table:formula="of:=AVERAGE([.D7:.D11])" office:value-type="float" office:value="0.03400032" calcext:value-type="float">
            <text:p>0.03400032</text:p>
          </table:table-cell>
          <table:table-cell table:formula="of:=AVERAGE([.E7:.E11])" office:value-type="float" office:value="0.1670138" calcext:value-type="float">
            <text:p>0.1670138</text:p>
          </table:table-cell>
          <table:table-cell table:formula="of:=AVERAGE([.F7:.F11])" office:value-type="float" office:value="-0.03730216" calcext:value-type="float">
            <text:p>-0.03730216</text:p>
          </table:table-cell>
          <table:table-cell table:formula="of:=AVERAGE([.G10:.G14])" office:value-type="float" office:value="0.0012021434" calcext:value-type="float">
            <text:p>0.0012021434</text:p>
          </table:table-cell>
          <table:table-cell table:formula="of:=AVERAGE([.H7:.H11])" office:value-type="float" office:value="-0.03473792784" calcext:value-type="float">
            <text:p>-0.0347379278</text:p>
          </table:table-cell>
          <table:table-cell/>
          <table:table-cell table:formula="of:=AVERAGE([.J7:.J11])" office:value-type="float" office:value="6" calcext:value-type="float">
            <text:p>6</text:p>
          </table:table-cell>
          <table:table-cell table:formula="of:=AVERAGE([.K7:.K11])" office:value-type="float" office:value="0.05247852" calcext:value-type="float">
            <text:p>0.05247852</text:p>
          </table:table-cell>
          <table:table-cell table:formula="of:=AVERAGE([.L7:.L11])" office:value-type="float" office:value="0.014980742" calcext:value-type="float">
            <text:p>0.014980742</text:p>
          </table:table-cell>
          <table:table-cell table:formula="of:=AVERAGE([.M7:.M11])" office:value-type="float" office:value="0.06759516" calcext:value-type="float">
            <text:p>0.06759516</text:p>
          </table:table-cell>
          <table:table-cell table:formula="of:=AVERAGE([.N7:.N11])" office:value-type="float" office:value="-0.0509354" calcext:value-type="float">
            <text:p>-0.0509354</text:p>
          </table:table-cell>
          <table:table-cell table:formula="of:=AVERAGE([.O7:.O11])" office:value-type="float" office:value="0.0053128" calcext:value-type="float">
            <text:p>0.0053128</text:p>
          </table:table-cell>
          <table:table-cell table:formula="of:=AVERAGE([.P7:.P11])" office:value-type="float" office:value="-0.031566414" calcext:value-type="float">
            <text:p>-0.031566414</text:p>
          </table:table-cell>
          <table:table-cell table:formula="of:=AVERAGE([.P7:.P11])" office:value-type="float" office:value="-0.031566414" calcext:value-type="float">
            <text:p>-0.031566414</text:p>
          </table:table-cell>
          <table:table-cell table:formula="of:=AVERAGE([.R7:.R11])" office:value-type="float" office:value="6" calcext:value-type="float">
            <text:p>6</text:p>
          </table:table-cell>
          <table:table-cell table:formula="of:=AVERAGE([.S7:.S11])" office:value-type="float" office:value="0.07749928" calcext:value-type="float">
            <text:p>0.07749928</text:p>
          </table:table-cell>
          <table:table-cell table:formula="of:=AVERAGE([.T7:.T11])" office:value-type="float" office:value="0.007967268" calcext:value-type="float">
            <text:p>0.007967268</text:p>
          </table:table-cell>
          <table:table-cell table:formula="of:=AVERAGE([.U7:.U11])" office:value-type="float" office:value="0.06834738" calcext:value-type="float">
            <text:p>0.06834738</text:p>
          </table:table-cell>
          <table:table-cell table:formula="of:=AVERAGE([.V7:.V11])" office:value-type="float" office:value="-0.03732354" calcext:value-type="float">
            <text:p>-0.03732354</text:p>
          </table:table-cell>
          <table:table-cell table:formula="of:=AVERAGE([.W7:.W11])" office:value-type="float" office:value="0.01954182" calcext:value-type="float">
            <text:p>0.01954182</text:p>
          </table:table-cell>
          <table:table-cell table:formula="of:=AVERAGE([.X7:.X11])" office:value-type="float" office:value="-0.051929028" calcext:value-type="float">
            <text:p>-0.051929028</text:p>
          </table:table-cell>
          <table:table-cell table:formula="of:=AVERAGE([.Y7:.Y11])" office:value-type="string" office:string-value="" calcext:value-type="error">
            <text:p>#DIV/0!</text:p>
          </table:table-cell>
          <table:table-cell table:formula="of:=AVERAGE([.Z7:.Z11])" office:value-type="float" office:value="6" calcext:value-type="float">
            <text:p>6</text:p>
          </table:table-cell>
          <table:table-cell table:formula="of:=AVERAGE([.AA7:.AA11])" office:value-type="float" office:value="0.11657156" calcext:value-type="float">
            <text:p>0.11657156</text:p>
          </table:table-cell>
          <table:table-cell table:formula="of:=AVERAGE([.AB7:.AB11])" office:value-type="float" office:value="0.02801982" calcext:value-type="float">
            <text:p>0.02801982</text:p>
          </table:table-cell>
          <table:table-cell table:formula="of:=AVERAGE([.AC7:.AC11])" office:value-type="float" office:value="0.05006204" calcext:value-type="float">
            <text:p>0.05006204</text:p>
          </table:table-cell>
          <table:table-cell table:formula="of:=AVERAGE([.AD7:.AD11])" office:value-type="float" office:value="-0.08015879" calcext:value-type="float">
            <text:p>-0.08015879</text:p>
          </table:table-cell>
          <table:table-cell table:formula="of:=AVERAGE([.AE7:.AE11])" office:value-type="float" office:value="0.006421739" calcext:value-type="float">
            <text:p>0.006421739</text:p>
          </table:table-cell>
          <table:table-cell table:formula="of:=AVERAGE([.AF7:.AF11])" office:value-type="float" office:value="-0.0272191678" calcext:value-type="float">
            <text:p>-0.0272191678</text:p>
          </table:table-cell>
          <table:table-cell table:formula="of:=AVERAGE([.AF7:.AF11])" office:value-type="float" office:value="-0.0272191678" calcext:value-type="float">
            <text:p>-0.0272191678</text:p>
          </table:table-cell>
          <table:table-cell table:formula="of:=AVERAGE([.AH7:.AH11])" office:value-type="float" office:value="6" calcext:value-type="float">
            <text:p>6</text:p>
          </table:table-cell>
          <table:table-cell table:formula="of:=AVERAGE([.AI7:.AI11])" office:value-type="float" office:value="0.1017245" calcext:value-type="float">
            <text:p>0.1017245</text:p>
          </table:table-cell>
          <table:table-cell table:formula="of:=AVERAGE([.AJ7:.AJ11])" office:value-type="float" office:value="-0.0004739318" calcext:value-type="float">
            <text:p>-0.0004739318</text:p>
          </table:table-cell>
          <table:table-cell table:formula="of:=AVERAGE([.AK7:.AK11])" office:value-type="float" office:value="0.07573128" calcext:value-type="float">
            <text:p>0.07573128</text:p>
          </table:table-cell>
          <table:table-cell table:formula="of:=AVERAGE([.AL7:.AL11])" office:value-type="float" office:value="-0.03736098" calcext:value-type="float">
            <text:p>-0.03736098</text:p>
          </table:table-cell>
          <table:table-cell table:formula="of:=AVERAGE([.AM7:.AM11])" office:value-type="float" office:value="0.0134375228" calcext:value-type="float">
            <text:p>0.0134375228</text:p>
          </table:table-cell>
          <table:table-cell table:formula="of:=AVERAGE([.AN7:.AN11])" office:value-type="float" office:value="-0.02352490624" calcext:value-type="float">
            <text:p>-0.0235249062</text:p>
          </table:table-cell>
          <table:table-cell table:formula="of:=AVERAGE([.AN7:.AN11])" office:value-type="float" office:value="-0.02352490624" calcext:value-type="float">
            <text:p>-0.0235249062</text:p>
          </table:table-cell>
          <table:table-cell table:formula="of:=AVERAGE([.AP7:.AP11])" office:value-type="float" office:value="6" calcext:value-type="float">
            <text:p>6</text:p>
          </table:table-cell>
          <table:table-cell table:formula="of:=AVERAGE([.AQ7:.AQ11])" office:value-type="float" office:value="0.07104702" calcext:value-type="float">
            <text:p>0.07104702</text:p>
          </table:table-cell>
          <table:table-cell table:formula="of:=AVERAGE([.AR7:.AR11])" office:value-type="float" office:value="0.006974404" calcext:value-type="float">
            <text:p>0.006974404</text:p>
          </table:table-cell>
          <table:table-cell table:formula="of:=AVERAGE([.AS7:.AS11])" office:value-type="float" office:value="0.025862" calcext:value-type="float">
            <text:p>0.025862</text:p>
          </table:table-cell>
          <table:table-cell table:formula="of:=AVERAGE([.AT7:.AT11])" office:value-type="float" office:value="-0.056099248" calcext:value-type="float">
            <text:p>-0.056099248</text:p>
          </table:table-cell>
          <table:table-cell table:formula="of:=AVERAGE([.AU7:.AU11])" office:value-type="float" office:value="0.0060413662" calcext:value-type="float">
            <text:p>0.0060413662</text:p>
          </table:table-cell>
          <table:table-cell table:formula="of:=AVERAGE([.AV7:.AV11])" office:value-type="float" office:value="-0.02352919976" calcext:value-type="float">
            <text:p>-0.0235291998</text:p>
          </table:table-cell>
          <table:table-cell table:formula="of:=AVERAGE([.AV7:.AV11])" office:value-type="float" office:value="-0.02352919976" calcext:value-type="float">
            <text:p>-0.0235291998</text:p>
          </table:table-cell>
          <table:table-cell table:formula="of:=AVERAGE([.AX7:.AX11])" office:value-type="float" office:value="6" calcext:value-type="float">
            <text:p>6</text:p>
          </table:table-cell>
          <table:table-cell table:formula="of:=AVERAGE([.AY7:.AY11])" office:value-type="float" office:value="0.08951564" calcext:value-type="float">
            <text:p>0.08951564</text:p>
          </table:table-cell>
          <table:table-cell table:formula="of:=AVERAGE([.AZ7:.AZ11])" office:value-type="float" office:value="0.02722656" calcext:value-type="float">
            <text:p>0.02722656</text:p>
          </table:table-cell>
          <table:table-cell table:formula="of:=AVERAGE([.BA7:.BA11])" office:value-type="float" office:value="0.08308306" calcext:value-type="float">
            <text:p>0.08308306</text:p>
          </table:table-cell>
          <table:table-cell table:formula="of:=AVERAGE([.BB7:.BB11])" office:value-type="float" office:value="-0.05615292" calcext:value-type="float">
            <text:p>-0.05615292</text:p>
          </table:table-cell>
          <table:table-cell table:formula="of:=AVERAGE([.BC7:.BC11])" office:value-type="float" office:value="0.0184306" calcext:value-type="float">
            <text:p>0.0184306</text:p>
          </table:table-cell>
          <table:table-cell table:formula="of:=AVERAGE([.BD7:.BD11])" office:value-type="float" office:value="-0.04331688768" calcext:value-type="float">
            <text:p>-0.0433168877</text:p>
          </table:table-cell>
          <table:table-cell table:formula="of:=AVERAGE([.BD7:.BD11])" office:value-type="float" office:value="-0.04331688768" calcext:value-type="float">
            <text:p>-0.0433168877</text:p>
          </table:table-cell>
          <table:table-cell table:formula="of:=AVERAGE([.BF7:.BF11])" office:value-type="float" office:value="6" calcext:value-type="float">
            <text:p>6</text:p>
          </table:table-cell>
          <table:table-cell table:formula="of:=AVERAGE([.BG7:.BG11])" office:value-type="float" office:value="0.0561702" calcext:value-type="float">
            <text:p>0.0561702</text:p>
          </table:table-cell>
          <table:table-cell table:formula="of:=AVERAGE([.BH7:.BH11])" office:value-type="float" office:value="0.019246" calcext:value-type="float">
            <text:p>0.019246</text:p>
          </table:table-cell>
          <table:table-cell table:formula="of:=AVERAGE([.BI7:.BI11])" office:value-type="float" office:value="0.03770706" calcext:value-type="float">
            <text:p>0.03770706</text:p>
          </table:table-cell>
          <table:table-cell table:formula="of:=AVERAGE([.BJ7:.BJ11])" office:value-type="float" office:value="-0.06455902" calcext:value-type="float">
            <text:p>-0.06455902</text:p>
          </table:table-cell>
          <table:table-cell table:formula="of:=AVERAGE([.BK7:.BK11])" office:value-type="float" office:value="0.0157223" calcext:value-type="float">
            <text:p>0.0157223</text:p>
          </table:table-cell>
          <table:table-cell table:formula="of:=AVERAGE([.BL7:.BL11])" office:value-type="float" office:value="-0.04996267232" calcext:value-type="float">
            <text:p>-0.0499626723</text:p>
          </table:table-cell>
          <table:table-cell table:formula="of:=AVERAGE([.BL7:.BL11])" office:value-type="float" office:value="-0.04996267232" calcext:value-type="float">
            <text:p>-0.0499626723</text:p>
          </table:table-cell>
          <table:table-cell table:formula="of:=AVERAGE([.BN7:.BN11])" office:value-type="float" office:value="6" calcext:value-type="float">
            <text:p>6</text:p>
          </table:table-cell>
          <table:table-cell table:formula="of:=AVERAGE([.BO7:.BO11])" office:value-type="float" office:value="0.007942438" calcext:value-type="float">
            <text:p>0.007942438</text:p>
          </table:table-cell>
          <table:table-cell table:formula="of:=AVERAGE([.BP7:.BP11])" office:value-type="float" office:value="-0.0059825154" calcext:value-type="float">
            <text:p>-0.0059825154</text:p>
          </table:table-cell>
          <table:table-cell table:formula="of:=AVERAGE([.BQ7:.BQ11])" office:value-type="float" office:value="-0.0007176238" calcext:value-type="float">
            <text:p>-0.0007176238</text:p>
          </table:table-cell>
          <table:table-cell table:formula="of:=AVERAGE([.BR7:.BR11])" office:value-type="float" office:value="-0.03744842" calcext:value-type="float">
            <text:p>-0.03744842</text:p>
          </table:table-cell>
          <table:table-cell table:formula="of:=AVERAGE([.BS7:.BS11])" office:value-type="float" office:value="-0.03034352" calcext:value-type="float">
            <text:p>-0.03034352</text:p>
          </table:table-cell>
          <table:table-cell table:formula="of:=AVERAGE([.BT7:.BT11])" office:value-type="float" office:value="0.005033619888" calcext:value-type="float">
            <text:p>0.0050336199</text:p>
          </table:table-cell>
          <table:table-cell table:formula="of:=AVERAGE([.BT7:.BT11])" office:value-type="float" office:value="0.005033619888" calcext:value-type="float">
            <text:p>0.0050336199</text:p>
          </table:table-cell>
          <table:table-cell table:formula="of:=AVERAGE([.BV7:.BV11])" office:value-type="float" office:value="6" calcext:value-type="float">
            <text:p>6</text:p>
          </table:table-cell>
          <table:table-cell table:formula="of:=AVERAGE([.BW7:.BW11])" office:value-type="float" office:value="0.0883189825" calcext:value-type="float">
            <text:p>0.0883189825</text:p>
          </table:table-cell>
          <table:table-cell table:formula="of:=AVERAGE([.BX7:.BX11])" office:value-type="float" office:value="0.017242647775" calcext:value-type="float">
            <text:p>0.0172426478</text:p>
          </table:table-cell>
          <table:table-cell table:formula="of:=AVERAGE([.BY7:.BY11])" office:value-type="float" office:value="0.0719252225" calcext:value-type="float">
            <text:p>0.0719252225</text:p>
          </table:table-cell>
          <table:table-cell table:formula="of:=AVERAGE([.BZ7:.BZ11])" office:value-type="float" office:value="-0.05248650725" calcext:value-type="float">
            <text:p>-0.0524865073</text:p>
          </table:table-cell>
          <table:table-cell table:formula="of:=AVERAGE([.CA7:.CA11])" office:value-type="float" office:value="0.01194850775" calcext:value-type="float">
            <text:p>0.0119485078</text:p>
          </table:table-cell>
          <table:table-cell table:formula="of:=AVERAGE([.CB7:.CB11])" office:value-type="float" office:value="-0.035723275455" calcext:value-type="float">
            <text:p>-0.0357232755</text:p>
          </table:table-cell>
          <table:table-cell table:formula="of:=AVERAGE([.CC7:.CC11])" office:value-type="string" office:string-value="" calcext:value-type="error">
            <text:p>#DIV/0!</text:p>
          </table:table-cell>
          <table:table-cell table:formula="of:=AVERAGE([.CD7:.CD11])" office:value-type="float" office:value="6" calcext:value-type="float">
            <text:p>6</text:p>
          </table:table-cell>
          <table:table-cell table:formula="of:=AVERAGE([.CE7:.CE11])" office:value-type="float" office:value="0.03303492527476" calcext:value-type="float">
            <text:p>0.0330349253</text:p>
          </table:table-cell>
          <table:table-cell table:formula="of:=AVERAGE([.CF7:.CF11])" office:value-type="float" office:value="0.012439529484433" calcext:value-type="float">
            <text:p>0.0124395295</text:p>
          </table:table-cell>
          <table:table-cell table:formula="of:=AVERAGE([.CG7:.CG11])" office:value-type="float" office:value="0.0443547529077482" calcext:value-type="float">
            <text:p>0.0443547529</text:p>
          </table:table-cell>
          <table:table-cell table:formula="of:=AVERAGE([.CH7:.CH11])" office:value-type="float" office:value="0.016085683277571" calcext:value-type="float">
            <text:p>0.0160856833</text:p>
          </table:table-cell>
          <table:table-cell table:formula="of:=AVERAGE([.CI7:.CI11])" office:value-type="float" office:value="0.00676754027276037" calcext:value-type="float">
            <text:p>0.0067675403</text:p>
          </table:table-cell>
          <table:table-cell table:formula="of:=AVERAGE([.CJ7:.CJ11])" office:value-type="float" office:value="0.0125468462290702" calcext:value-type="float">
            <text:p>0.0125468462</text:p>
          </table:table-cell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MAX([.C4:.C23])" office:value-type="float" office:value="0.259933" calcext:value-type="float">
            <text:p>0.259933</text:p>
          </table:table-cell>
          <table:table-cell table:formula="of:=MAX([.D4:.D23])" office:value-type="float" office:value="0.0378252" calcext:value-type="float">
            <text:p>0.0378252</text:p>
          </table:table-cell>
          <table:table-cell table:formula="of:=MAX([.E4:.E23])" office:value-type="float" office:value="0.21616" calcext:value-type="float">
            <text:p>0.21616</text:p>
          </table:table-cell>
          <table:table-cell table:formula="of:=MAX([.F4:.F23])" office:value-type="float" office:value="0.00781549" calcext:value-type="float">
            <text:p>0.00781549</text:p>
          </table:table-cell>
          <table:table-cell table:formula="of:=MAX([.G4:.G23])" office:value-type="float" office:value="0.0198513" calcext:value-type="float">
            <text:p>0.0198513</text:p>
          </table:table-cell>
          <table:table-cell table:formula="of:=MAX([.H4:.H23])" office:value-type="float" office:value="0.00107169216" calcext:value-type="float">
            <text:p>0.0010716922</text:p>
          </table:table-cell>
          <table:table-cell table:number-columns-repeated="2"/>
          <table:table-cell table:formula="of:=MAX([.K4:.K23])" office:value-type="float" office:value="0.0772784" calcext:value-type="float">
            <text:p>0.0772784</text:p>
          </table:table-cell>
          <table:table-cell table:formula="of:=MAX([.L4:.L23])" office:value-type="float" office:value="0.0197085" calcext:value-type="float">
            <text:p>0.0197085</text:p>
          </table:table-cell>
          <table:table-cell table:formula="of:=MAX([.M4:.M23])" office:value-type="float" office:value="0.0728363" calcext:value-type="float">
            <text:p>0.0728363</text:p>
          </table:table-cell>
          <table:table-cell table:formula="of:=MAX([.N4:.N23])" office:value-type="float" office:value="0.001266218" calcext:value-type="float">
            <text:p>0.001266218</text:p>
          </table:table-cell>
          <table:table-cell table:formula="of:=MAX([.O4:.O23])" office:value-type="float" office:value="0.0144322" calcext:value-type="float">
            <text:p>0.0144322</text:p>
          </table:table-cell>
          <table:table-cell table:formula="of:=MAX([.P4:.P23])" office:value-type="float" office:value="0.00782191520000002" calcext:value-type="float">
            <text:p>0.0078219152</text:p>
          </table:table-cell>
          <table:table-cell table:number-columns-repeated="2"/>
          <table:table-cell table:formula="of:=MAX([.S4:.S23])" office:value-type="float" office:value="0.151828" calcext:value-type="float">
            <text:p>0.151828</text:p>
          </table:table-cell>
          <table:table-cell table:formula="of:=MAX([.T4:.T23])" office:value-type="float" office:value="0.0215075" calcext:value-type="float">
            <text:p>0.0215075</text:p>
          </table:table-cell>
          <table:table-cell table:formula="of:=MAX([.U4:.U23])" office:value-type="float" office:value="0.11305" calcext:value-type="float">
            <text:p>0.11305</text:p>
          </table:table-cell>
          <table:table-cell table:formula="of:=MAX([.V4:.V23])" office:value-type="float" office:value="-0.0200311" calcext:value-type="float">
            <text:p>-0.0200311</text:p>
          </table:table-cell>
          <table:table-cell table:formula="of:=MAX([.W4:.W23])" office:value-type="float" office:value="0.0255934" calcext:value-type="float">
            <text:p>0.0255934</text:p>
          </table:table-cell>
          <table:table-cell table:formula="of:=MAX([.X4:.X23])" office:value-type="float" office:value="-0.001229235" calcext:value-type="float">
            <text:p>-0.001229235</text:p>
          </table:table-cell>
          <table:table-cell table:number-columns-repeated="2"/>
          <table:table-cell table:formula="of:=MAX([.AA4:.AA23])" office:value-type="float" office:value="0.16244" calcext:value-type="float">
            <text:p>0.16244</text:p>
          </table:table-cell>
          <table:table-cell table:formula="of:=MAX([.AB4:.AB23])" office:value-type="float" office:value="0.0340093" calcext:value-type="float">
            <text:p>0.0340093</text:p>
          </table:table-cell>
          <table:table-cell table:formula="of:=MAX([.AC4:.AC23])" office:value-type="float" office:value="0.2054544" calcext:value-type="float">
            <text:p>0.2054544</text:p>
          </table:table-cell>
          <table:table-cell table:formula="of:=MAX([.AD4:.AD23])" office:value-type="float" office:value="0.019097" calcext:value-type="float">
            <text:p>0.019097</text:p>
          </table:table-cell>
          <table:table-cell table:formula="of:=MAX([.AE4:.AE23])" office:value-type="float" office:value="0.00990781" calcext:value-type="float">
            <text:p>0.00990781</text:p>
          </table:table-cell>
          <table:table-cell table:formula="of:=MAX([.AF4:.AF23])" office:value-type="float" office:value="0.000356712048" calcext:value-type="float">
            <text:p>0.000356712</text:p>
          </table:table-cell>
          <table:table-cell table:number-columns-repeated="2"/>
          <table:table-cell table:formula="of:=MAX([.AI4:.AI23])" office:value-type="float" office:value="0.119505" calcext:value-type="float">
            <text:p>0.119505</text:p>
          </table:table-cell>
          <table:table-cell table:formula="of:=MAX([.AJ4:.AJ23])" office:value-type="float" office:value="0.0158287" calcext:value-type="float">
            <text:p>0.0158287</text:p>
          </table:table-cell>
          <table:table-cell table:formula="of:=MAX([.AK4:.AK23])" office:value-type="float" office:value="0.110031" calcext:value-type="float">
            <text:p>0.110031</text:p>
          </table:table-cell>
          <table:table-cell table:formula="of:=MAX([.AL4:.AL23])" office:value-type="float" office:value="-0.0193663" calcext:value-type="float">
            <text:p>-0.0193663</text:p>
          </table:table-cell>
          <table:table-cell table:formula="of:=MAX([.AM4:.AM23])" office:value-type="float" office:value="0.0235614" calcext:value-type="float">
            <text:p>0.0235614</text:p>
          </table:table-cell>
          <table:table-cell table:formula="of:=MAX([.AN4:.AN23])" office:value-type="float" office:value="-0.01663541" calcext:value-type="float">
            <text:p>-0.01663541</text:p>
          </table:table-cell>
          <table:table-cell table:number-columns-repeated="2"/>
          <table:table-cell table:formula="of:=MAX([.AQ4:.AQ23])" office:value-type="float" office:value="0.0733999" calcext:value-type="float">
            <text:p>0.0733999</text:p>
          </table:table-cell>
          <table:table-cell table:formula="of:=MAX([.AR4:.AR23])" office:value-type="float" office:value="0.00951591" calcext:value-type="float">
            <text:p>0.00951591</text:p>
          </table:table-cell>
          <table:table-cell table:formula="of:=MAX([.AS4:.AS23])" office:value-type="float" office:value="0.0281957" calcext:value-type="float">
            <text:p>0.0281957</text:p>
          </table:table-cell>
          <table:table-cell table:formula="of:=MAX([.AT4:.AT23])" office:value-type="float" office:value="-0.00742952" calcext:value-type="float">
            <text:p>-0.00742952</text:p>
          </table:table-cell>
          <table:table-cell table:formula="of:=MAX([.AU4:.AU23])" office:value-type="float" office:value="0.010895732" calcext:value-type="float">
            <text:p>0.010895732</text:p>
          </table:table-cell>
          <table:table-cell table:formula="of:=MAX([.AV4:.AV23])" office:value-type="float" office:value="-0.00579397896" calcext:value-type="float">
            <text:p>-0.005793979</text:p>
          </table:table-cell>
          <table:table-cell table:number-columns-repeated="2"/>
          <table:table-cell table:formula="of:=MAX([.AY4:.AY23])" office:value-type="float" office:value="0.114987" calcext:value-type="float">
            <text:p>0.114987</text:p>
          </table:table-cell>
          <table:table-cell table:formula="of:=MAX([.AZ4:.AZ23])" office:value-type="float" office:value="0.0466578" calcext:value-type="float">
            <text:p>0.0466578</text:p>
          </table:table-cell>
          <table:table-cell table:formula="of:=MAX([.BA4:.BA23])" office:value-type="float" office:value="0.10964" calcext:value-type="float">
            <text:p>0.10964</text:p>
          </table:table-cell>
          <table:table-cell table:formula="of:=MAX([.BB4:.BB23])" office:value-type="float" office:value="0.00147106" calcext:value-type="float">
            <text:p>0.00147106</text:p>
          </table:table-cell>
          <table:table-cell table:formula="of:=MAX([.BC4:.BC23])" office:value-type="float" office:value="0.0191764" calcext:value-type="float">
            <text:p>0.0191764</text:p>
          </table:table-cell>
          <table:table-cell table:formula="of:=MAX([.BD4:.BD23])" office:value-type="float" office:value="-0.0031361264" calcext:value-type="float">
            <text:p>-0.0031361264</text:p>
          </table:table-cell>
          <table:table-cell table:number-columns-repeated="2"/>
          <table:table-cell table:formula="of:=MAX([.BG4:.BG23])" office:value-type="float" office:value="0.0642606" calcext:value-type="float">
            <text:p>0.0642606</text:p>
          </table:table-cell>
          <table:table-cell table:formula="of:=MAX([.BH4:.BH23])" office:value-type="float" office:value="0.0262694" calcext:value-type="float">
            <text:p>0.0262694</text:p>
          </table:table-cell>
          <table:table-cell table:formula="of:=MAX([.BI4:.BI23])" office:value-type="float" office:value="0.0650285" calcext:value-type="float">
            <text:p>0.0650285</text:p>
          </table:table-cell>
          <table:table-cell table:formula="of:=MAX([.BJ4:.BJ23])" office:value-type="float" office:value="0.00877100000000001" calcext:value-type="float">
            <text:p>0.008771</text:p>
          </table:table-cell>
          <table:table-cell table:formula="of:=MAX([.BK4:.BK23])" office:value-type="float" office:value="0.0199614" calcext:value-type="float">
            <text:p>0.0199614</text:p>
          </table:table-cell>
          <table:table-cell table:formula="of:=MAX([.BL4:.BL23])" office:value-type="float" office:value="0.0109220848" calcext:value-type="float">
            <text:p>0.0109220848</text:p>
          </table:table-cell>
          <table:table-cell table:number-columns-repeated="2"/>
          <table:table-cell table:formula="of:=MAX([.BO4:.BO23])" office:value-type="float" office:value="0.0253017" calcext:value-type="float">
            <text:p>0.0253017</text:p>
          </table:table-cell>
          <table:table-cell table:formula="of:=MAX([.BP4:.BP23])" office:value-type="float" office:value="0.00352344" calcext:value-type="float">
            <text:p>0.00352344</text:p>
          </table:table-cell>
          <table:table-cell table:formula="of:=MAX([.BQ4:.BQ23])" office:value-type="float" office:value="0.00693397" calcext:value-type="float">
            <text:p>0.00693397</text:p>
          </table:table-cell>
          <table:table-cell table:formula="of:=MAX([.BR4:.BR23])" office:value-type="float" office:value="0.0126342" calcext:value-type="float">
            <text:p>0.0126342</text:p>
          </table:table-cell>
          <table:table-cell table:formula="of:=MAX([.BS4:.BS23])" office:value-type="float" office:value="0.0220221" calcext:value-type="float">
            <text:p>0.0220221</text:p>
          </table:table-cell>
          <table:table-cell table:formula="of:=MAX([.BT4:.BT23])" office:value-type="float" office:value="0.0224334792" calcext:value-type="float">
            <text:p>0.0224334792</text:p>
          </table:table-cell>
          <table:table-cell table:number-columns-repeated="2"/>
          <table:table-cell table:formula="of:=AVERAGE([.C26];[.K26];[.S26];[.AA26];[.AI26];[.AQ26];[.AY26];[.BG26];[.BO26])" office:value-type="float" office:value="0.116548177777778" calcext:value-type="float">
            <text:p>0.1165481778</text:p>
          </table:table-cell>
          <table:table-cell table:formula="of:=AVERAGE([.D26];[.L26];[.T26];[.AB26];[.AJ26];[.AR26];[.AZ26];[.BH26];[.BP26])" office:value-type="float" office:value="0.02387175" calcext:value-type="float">
            <text:p>0.02387175</text:p>
          </table:table-cell>
          <table:table-cell table:formula="of:=AVERAGE([.E26];[.M26];[.U26];[.AC26];[.AK26];[.AS26];[.BA26];[.BI26];[.BQ26])" office:value-type="float" office:value="0.103036652222222" calcext:value-type="float">
            <text:p>0.1030366522</text:p>
          </table:table-cell>
          <table:table-cell table:formula="of:=AVERAGE([.F26];[.N26];[.V26];[.AD26];[.AL26];[.AT26];[.BB26];[.BJ26];[.BR26])" office:value-type="float" office:value="0.000469783111111112" calcext:value-type="float">
            <text:p>0.0004697831</text:p>
          </table:table-cell>
          <table:table-cell table:formula="of:=AVERAGE([.G26];[.O26];[.W26];[.AE26];[.AM26];[.AU26];[.BC26];[.BK26];[.BS26])" office:value-type="float" office:value="0.0183779713333333" calcext:value-type="float">
            <text:p>0.0183779713</text:p>
          </table:table-cell>
          <table:table-cell table:formula="of:=AVERAGE([.H26];[.P26];[.X26];[.AF26];[.AN26];[.AV26];[.BD26];[.BL26];[.BT26])" office:value-type="float" office:value="0.00175679256088889" calcext:value-type="float">
            <text:p>0.0017567926</text:p>
          </table:table-cell>
          <table:table-cell/>
          <table:table-cell table:formula="of:=AVERAGE([.J26];[.R26];[.Z26];[.AH26];[.AP26];[.AX26];[.BF26];[.BN26];[.BV26])" office:value-type="string" office:string-value="" calcext:value-type="error">
            <text:p>#DIV/0!</text:p>
          </table:table-cell>
          <table:table-cell table:formula="of:=STDEV([.C26];[.K26];[.S26];[.AA26];[.AI26];[.AQ26];[.AY26];[.BG26];[.BO26])" office:value-type="float" office:value="0.069268420238713" calcext:value-type="float">
            <text:p>0.0692684202</text:p>
          </table:table-cell>
          <table:table-cell table:formula="of:=STDEV([.D26];[.L26];[.T26];[.AB26];[.AJ26];[.AR26];[.AZ26];[.BH26];[.BP26])" office:value-type="float" office:value="0.0138301226084551" calcext:value-type="float">
            <text:p>0.0138301226</text:p>
          </table:table-cell>
          <table:table-cell table:formula="of:=STDEV([.E26];[.M26];[.U26];[.AC26];[.AK26];[.AS26];[.BA26];[.BI26];[.BQ26])" office:value-type="float" office:value="0.0713027468600284" calcext:value-type="float">
            <text:p>0.0713027469</text:p>
          </table:table-cell>
          <table:table-cell table:formula="of:=STDEV([.F26];[.N26];[.V26];[.AD26];[.AL26];[.AT26];[.BB26];[.BJ26];[.BR26])" office:value-type="float" office:value="0.0136730031170655" calcext:value-type="float">
            <text:p>0.0136730031</text:p>
          </table:table-cell>
          <table:table-cell table:formula="of:=STDEV([.G26];[.O26];[.W26];[.AE26];[.AM26];[.AU26];[.BC26];[.BK26];[.BS26])" office:value-type="float" office:value="0.00548659843656031" calcext:value-type="float">
            <text:p>0.0054865984</text:p>
          </table:table-cell>
          <table:table-cell table:formula="of:=STDEV([.H26];[.P26];[.X26];[.AF26];[.AN26];[.AV26];[.BD26];[.BL26];[.BT26])" office:value-type="float" office:value="0.0110616880209537" calcext:value-type="float">
            <text:p>0.011061688</text:p>
          </table:table-cell>
        </table:table-row>
        <table:table-row table:style-name="ro1">
          <table:table-cell/>
          <table:table-cell office:value-type="string" calcext:value-type="string">
            <text:p>range</text:p>
          </table:table-cell>
          <table:table-cell table:formula="of:=MAX([.C4:.C23])-MIN([.C4:.C23])" office:value-type="float" office:value="0.2414202" calcext:value-type="float">
            <text:p>0.2414202</text:p>
          </table:table-cell>
          <table:table-cell table:formula="of:=MAX([.D4:.D23])-MIN([.D4:.D23])" office:value-type="float" office:value="0.03608991" calcext:value-type="float">
            <text:p>0.03608991</text:p>
          </table:table-cell>
          <table:table-cell table:formula="of:=MAX([.E4:.E23])-MIN([.E4:.E23])" office:value-type="float" office:value="0.22020809" calcext:value-type="float">
            <text:p>0.22020809</text:p>
          </table:table-cell>
          <table:table-cell table:formula="of:=MAX([.F4:.F23])-MIN([.F4:.F23])" office:value-type="float" office:value="0.05202979" calcext:value-type="float">
            <text:p>0.05202979</text:p>
          </table:table-cell>
          <table:table-cell table:formula="of:=MAX([.G4:.G23])-MIN([.G4:.G23])" office:value-type="float" office:value="0.0351629" calcext:value-type="float">
            <text:p>0.0351629</text:p>
          </table:table-cell>
          <table:table-cell table:formula="of:=MAX([.H4:.H23])-MIN([.H4:.H23])" office:value-type="float" office:value="0.04620073216" calcext:value-type="float">
            <text:p>0.0462007322</text:p>
          </table:table-cell>
          <table:table-cell table:number-columns-repeated="2"/>
          <table:table-cell table:formula="of:=MAX([.K4:.K23])-MIN([.K4:.K23])" office:value-type="float" office:value="0.07073804" calcext:value-type="float">
            <text:p>0.07073804</text:p>
          </table:table-cell>
          <table:table-cell table:formula="of:=MAX([.L4:.L23])-MIN([.L4:.L23])" office:value-type="float" office:value="0.1226145" calcext:value-type="float">
            <text:p>0.1226145</text:p>
          </table:table-cell>
          <table:table-cell table:formula="of:=MAX([.M4:.M23])-MIN([.M4:.M23])" office:value-type="float" office:value="0.06449177" calcext:value-type="float">
            <text:p>0.06449177</text:p>
          </table:table-cell>
          <table:table-cell table:formula="of:=MAX([.N4:.N23])-MIN([.N4:.N23])" office:value-type="float" office:value="0.063478018" calcext:value-type="float">
            <text:p>0.063478018</text:p>
          </table:table-cell>
          <table:table-cell table:formula="of:=MAX([.O4:.O23])-MIN([.O4:.O23])" office:value-type="float" office:value="0.02136204" calcext:value-type="float">
            <text:p>0.02136204</text:p>
          </table:table-cell>
          <table:table-cell table:formula="of:=MAX([.P4:.P23])-MIN([.P4:.P23])" office:value-type="float" office:value="0.0522957732" calcext:value-type="float">
            <text:p>0.0522957732</text:p>
          </table:table-cell>
          <table:table-cell table:number-columns-repeated="2"/>
          <table:table-cell table:formula="of:=MAX([.S4:.S23])-MIN([.S4:.S23])" office:value-type="float" office:value="0.1255689" calcext:value-type="float">
            <text:p>0.1255689</text:p>
          </table:table-cell>
          <table:table-cell table:formula="of:=MAX([.T4:.T23])-MIN([.T4:.T23])" office:value-type="float" office:value="0.022017888" calcext:value-type="float">
            <text:p>0.022017888</text:p>
          </table:table-cell>
          <table:table-cell table:formula="of:=MAX([.U4:.U23])-MIN([.U4:.U23])" office:value-type="float" office:value="0.0871186" calcext:value-type="float">
            <text:p>0.0871186</text:p>
          </table:table-cell>
          <table:table-cell table:formula="of:=MAX([.V4:.V23])-MIN([.V4:.V23])" office:value-type="float" office:value="0.0265865" calcext:value-type="float">
            <text:p>0.0265865</text:p>
          </table:table-cell>
          <table:table-cell table:formula="of:=MAX([.W4:.W23])-MIN([.W4:.W23])" office:value-type="float" office:value="0.02922355" calcext:value-type="float">
            <text:p>0.02922355</text:p>
          </table:table-cell>
          <table:table-cell table:formula="of:=MAX([.X4:.X23])-MIN([.X4:.X23])" office:value-type="float" office:value="0.071658445" calcext:value-type="float">
            <text:p>0.071658445</text:p>
          </table:table-cell>
          <table:table-cell table:number-columns-repeated="2"/>
          <table:table-cell table:formula="of:=MAX([.AA4:.AA23])-MIN([.AA4:.AA23])" office:value-type="float" office:value="0.15799503" calcext:value-type="float">
            <text:p>0.15799503</text:p>
          </table:table-cell>
          <table:table-cell table:formula="of:=MAX([.AB4:.AB23])-MIN([.AB4:.AB23])" office:value-type="float" office:value="0.03034429" calcext:value-type="float">
            <text:p>0.03034429</text:p>
          </table:table-cell>
          <table:table-cell table:formula="of:=MAX([.AC4:.AC23])-MIN([.AC4:.AC23])" office:value-type="float" office:value="0.20298524" calcext:value-type="float">
            <text:p>0.20298524</text:p>
          </table:table-cell>
          <table:table-cell table:formula="of:=MAX([.AD4:.AD23])-MIN([.AD4:.AD23])" office:value-type="float" office:value="0.11614935" calcext:value-type="float">
            <text:p>0.11614935</text:p>
          </table:table-cell>
          <table:table-cell table:formula="of:=MAX([.AE4:.AE23])-MIN([.AE4:.AE23])" office:value-type="float" office:value="0.02385791" calcext:value-type="float">
            <text:p>0.02385791</text:p>
          </table:table-cell>
          <table:table-cell table:formula="of:=MAX([.AF4:.AF23])-MIN([.AF4:.AF23])" office:value-type="float" office:value="0.040051501248" calcext:value-type="float">
            <text:p>0.0400515012</text:p>
          </table:table-cell>
          <table:table-cell table:number-columns-repeated="2"/>
          <table:table-cell table:formula="of:=MAX([.AI4:.AI23])-MIN([.AI4:.AI23])" office:value-type="float" office:value="0.0977778" calcext:value-type="float">
            <text:p>0.0977778</text:p>
          </table:table-cell>
          <table:table-cell table:formula="of:=MAX([.AJ4:.AJ23])-MIN([.AJ4:.AJ23])" office:value-type="float" office:value="0.048007" calcext:value-type="float">
            <text:p>0.048007</text:p>
          </table:table-cell>
          <table:table-cell table:formula="of:=MAX([.AK4:.AK23])-MIN([.AK4:.AK23])" office:value-type="float" office:value="0.0913711" calcext:value-type="float">
            <text:p>0.0913711</text:p>
          </table:table-cell>
          <table:table-cell table:formula="of:=MAX([.AL4:.AL23])-MIN([.AL4:.AL23])" office:value-type="float" office:value="0.0254665" calcext:value-type="float">
            <text:p>0.0254665</text:p>
          </table:table-cell>
          <table:table-cell table:formula="of:=MAX([.AM4:.AM23])-MIN([.AM4:.AM23])" office:value-type="float" office:value="0.02822357" calcext:value-type="float">
            <text:p>0.02822357</text:p>
          </table:table-cell>
          <table:table-cell table:formula="of:=MAX([.AN4:.AN23])-MIN([.AN4:.AN23])" office:value-type="float" office:value="0.0328224556" calcext:value-type="float">
            <text:p>0.0328224556</text:p>
          </table:table-cell>
          <table:table-cell table:number-columns-repeated="2"/>
          <table:table-cell table:formula="of:=MAX([.AQ4:.AQ23])-MIN([.AQ4:.AQ23])" office:value-type="float" office:value="0.0595304" calcext:value-type="float">
            <text:p>0.0595304</text:p>
          </table:table-cell>
          <table:table-cell table:formula="of:=MAX([.AR4:.AR23])-MIN([.AR4:.AR23])" office:value-type="float" office:value="0.01066817" calcext:value-type="float">
            <text:p>0.01066817</text:p>
          </table:table-cell>
          <table:table-cell table:formula="of:=MAX([.AS4:.AS23])-MIN([.AS4:.AS23])" office:value-type="float" office:value="0.02290291" calcext:value-type="float">
            <text:p>0.02290291</text:p>
          </table:table-cell>
          <table:table-cell table:formula="of:=MAX([.AT4:.AT23])-MIN([.AT4:.AT23])" office:value-type="float" office:value="0.04964832" calcext:value-type="float">
            <text:p>0.04964832</text:p>
          </table:table-cell>
          <table:table-cell table:formula="of:=MAX([.AU4:.AU23])-MIN([.AU4:.AU23])" office:value-type="float" office:value="0.023786132" calcext:value-type="float">
            <text:p>0.023786132</text:p>
          </table:table-cell>
          <table:table-cell table:formula="of:=MAX([.AV4:.AV23])-MIN([.AV4:.AV23])" office:value-type="float" office:value="0.02073074344" calcext:value-type="float">
            <text:p>0.0207307434</text:p>
          </table:table-cell>
          <table:table-cell table:number-columns-repeated="2"/>
          <table:table-cell table:formula="of:=MAX([.AY4:.AY23])-MIN([.AY4:.AY23])" office:value-type="float" office:value="0.115184463" calcext:value-type="float">
            <text:p>0.115184463</text:p>
          </table:table-cell>
          <table:table-cell table:formula="of:=MAX([.AZ4:.AZ23])-MIN([.AZ4:.AZ23])" office:value-type="float" office:value="0.06040206" calcext:value-type="float">
            <text:p>0.06040206</text:p>
          </table:table-cell>
          <table:table-cell table:formula="of:=MAX([.BA4:.BA23])-MIN([.BA4:.BA23])" office:value-type="float" office:value="0.097293" calcext:value-type="float">
            <text:p>0.097293</text:p>
          </table:table-cell>
          <table:table-cell table:formula="of:=MAX([.BB4:.BB23])-MIN([.BB4:.BB23])" office:value-type="float" office:value="0.06489136" calcext:value-type="float">
            <text:p>0.06489136</text:p>
          </table:table-cell>
          <table:table-cell table:formula="of:=MAX([.BC4:.BC23])-MIN([.BC4:.BC23])" office:value-type="float" office:value="0.0375603" calcext:value-type="float">
            <text:p>0.0375603</text:p>
          </table:table-cell>
          <table:table-cell table:formula="of:=MAX([.BD4:.BD23])-MIN([.BD4:.BD23])" office:value-type="float" office:value="0.0470825872" calcext:value-type="float">
            <text:p>0.0470825872</text:p>
          </table:table-cell>
          <table:table-cell table:number-columns-repeated="2"/>
          <table:table-cell table:formula="of:=MAX([.BG4:.BG23])-MIN([.BG4:.BG23])" office:value-type="float" office:value="0.0442979" calcext:value-type="float">
            <text:p>0.0442979</text:p>
          </table:table-cell>
          <table:table-cell table:formula="of:=MAX([.BH4:.BH23])-MIN([.BH4:.BH23])" office:value-type="float" office:value="0.0369658" calcext:value-type="float">
            <text:p>0.0369658</text:p>
          </table:table-cell>
          <table:table-cell table:formula="of:=MAX([.BI4:.BI23])-MIN([.BI4:.BI23])" office:value-type="float" office:value="0.03857905" calcext:value-type="float">
            <text:p>0.03857905</text:p>
          </table:table-cell>
          <table:table-cell table:formula="of:=MAX([.BJ4:.BJ23])-MIN([.BJ4:.BJ23])" office:value-type="float" office:value="0.0931105" calcext:value-type="float">
            <text:p>0.0931105</text:p>
          </table:table-cell>
          <table:table-cell table:formula="of:=MAX([.BK4:.BK23])-MIN([.BK4:.BK23])" office:value-type="float" office:value="0.0299988" calcext:value-type="float">
            <text:p>0.0299988</text:p>
          </table:table-cell>
          <table:table-cell table:formula="of:=MAX([.BL4:.BL23])-MIN([.BL4:.BL23])" office:value-type="float" office:value="0.065931624" calcext:value-type="float">
            <text:p>0.065931624</text:p>
          </table:table-cell>
          <table:table-cell table:number-columns-repeated="2"/>
          <table:table-cell table:formula="of:=MAX([.BO4:.BO23])-MIN([.BO4:.BO23])" office:value-type="float" office:value="0.0442856" calcext:value-type="float">
            <text:p>0.0442856</text:p>
          </table:table-cell>
          <table:table-cell table:formula="of:=MAX([.BP4:.BP23])-MIN([.BP4:.BP23])" office:value-type="float" office:value="0.01428834" calcext:value-type="float">
            <text:p>0.01428834</text:p>
          </table:table-cell>
          <table:table-cell table:formula="of:=MAX([.BQ4:.BQ23])-MIN([.BQ4:.BQ23])" office:value-type="float" office:value="0.01845987" calcext:value-type="float">
            <text:p>0.01845987</text:p>
          </table:table-cell>
          <table:table-cell table:formula="of:=MAX([.BR4:.BR23])-MIN([.BR4:.BR23])" office:value-type="float" office:value="0.0975652" calcext:value-type="float">
            <text:p>0.0975652</text:p>
          </table:table-cell>
          <table:table-cell table:formula="of:=MAX([.BS4:.BS23])-MIN([.BS4:.BS23])" office:value-type="float" office:value="0.0667939" calcext:value-type="float">
            <text:p>0.0667939</text:p>
          </table:table-cell>
          <table:table-cell table:formula="of:=MAX([.BT4:.BT23])-MIN([.BT4:.BT23])" office:value-type="float" office:value="0.1090813548" calcext:value-type="float">
            <text:p>0.1090813548</text:p>
          </table:table-cell>
          <table:table-cell table:number-columns-repeated="2"/>
          <table:table-cell table:formula="of:=AVERAGE([.C27];[.K27];[.S27];[.AA27];[.AI27];[.AQ27];[.AY27];[.BG27];[.BO27])" office:value-type="float" office:value="0.106310925888889" calcext:value-type="float">
            <text:p>0.1063109259</text:p>
          </table:table-cell>
          <table:table-cell table:formula="of:=AVERAGE([.D27];[.L27];[.T27];[.AB27];[.AJ27];[.AR27];[.AZ27];[.BH27];[.BP27])" office:value-type="float" office:value="0.0423775508888889" calcext:value-type="float">
            <text:p>0.0423775509</text:p>
          </table:table-cell>
          <table:table-cell table:formula="of:=AVERAGE([.E27];[.M27];[.U27];[.AC27];[.AK27];[.AS27];[.BA27];[.BI27];[.BQ27])" office:value-type="float" office:value="0.0937121811111111" calcext:value-type="float">
            <text:p>0.0937121811</text:p>
          </table:table-cell>
          <table:table-cell table:formula="of:=AVERAGE([.F27];[.N27];[.V27];[.AD27];[.AL27];[.AT27];[.BB27];[.BJ27];[.BR27])" office:value-type="float" office:value="0.0654361708888889" calcext:value-type="float">
            <text:p>0.0654361709</text:p>
          </table:table-cell>
          <table:table-cell table:formula="of:=AVERAGE([.G27];[.O27];[.W27];[.AE27];[.AM27];[.AU27];[.BC27];[.BK27];[.BS27])" office:value-type="float" office:value="0.0328854557777778" calcext:value-type="float">
            <text:p>0.0328854558</text:p>
          </table:table-cell>
          <table:table-cell table:formula="of:=AVERAGE([.H27];[.P27];[.X27];[.AF27];[.AN27];[.AV27];[.BD27];[.BL27];[.BT27])" office:value-type="float" office:value="0.0539839129608889" calcext:value-type="float">
            <text:p>0.053983913</text:p>
          </table:table-cell>
          <table:table-cell/>
          <table:table-cell table:formula="of:=AVERAGE([.J27];[.R27];[.Z27];[.AH27];[.AP27];[.AX27];[.BF27];[.BN27];[.BV27])" office:value-type="string" office:string-value="" calcext:value-type="error">
            <text:p>#DIV/0!</text:p>
          </table:table-cell>
          <table:table-cell table:formula="of:=STDEV([.C27];[.K27];[.S27];[.AA27];[.AI27];[.AQ27];[.AY27];[.BG27];[.BO27])" office:value-type="float" office:value="0.0638306257589034" calcext:value-type="float">
            <text:p>0.0638306258</text:p>
          </table:table-cell>
          <table:table-cell table:formula="of:=STDEV([.D27];[.L27];[.T27];[.AB27];[.AJ27];[.AR27];[.AZ27];[.BH27];[.BP27])" office:value-type="float" office:value="0.0339432742777703" calcext:value-type="float">
            <text:p>0.0339432743</text:p>
          </table:table-cell>
          <table:table-cell table:formula="of:=STDEV([.E27];[.M27];[.U27];[.AC27];[.AK27];[.AS27];[.BA27];[.BI27];[.BQ27])" office:value-type="float" office:value="0.0729502847626218" calcext:value-type="float">
            <text:p>0.0729502848</text:p>
          </table:table-cell>
          <table:table-cell table:formula="of:=STDEV([.F27];[.N27];[.V27];[.AD27];[.AL27];[.AT27];[.BB27];[.BJ27];[.BR27])" office:value-type="float" office:value="0.0314443149152953" calcext:value-type="float">
            <text:p>0.0314443149</text:p>
          </table:table-cell>
          <table:table-cell table:formula="of:=STDEV([.G27];[.O27];[.W27];[.AE27];[.AM27];[.AU27];[.BC27];[.BK27];[.BS27])" office:value-type="float" office:value="0.0137721749005873" calcext:value-type="float">
            <text:p>0.0137721749</text:p>
          </table:table-cell>
          <table:table-cell table:formula="of:=STDEV([.H27];[.P27];[.X27];[.AF27];[.AN27];[.AV27];[.BD27];[.BL27];[.BT27])" office:value-type="float" office:value="0.0258592673246424" calcext:value-type="float">
            <text:p>0.0258592673</text:p>
          </table:table-cell>
        </table:table-row>
        <table:table-row table:style-name="ro1" table:number-rows-repeated="2">
          <table:table-cell table:number-columns-repeated="88"/>
        </table:table-row>
        <table:table-row table:style-name="ro1">
          <table:table-cell table:number-columns-repeated="2"/>
          <table:table-cell office:value-type="string" calcext:value-type="string">
            <text:p>VASO touch only</text:p>
          </table:table-cell>
          <table:table-cell table:number-columns-repeated="8"/>
          <table:table-cell office:value-type="string" calcext:value-type="string">
            <text:p>BOLD touch only</text:p>
          </table:table-cell>
          <table:table-cell table:number-columns-repeated="76"/>
        </table:table-row>
        <table:table-row table:style-name="ro1">
          <table:table-cell table:number-columns-repeated="2"/>
          <table:table-cell office:value-type="string" calcext:value-type="string">
            <text:p>SUBJ 1</text:p>
          </table:table-cell>
          <table:table-cell office:value-type="string" calcext:value-type="string">
            <text:p>SUBJ 2</text:p>
          </table:table-cell>
          <table:table-cell office:value-type="string" calcext:value-type="string">
            <text:p>SUBJ 3</text:p>
          </table:table-cell>
          <table:table-cell office:value-type="string" calcext:value-type="string">
            <text:p>SUBJ 4</text:p>
          </table:table-cell>
          <table:table-cell office:value-type="string" calcext:value-type="string">
            <text:p>SUBJ 5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table:number-columns-repeated="2"/>
          <table:table-cell office:value-type="string" calcext:value-type="string">
            <text:p>SUBJ 1</text:p>
          </table:table-cell>
          <table:table-cell office:value-type="string" calcext:value-type="string">
            <text:p>SUBJ 2</text:p>
          </table:table-cell>
          <table:table-cell office:value-type="string" calcext:value-type="string">
            <text:p>SUBJ 3</text:p>
          </table:table-cell>
          <table:table-cell office:value-type="string" calcext:value-type="string">
            <text:p>SUBJ 4</text:p>
          </table:table-cell>
          <table:table-cell office:value-type="string" calcext:value-type="string">
            <text:p>SUBJ 5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table:number-columns-repeated="7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66281" calcext:value-type="float">
            <text:p>0.0066281</text:p>
          </table:table-cell>
          <table:table-cell office:value-type="float" office:value="-0.0110314" calcext:value-type="float">
            <text:p>-0.0110314</text:p>
          </table:table-cell>
          <table:table-cell office:value-type="float" office:value="-0.00175609" calcext:value-type="float">
            <text:p>-0.00175609</text:p>
          </table:table-cell>
          <table:table-cell office:value-type="float" office:value="-0.00600967" calcext:value-type="float">
            <text:p>-0.00600967</text:p>
          </table:table-cell>
          <table:table-cell office:value-type="float" office:value="0.0015738" calcext:value-type="float">
            <text:p>0.0015738</text:p>
          </table:table-cell>
          <table:table-cell table:formula="of:=AVERAGE([.C32:.G32])" office:value-type="float" office:value="-0.002119052" calcext:value-type="float">
            <text:p>-0.002119052</text:p>
          </table:table-cell>
          <table:table-cell table:formula="of:=AVERAGE([.D32:.H32])" office:value-type="float" office:value="-0.0038684824" calcext:value-type="float">
            <text:p>-0.00386848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17232" calcext:value-type="float">
            <text:p>0.0017232</text:p>
          </table:table-cell>
          <table:table-cell office:value-type="float" office:value="0.0046195" calcext:value-type="float">
            <text:p>0.0046195</text:p>
          </table:table-cell>
          <table:table-cell office:value-type="float" office:value="0.044165" calcext:value-type="float">
            <text:p>0.044165</text:p>
          </table:table-cell>
          <table:table-cell office:value-type="float" office:value="0.00670361" calcext:value-type="float">
            <text:p>0.00670361</text:p>
          </table:table-cell>
          <table:table-cell office:value-type="float" office:value="-0.00617562" calcext:value-type="float">
            <text:p>-0.00617562</text:p>
          </table:table-cell>
          <table:table-cell table:formula="of:=AVERAGE([.L32:.P32])" office:value-type="float" office:value="0.010207138" calcext:value-type="float">
            <text:p>0.010207138</text:p>
          </table:table-cell>
          <table:table-cell table:formula="of:=AVERAGE([.M32:.Q32])" office:value-type="float" office:value="0.0119039256" calcext:value-type="float">
            <text:p>0.0119039256</text:p>
          </table:table-cell>
          <table:table-cell table:number-columns-repeated="7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856961" calcext:value-type="float">
            <text:p>0.00856961</text:p>
          </table:table-cell>
          <table:table-cell office:value-type="float" office:value="-0.0109043" calcext:value-type="float">
            <text:p>-0.0109043</text:p>
          </table:table-cell>
          <table:table-cell office:value-type="float" office:value="-0.00742324" calcext:value-type="float">
            <text:p>-0.00742324</text:p>
          </table:table-cell>
          <table:table-cell office:value-type="float" office:value="-0.01267017" calcext:value-type="float">
            <text:p>-0.01267017</text:p>
          </table:table-cell>
          <table:table-cell table:style-name="ce1" office:value-type="float" office:value="0.00104477" calcext:value-type="float">
            <text:p>1.04E-03</text:p>
          </table:table-cell>
          <table:table-cell table:formula="of:=AVERAGE([.C33:.G33])" office:value-type="float" office:value="-0.004276666" calcext:value-type="float">
            <text:p>-0.004276666</text:p>
          </table:table-cell>
          <table:table-cell table:formula="of:=STDEV([.C33:.G33])" office:value-type="float" office:value="0.0244373495022165" calcext:value-type="float">
            <text:p>0.02443734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344787" calcext:value-type="float">
            <text:p>0.00344787</text:p>
          </table:table-cell>
          <table:table-cell office:value-type="float" office:value="0.0106097" calcext:value-type="float">
            <text:p>0.0106097</text:p>
          </table:table-cell>
          <table:table-cell office:value-type="float" office:value="0.0323516" calcext:value-type="float">
            <text:p>0.0323516</text:p>
          </table:table-cell>
          <table:table-cell office:value-type="float" office:value="0.00782904" calcext:value-type="float">
            <text:p>0.00782904</text:p>
          </table:table-cell>
          <table:table-cell office:value-type="float" office:value="-0.0120972" calcext:value-type="float">
            <text:p>-0.0120972</text:p>
          </table:table-cell>
          <table:table-cell table:formula="of:=AVERAGE([.L33:.P33])" office:value-type="float" office:value="0.008428202" calcext:value-type="float">
            <text:p>0.008428202</text:p>
          </table:table-cell>
          <table:table-cell table:formula="of:=AVERAGE([.M33:.Q33])" office:value-type="float" office:value="0.0094242684" calcext:value-type="float">
            <text:p>0.0094242684</text:p>
          </table:table-cell>
          <table:table-cell table:number-columns-repeated="7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0256648" calcext:value-type="float">
            <text:p>0.00256648</text:p>
          </table:table-cell>
          <table:table-cell office:value-type="float" office:value="-0.0105581" calcext:value-type="float">
            <text:p>-0.0105581</text:p>
          </table:table-cell>
          <table:table-cell office:value-type="float" office:value="-0.00186772" calcext:value-type="float">
            <text:p>-0.00186772</text:p>
          </table:table-cell>
          <table:table-cell office:value-type="float" office:value="-0.01302672" calcext:value-type="float">
            <text:p>-0.01302672</text:p>
          </table:table-cell>
          <table:table-cell office:value-type="float" office:value="-0.0023241" calcext:value-type="float">
            <text:p>-0.0023241</text:p>
          </table:table-cell>
          <table:table-cell table:formula="of:=AVERAGE([.C34:.G34])" office:value-type="float" office:value="-0.005042032" calcext:value-type="float">
            <text:p>-0.005042032</text:p>
          </table:table-cell>
          <table:table-cell table:formula="of:=STDEV([.C34:.G34])" office:value-type="float" office:value="0.0137590753310141" calcext:value-type="float">
            <text:p>0.01375907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232369" calcext:value-type="float">
            <text:p>0.0232369</text:p>
          </table:table-cell>
          <table:table-cell office:value-type="float" office:value="0.0116318" calcext:value-type="float">
            <text:p>0.0116318</text:p>
          </table:table-cell>
          <table:table-cell office:value-type="float" office:value="0.00527947" calcext:value-type="float">
            <text:p>0.00527947</text:p>
          </table:table-cell>
          <table:table-cell office:value-type="float" office:value="0.00471804" calcext:value-type="float">
            <text:p>0.00471804</text:p>
          </table:table-cell>
          <table:table-cell office:value-type="float" office:value="-0.00233766" calcext:value-type="float">
            <text:p>-0.00233766</text:p>
          </table:table-cell>
          <table:table-cell table:formula="of:=AVERAGE([.L34:.P34])" office:value-type="float" office:value="0.00850571" calcext:value-type="float">
            <text:p>0.00850571</text:p>
          </table:table-cell>
          <table:table-cell table:formula="of:=AVERAGE([.M34:.Q34])" office:value-type="float" office:value="0.005559472" calcext:value-type="float">
            <text:p>0.005559472</text:p>
          </table:table-cell>
          <table:table-cell table:number-columns-repeated="7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-0.00873969" calcext:value-type="float">
            <text:p>-0.00873969</text:p>
          </table:table-cell>
          <table:table-cell office:value-type="float" office:value="-0.0102596" calcext:value-type="float">
            <text:p>-0.0102596</text:p>
          </table:table-cell>
          <table:table-cell table:style-name="ce1" office:value-type="float" office:value="-0.00000037445" calcext:value-type="float">
            <text:p>-3.74E-07</text:p>
          </table:table-cell>
          <table:table-cell office:value-type="float" office:value="-0.023954" calcext:value-type="float">
            <text:p>-0.023954</text:p>
          </table:table-cell>
          <table:table-cell office:value-type="float" office:value="-0.0185215" calcext:value-type="float">
            <text:p>-0.0185215</text:p>
          </table:table-cell>
          <table:table-cell table:formula="of:=AVERAGE([.C35:.G35])" office:value-type="float" office:value="-0.01229503289" calcext:value-type="float">
            <text:p>-0.0122950329</text:p>
          </table:table-cell>
          <table:table-cell table:formula="of:=STDEV([.C35:.G35])" office:value-type="float" office:value="0.0236400763297411" calcext:value-type="float">
            <text:p>0.023640076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401341" calcext:value-type="float">
            <text:p>0.0401341</text:p>
          </table:table-cell>
          <table:table-cell office:value-type="float" office:value="0.0113886" calcext:value-type="float">
            <text:p>0.0113886</text:p>
          </table:table-cell>
          <table:table-cell office:value-type="float" office:value="0.00452204" calcext:value-type="float">
            <text:p>0.00452204</text:p>
          </table:table-cell>
          <table:table-cell office:value-type="float" office:value="0.00703577" calcext:value-type="float">
            <text:p>0.00703577</text:p>
          </table:table-cell>
          <table:table-cell office:value-type="float" office:value="-0.000736076" calcext:value-type="float">
            <text:p>-0.000736076</text:p>
          </table:table-cell>
          <table:table-cell table:formula="of:=AVERAGE([.L35:.P35])" office:value-type="float" office:value="0.0124688868" calcext:value-type="float">
            <text:p>0.0124688868</text:p>
          </table:table-cell>
          <table:table-cell table:formula="of:=AVERAGE([.M35:.Q35])" office:value-type="float" office:value="0.00693584416" calcext:value-type="float">
            <text:p>0.0069358442</text:p>
          </table:table-cell>
          <table:table-cell table:number-columns-repeated="7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-0.011382" calcext:value-type="float">
            <text:p>-0.011382</text:p>
          </table:table-cell>
          <table:table-cell office:value-type="float" office:value="-0.00747244" calcext:value-type="float">
            <text:p>-0.00747244</text:p>
          </table:table-cell>
          <table:table-cell office:value-type="float" office:value="-0.00317726" calcext:value-type="float">
            <text:p>-0.00317726</text:p>
          </table:table-cell>
          <table:table-cell office:value-type="float" office:value="-0.0230717" calcext:value-type="float">
            <text:p>-0.0230717</text:p>
          </table:table-cell>
          <table:table-cell office:value-type="float" office:value="-0.0189947" calcext:value-type="float">
            <text:p>-0.0189947</text:p>
          </table:table-cell>
          <table:table-cell table:formula="of:=AVERAGE([.C36:.G36])" office:value-type="float" office:value="-0.01281962" calcext:value-type="float">
            <text:p>-0.01281962</text:p>
          </table:table-cell>
          <table:table-cell table:formula="of:=STDEV([.C36:.G36])" office:value-type="float" office:value="0.0154292853893432" calcext:value-type="float">
            <text:p>0.015429285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577419" calcext:value-type="float">
            <text:p>0.0577419</text:p>
          </table:table-cell>
          <table:table-cell office:value-type="float" office:value="0.00458186" calcext:value-type="float">
            <text:p>0.00458186</text:p>
          </table:table-cell>
          <table:table-cell office:value-type="float" office:value="0.0132091" calcext:value-type="float">
            <text:p>0.0132091</text:p>
          </table:table-cell>
          <table:table-cell office:value-type="float" office:value="0.00722709" calcext:value-type="float">
            <text:p>0.00722709</text:p>
          </table:table-cell>
          <table:table-cell office:value-type="float" office:value="0.0052452" calcext:value-type="float">
            <text:p>0.0052452</text:p>
          </table:table-cell>
          <table:table-cell table:formula="of:=AVERAGE([.L36:.P36])" office:value-type="float" office:value="0.01760103" calcext:value-type="float">
            <text:p>0.01760103</text:p>
          </table:table-cell>
          <table:table-cell table:formula="of:=AVERAGE([.M36:.Q36])" office:value-type="float" office:value="0.009572856" calcext:value-type="float">
            <text:p>0.009572856</text:p>
          </table:table-cell>
          <table:table-cell table:number-columns-repeated="7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-0.015525" calcext:value-type="float">
            <text:p>-0.015525</text:p>
          </table:table-cell>
          <table:table-cell office:value-type="float" office:value="-0.00214448" calcext:value-type="float">
            <text:p>-0.00214448</text:p>
          </table:table-cell>
          <table:table-cell office:value-type="float" office:value="-0.0121443" calcext:value-type="float">
            <text:p>-0.0121443</text:p>
          </table:table-cell>
          <table:table-cell office:value-type="float" office:value="-0.0261195" calcext:value-type="float">
            <text:p>-0.0261195</text:p>
          </table:table-cell>
          <table:table-cell office:value-type="float" office:value="-0.0121766" calcext:value-type="float">
            <text:p>-0.0121766</text:p>
          </table:table-cell>
          <table:table-cell table:formula="of:=AVERAGE([.C37:.G37])" office:value-type="float" office:value="-0.013621976" calcext:value-type="float">
            <text:p>-0.013621976</text:p>
          </table:table-cell>
          <table:table-cell table:formula="of:=STDEV([.C37:.G37])" office:value-type="float" office:value="0.0144972143948926" calcext:value-type="float">
            <text:p>0.014497214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601215" calcext:value-type="float">
            <text:p>0.0601215</text:p>
          </table:table-cell>
          <table:table-cell office:value-type="float" office:value="0.00342386" calcext:value-type="float">
            <text:p>0.00342386</text:p>
          </table:table-cell>
          <table:table-cell office:value-type="float" office:value="0.0213198" calcext:value-type="float">
            <text:p>0.0213198</text:p>
          </table:table-cell>
          <table:table-cell office:value-type="float" office:value="0.00217873" calcext:value-type="float">
            <text:p>0.00217873</text:p>
          </table:table-cell>
          <table:table-cell office:value-type="float" office:value="0.00724719" calcext:value-type="float">
            <text:p>0.00724719</text:p>
          </table:table-cell>
          <table:table-cell table:formula="of:=AVERAGE([.L37:.P37])" office:value-type="float" office:value="0.018858216" calcext:value-type="float">
            <text:p>0.018858216</text:p>
          </table:table-cell>
          <table:table-cell table:formula="of:=AVERAGE([.M37:.Q37])" office:value-type="float" office:value="0.0106055592" calcext:value-type="float">
            <text:p>0.0106055592</text:p>
          </table:table-cell>
          <table:table-cell table:number-columns-repeated="7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-0.00646134" calcext:value-type="float">
            <text:p>-0.00646134</text:p>
          </table:table-cell>
          <table:table-cell office:value-type="float" office:value="0.000320456" calcext:value-type="float">
            <text:p>0.000320456</text:p>
          </table:table-cell>
          <table:table-cell office:value-type="float" office:value="-0.0127055" calcext:value-type="float">
            <text:p>-0.0127055</text:p>
          </table:table-cell>
          <table:table-cell office:value-type="float" office:value="-0.0195776" calcext:value-type="float">
            <text:p>-0.0195776</text:p>
          </table:table-cell>
          <table:table-cell office:value-type="float" office:value="-0.00916813" calcext:value-type="float">
            <text:p>-0.00916813</text:p>
          </table:table-cell>
          <table:table-cell table:formula="of:=AVERAGE([.C38:.G38])" office:value-type="float" office:value="-0.0095184228" calcext:value-type="float">
            <text:p>-0.0095184228</text:p>
          </table:table-cell>
          <table:table-cell table:formula="of:=STDEV([.C38:.G38])" office:value-type="float" office:value="0.0111669159501699" calcext:value-type="float">
            <text:p>0.01116691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233598" calcext:value-type="float">
            <text:p>0.0233598</text:p>
          </table:table-cell>
          <table:table-cell office:value-type="float" office:value="0.00311571" calcext:value-type="float">
            <text:p>0.00311571</text:p>
          </table:table-cell>
          <table:table-cell office:value-type="float" office:value="0.0231331" calcext:value-type="float">
            <text:p>0.0231331</text:p>
          </table:table-cell>
          <table:table-cell office:value-type="float" office:value="0.000964614" calcext:value-type="float">
            <text:p>0.000964614</text:p>
          </table:table-cell>
          <table:table-cell office:value-type="float" office:value="0.00850437" calcext:value-type="float">
            <text:p>0.00850437</text:p>
          </table:table-cell>
          <table:table-cell table:formula="of:=AVERAGE([.L38:.P38])" office:value-type="float" office:value="0.0118155188" calcext:value-type="float">
            <text:p>0.0118155188</text:p>
          </table:table-cell>
          <table:table-cell table:formula="of:=AVERAGE([.M38:.Q38])" office:value-type="float" office:value="0.00950666256" calcext:value-type="float">
            <text:p>0.0095066626</text:p>
          </table:table-cell>
          <table:table-cell table:number-columns-repeated="7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-0.00630086" calcext:value-type="float">
            <text:p>-0.00630086</text:p>
          </table:table-cell>
          <table:table-cell office:value-type="float" office:value="0.000412582" calcext:value-type="float">
            <text:p>0.000412582</text:p>
          </table:table-cell>
          <table:table-cell office:value-type="float" office:value="-0.0117463" calcext:value-type="float">
            <text:p>-0.0117463</text:p>
          </table:table-cell>
          <table:table-cell office:value-type="float" office:value="-0.0237719" calcext:value-type="float">
            <text:p>-0.0237719</text:p>
          </table:table-cell>
          <table:table-cell office:value-type="float" office:value="-0.0169331" calcext:value-type="float">
            <text:p>-0.0169331</text:p>
          </table:table-cell>
          <table:table-cell table:formula="of:=AVERAGE([.C39:.G39])" office:value-type="float" office:value="-0.0116679156" calcext:value-type="float">
            <text:p>-0.0116679156</text:p>
          </table:table-cell>
          <table:table-cell table:formula="of:=STDEV([.C39:.G39])" office:value-type="float" office:value="0.0129523950035573" calcext:value-type="float">
            <text:p>0.01295239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189857" calcext:value-type="float">
            <text:p>0.0189857</text:p>
          </table:table-cell>
          <table:table-cell office:value-type="float" office:value="0.00220304" calcext:value-type="float">
            <text:p>0.00220304</text:p>
          </table:table-cell>
          <table:table-cell office:value-type="float" office:value="0.022696" calcext:value-type="float">
            <text:p>0.022696</text:p>
          </table:table-cell>
          <table:table-cell office:value-type="float" office:value="0.004485" calcext:value-type="float">
            <text:p>0.004485</text:p>
          </table:table-cell>
          <table:table-cell office:value-type="float" office:value="0.00612734" calcext:value-type="float">
            <text:p>0.00612734</text:p>
          </table:table-cell>
          <table:table-cell table:formula="of:=AVERAGE([.L39:.P39])" office:value-type="float" office:value="0.010899416" calcext:value-type="float">
            <text:p>0.010899416</text:p>
          </table:table-cell>
          <table:table-cell table:formula="of:=AVERAGE([.M39:.Q39])" office:value-type="float" office:value="0.0092821592" calcext:value-type="float">
            <text:p>0.0092821592</text:p>
          </table:table-cell>
          <table:table-cell table:number-columns-repeated="7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-0.00513162" calcext:value-type="float">
            <text:p>-0.00513162</text:p>
          </table:table-cell>
          <table:table-cell office:value-type="float" office:value="-0.000559037" calcext:value-type="float">
            <text:p>-0.000559037</text:p>
          </table:table-cell>
          <table:table-cell office:value-type="float" office:value="-0.0111781" calcext:value-type="float">
            <text:p>-0.0111781</text:p>
          </table:table-cell>
          <table:table-cell office:value-type="float" office:value="-0.0154667" calcext:value-type="float">
            <text:p>-0.0154667</text:p>
          </table:table-cell>
          <table:table-cell office:value-type="float" office:value="-0.0123973" calcext:value-type="float">
            <text:p>-0.0123973</text:p>
          </table:table-cell>
          <table:table-cell table:formula="of:=AVERAGE([.C40:.G40])" office:value-type="float" office:value="-0.0089465514" calcext:value-type="float">
            <text:p>-0.0089465514</text:p>
          </table:table-cell>
          <table:table-cell table:formula="of:=STDEV([.C40:.G40])" office:value-type="float" office:value="0.00910207445788595" calcext:value-type="float">
            <text:p>0.00910207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210185" calcext:value-type="float">
            <text:p>0.0210185</text:p>
          </table:table-cell>
          <table:table-cell office:value-type="float" office:value="-0.00130844" calcext:value-type="float">
            <text:p>-0.00130844</text:p>
          </table:table-cell>
          <table:table-cell office:value-type="float" office:value="0.0218575" calcext:value-type="float">
            <text:p>0.0218575</text:p>
          </table:table-cell>
          <table:table-cell office:value-type="float" office:value="-0.00249381" calcext:value-type="float">
            <text:p>-0.00249381</text:p>
          </table:table-cell>
          <table:table-cell office:value-type="float" office:value="0.00806467" calcext:value-type="float">
            <text:p>0.00806467</text:p>
          </table:table-cell>
          <table:table-cell table:formula="of:=AVERAGE([.L40:.P40])" office:value-type="float" office:value="0.009427684" calcext:value-type="float">
            <text:p>0.009427684</text:p>
          </table:table-cell>
          <table:table-cell table:formula="of:=AVERAGE([.M40:.Q40])" office:value-type="float" office:value="0.0071095208" calcext:value-type="float">
            <text:p>0.0071095208</text:p>
          </table:table-cell>
          <table:table-cell table:number-columns-repeated="7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-0.00371429" calcext:value-type="float">
            <text:p>-0.00371429</text:p>
          </table:table-cell>
          <table:table-cell office:value-type="float" office:value="-0.0024617" calcext:value-type="float">
            <text:p>-0.0024617</text:p>
          </table:table-cell>
          <table:table-cell office:value-type="float" office:value="-0.00938492" calcext:value-type="float">
            <text:p>-0.00938492</text:p>
          </table:table-cell>
          <table:table-cell office:value-type="float" office:value="-0.00383881" calcext:value-type="float">
            <text:p>-0.00383881</text:p>
          </table:table-cell>
          <table:table-cell office:value-type="float" office:value="0.00213428" calcext:value-type="float">
            <text:p>0.00213428</text:p>
          </table:table-cell>
          <table:table-cell table:formula="of:=AVERAGE([.C41:.G41])" office:value-type="float" office:value="-0.003453088" calcext:value-type="float">
            <text:p>-0.003453088</text:p>
          </table:table-cell>
          <table:table-cell table:formula="of:=STDEV([.C41:.G41])" office:value-type="float" office:value="0.00784527927110501" calcext:value-type="float">
            <text:p>0.007845279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17916" calcext:value-type="float">
            <text:p>0.017916</text:p>
          </table:table-cell>
          <table:table-cell office:value-type="float" office:value="-0.00129135" calcext:value-type="float">
            <text:p>-0.00129135</text:p>
          </table:table-cell>
          <table:table-cell office:value-type="float" office:value="0.0171776" calcext:value-type="float">
            <text:p>0.0171776</text:p>
          </table:table-cell>
          <table:table-cell office:value-type="float" office:value="-0.000641504" calcext:value-type="float">
            <text:p>-0.000641504</text:p>
          </table:table-cell>
          <table:table-cell office:value-type="float" office:value="0.00946162" calcext:value-type="float">
            <text:p>0.00946162</text:p>
          </table:table-cell>
          <table:table-cell table:formula="of:=AVERAGE([.L41:.P41])" office:value-type="float" office:value="0.0085244732" calcext:value-type="float">
            <text:p>0.0085244732</text:p>
          </table:table-cell>
          <table:table-cell table:formula="of:=AVERAGE([.M41:.Q41])" office:value-type="float" office:value="0.00664616784" calcext:value-type="float">
            <text:p>0.0066461678</text:p>
          </table:table-cell>
          <table:table-cell table:number-columns-repeated="7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-0.0103091" calcext:value-type="float">
            <text:p>-0.0103091</text:p>
          </table:table-cell>
          <table:table-cell office:value-type="float" office:value="-0.00427616" calcext:value-type="float">
            <text:p>-0.00427616</text:p>
          </table:table-cell>
          <table:table-cell office:value-type="float" office:value="-0.0103013" calcext:value-type="float">
            <text:p>-0.0103013</text:p>
          </table:table-cell>
          <table:table-cell office:value-type="float" office:value="-0.00622243" calcext:value-type="float">
            <text:p>-0.00622243</text:p>
          </table:table-cell>
          <table:table-cell office:value-type="float" office:value="0.0121812" calcext:value-type="float">
            <text:p>0.0121812</text:p>
          </table:table-cell>
          <table:table-cell table:formula="of:=AVERAGE([.C42:.G42])" office:value-type="float" office:value="-0.003785558" calcext:value-type="float">
            <text:p>-0.003785558</text:p>
          </table:table-cell>
          <table:table-cell table:formula="of:=STDEV([.C42:.G42])" office:value-type="float" office:value="0.00458141144581231" calcext:value-type="float">
            <text:p>0.004581411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167572" calcext:value-type="float">
            <text:p>0.0167572</text:p>
          </table:table-cell>
          <table:table-cell office:value-type="float" office:value="-0.00110224" calcext:value-type="float">
            <text:p>-0.00110224</text:p>
          </table:table-cell>
          <table:table-cell table:style-name="ce1" office:value-type="float" office:value="0.0185685" calcext:value-type="float">
            <text:p>1.86E-02</text:p>
          </table:table-cell>
          <table:table-cell office:value-type="float" office:value="0.00207529" calcext:value-type="float">
            <text:p>0.00207529</text:p>
          </table:table-cell>
          <table:table-cell office:value-type="float" office:value="0.0127666" calcext:value-type="float">
            <text:p>0.0127666</text:p>
          </table:table-cell>
          <table:table-cell table:formula="of:=AVERAGE([.L42:.P42])" office:value-type="float" office:value="0.00981307" calcext:value-type="float">
            <text:p>0.00981307</text:p>
          </table:table-cell>
          <table:table-cell table:formula="of:=AVERAGE([.M42:.Q42])" office:value-type="float" office:value="0.008424244" calcext:value-type="float">
            <text:p>0.008424244</text:p>
          </table:table-cell>
          <table:table-cell table:number-columns-repeated="7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-0.0101798" calcext:value-type="float">
            <text:p>-0.0101798</text:p>
          </table:table-cell>
          <table:table-cell office:value-type="float" office:value="-0.0044982" calcext:value-type="float">
            <text:p>-0.0044982</text:p>
          </table:table-cell>
          <table:table-cell office:value-type="float" office:value="-0.00673114" calcext:value-type="float">
            <text:p>-0.00673114</text:p>
          </table:table-cell>
          <table:table-cell office:value-type="float" office:value="-0.00908749" calcext:value-type="float">
            <text:p>-0.00908749</text:p>
          </table:table-cell>
          <table:table-cell office:value-type="float" office:value="0.0115665" calcext:value-type="float">
            <text:p>0.0115665</text:p>
          </table:table-cell>
          <table:table-cell table:formula="of:=AVERAGE([.C43:.G43])" office:value-type="float" office:value="-0.003786026" calcext:value-type="float">
            <text:p>-0.003786026</text:p>
          </table:table-cell>
          <table:table-cell table:formula="of:=STDEV([.C43:.G43])" office:value-type="float" office:value="0.00281404480465042" calcext:value-type="float">
            <text:p>0.002814044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143588" calcext:value-type="float">
            <text:p>0.0143588</text:p>
          </table:table-cell>
          <table:table-cell office:value-type="float" office:value="0.000471192" calcext:value-type="float">
            <text:p>0.000471192</text:p>
          </table:table-cell>
          <table:table-cell office:value-type="float" office:value="0.0152691" calcext:value-type="float">
            <text:p>0.0152691</text:p>
          </table:table-cell>
          <table:table-cell office:value-type="float" office:value="0.0122214" calcext:value-type="float">
            <text:p>0.0122214</text:p>
          </table:table-cell>
          <table:table-cell office:value-type="float" office:value="0.0128169" calcext:value-type="float">
            <text:p>0.0128169</text:p>
          </table:table-cell>
          <table:table-cell table:formula="of:=AVERAGE([.L43:.P43])" office:value-type="float" office:value="0.0110274784" calcext:value-type="float">
            <text:p>0.0110274784</text:p>
          </table:table-cell>
          <table:table-cell table:formula="of:=AVERAGE([.M43:.Q43])" office:value-type="float" office:value="0.01036121408" calcext:value-type="float">
            <text:p>0.0103612141</text:p>
          </table:table-cell>
          <table:table-cell table:number-columns-repeated="7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-0.00521214" calcext:value-type="float">
            <text:p>-0.00521214</text:p>
          </table:table-cell>
          <table:table-cell office:value-type="float" office:value="-0.00712308" calcext:value-type="float">
            <text:p>-0.00712308</text:p>
          </table:table-cell>
          <table:table-cell office:value-type="float" office:value="-0.00147949" calcext:value-type="float">
            <text:p>-0.00147949</text:p>
          </table:table-cell>
          <table:table-cell office:value-type="float" office:value="0.0146152" calcext:value-type="float">
            <text:p>0.0146152</text:p>
          </table:table-cell>
          <table:table-cell office:value-type="float" office:value="0.0126733" calcext:value-type="float">
            <text:p>0.0126733</text:p>
          </table:table-cell>
          <table:table-cell table:formula="of:=AVERAGE([.C44:.G44])" office:value-type="float" office:value="0.002694758" calcext:value-type="float">
            <text:p>0.002694758</text:p>
          </table:table-cell>
          <table:table-cell table:formula="of:=STDEV([.C44:.G44])" office:value-type="float" office:value="0.00586144231813468" calcext:value-type="float">
            <text:p>0.005861442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126319" calcext:value-type="float">
            <text:p>0.0126319</text:p>
          </table:table-cell>
          <table:table-cell table:style-name="ce1" office:value-type="float" office:value="-0.0000760489" calcext:value-type="float">
            <text:p>-7.60E-05</text:p>
          </table:table-cell>
          <table:table-cell office:value-type="float" office:value="0.0145026" calcext:value-type="float">
            <text:p>0.0145026</text:p>
          </table:table-cell>
          <table:table-cell office:value-type="float" office:value="0.0158523" calcext:value-type="float">
            <text:p>0.0158523</text:p>
          </table:table-cell>
          <table:table-cell office:value-type="float" office:value="0.00571449" calcext:value-type="float">
            <text:p>0.00571449</text:p>
          </table:table-cell>
          <table:table-cell table:formula="of:=AVERAGE([.L44:.P44])" office:value-type="float" office:value="0.00972504822" calcext:value-type="float">
            <text:p>0.0097250482</text:p>
          </table:table-cell>
          <table:table-cell table:formula="of:=AVERAGE([.M44:.Q44])" office:value-type="float" office:value="0.009143677864" calcext:value-type="float">
            <text:p>0.0091436779</text:p>
          </table:table-cell>
          <table:table-cell table:number-columns-repeated="7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-0.00512711" calcext:value-type="float">
            <text:p>-0.00512711</text:p>
          </table:table-cell>
          <table:table-cell office:value-type="float" office:value="-0.00797772" calcext:value-type="float">
            <text:p>-0.00797772</text:p>
          </table:table-cell>
          <table:table-cell office:value-type="float" office:value="-0.000740673" calcext:value-type="float">
            <text:p>-0.000740673</text:p>
          </table:table-cell>
          <table:table-cell office:value-type="float" office:value="0.0128533" calcext:value-type="float">
            <text:p>0.0128533</text:p>
          </table:table-cell>
          <table:table-cell office:value-type="float" office:value="0.01618466" calcext:value-type="float">
            <text:p>0.01618466</text:p>
          </table:table-cell>
          <table:table-cell table:formula="of:=AVERAGE([.C45:.G45])" office:value-type="float" office:value="0.0030384914" calcext:value-type="float">
            <text:p>0.0030384914</text:p>
          </table:table-cell>
          <table:table-cell table:formula="of:=STDEV([.C45:.G45])" office:value-type="float" office:value="0.0100562701809238" calcext:value-type="float">
            <text:p>0.010056270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115141" calcext:value-type="float">
            <text:p>0.0115141</text:p>
          </table:table-cell>
          <table:table-cell office:value-type="float" office:value="-0.000174635" calcext:value-type="float">
            <text:p>-0.000174635</text:p>
          </table:table-cell>
          <table:table-cell office:value-type="float" office:value="0.0143309" calcext:value-type="float">
            <text:p>0.0143309</text:p>
          </table:table-cell>
          <table:table-cell office:value-type="float" office:value="0.0163581" calcext:value-type="float">
            <text:p>0.0163581</text:p>
          </table:table-cell>
          <table:table-cell office:value-type="float" office:value="0.00876639" calcext:value-type="float">
            <text:p>0.00876639</text:p>
          </table:table-cell>
          <table:table-cell table:formula="of:=AVERAGE([.L45:.P45])" office:value-type="float" office:value="0.010158971" calcext:value-type="float">
            <text:p>0.010158971</text:p>
          </table:table-cell>
          <table:table-cell table:formula="of:=AVERAGE([.M45:.Q45])" office:value-type="float" office:value="0.0098879452" calcext:value-type="float">
            <text:p>0.0098879452</text:p>
          </table:table-cell>
          <table:table-cell table:number-columns-repeated="7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-0.00381236" calcext:value-type="float">
            <text:p>-0.00381236</text:p>
          </table:table-cell>
          <table:table-cell office:value-type="float" office:value="-0.00897348" calcext:value-type="float">
            <text:p>-0.00897348</text:p>
          </table:table-cell>
          <table:table-cell office:value-type="float" office:value="0.00233132" calcext:value-type="float">
            <text:p>0.00233132</text:p>
          </table:table-cell>
          <table:table-cell office:value-type="float" office:value="0.01353435" calcext:value-type="float">
            <text:p>0.01353435</text:p>
          </table:table-cell>
          <table:table-cell office:value-type="float" office:value="0.017971" calcext:value-type="float">
            <text:p>0.017971</text:p>
          </table:table-cell>
          <table:table-cell table:formula="of:=AVERAGE([.C46:.G46])" office:value-type="float" office:value="0.004210166" calcext:value-type="float">
            <text:p>0.004210166</text:p>
          </table:table-cell>
          <table:table-cell table:formula="of:=STDEV([.C46:.G46])" office:value-type="float" office:value="0.0161528531219745" calcext:value-type="float">
            <text:p>0.016152853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125005" calcext:value-type="float">
            <text:p>0.0125005</text:p>
          </table:table-cell>
          <table:table-cell office:value-type="float" office:value="0.00189169" calcext:value-type="float">
            <text:p>0.00189169</text:p>
          </table:table-cell>
          <table:table-cell office:value-type="float" office:value="0.0106191" calcext:value-type="float">
            <text:p>0.0106191</text:p>
          </table:table-cell>
          <table:table-cell office:value-type="float" office:value="0.00732511" calcext:value-type="float">
            <text:p>0.00732511</text:p>
          </table:table-cell>
          <table:table-cell office:value-type="float" office:value="0.00190294" calcext:value-type="float">
            <text:p>0.00190294</text:p>
          </table:table-cell>
          <table:table-cell table:formula="of:=AVERAGE([.L46:.P46])" office:value-type="float" office:value="0.006847868" calcext:value-type="float">
            <text:p>0.006847868</text:p>
          </table:table-cell>
          <table:table-cell table:formula="of:=AVERAGE([.M46:.Q46])" office:value-type="float" office:value="0.0057173416" calcext:value-type="float">
            <text:p>0.0057173416</text:p>
          </table:table-cell>
          <table:table-cell table:number-columns-repeated="7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-0.00574087" calcext:value-type="float">
            <text:p>-0.00574087</text:p>
          </table:table-cell>
          <table:table-cell office:value-type="float" office:value="-0.00389965" calcext:value-type="float">
            <text:p>-0.00389965</text:p>
          </table:table-cell>
          <table:table-cell office:value-type="float" office:value="0.00359691" calcext:value-type="float">
            <text:p>0.00359691</text:p>
          </table:table-cell>
          <table:table-cell office:value-type="float" office:value="0.00290958" calcext:value-type="float">
            <text:p>0.00290958</text:p>
          </table:table-cell>
          <table:table-cell office:value-type="float" office:value="0.021958" calcext:value-type="float">
            <text:p>0.021958</text:p>
          </table:table-cell>
          <table:table-cell table:formula="of:=AVERAGE([.C47:.G47])" office:value-type="float" office:value="0.003764794" calcext:value-type="float">
            <text:p>0.003764794</text:p>
          </table:table-cell>
          <table:table-cell table:formula="of:=STDEV([.C47:.G47])" office:value-type="float" office:value="0.016104592777828" calcext:value-type="float">
            <text:p>0.016104592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125833" calcext:value-type="float">
            <text:p>0.0125833</text:p>
          </table:table-cell>
          <table:table-cell office:value-type="float" office:value="0.000909273" calcext:value-type="float">
            <text:p>0.000909273</text:p>
          </table:table-cell>
          <table:table-cell office:value-type="float" office:value="0.00734416" calcext:value-type="float">
            <text:p>0.00734416</text:p>
          </table:table-cell>
          <table:table-cell office:value-type="float" office:value="-0.00208337" calcext:value-type="float">
            <text:p>-0.00208337</text:p>
          </table:table-cell>
          <table:table-cell office:value-type="float" office:value="0.00246307" calcext:value-type="float">
            <text:p>0.00246307</text:p>
          </table:table-cell>
          <table:table-cell table:formula="of:=AVERAGE([.L47:.P47])" office:value-type="float" office:value="0.0042432866" calcext:value-type="float">
            <text:p>0.0042432866</text:p>
          </table:table-cell>
          <table:table-cell table:formula="of:=AVERAGE([.M47:.Q47])" office:value-type="float" office:value="0.00257528392" calcext:value-type="float">
            <text:p>0.0025752839</text:p>
          </table:table-cell>
          <table:table-cell table:number-columns-repeated="7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-0.00606892" calcext:value-type="float">
            <text:p>-0.00606892</text:p>
          </table:table-cell>
          <table:table-cell office:value-type="float" office:value="0.00501853" calcext:value-type="float">
            <text:p>0.00501853</text:p>
          </table:table-cell>
          <table:table-cell office:value-type="float" office:value="0.00461702" calcext:value-type="float">
            <text:p>0.00461702</text:p>
          </table:table-cell>
          <table:table-cell office:value-type="float" office:value="0.0151862" calcext:value-type="float">
            <text:p>0.0151862</text:p>
          </table:table-cell>
          <table:table-cell office:value-type="float" office:value="0.0160802" calcext:value-type="float">
            <text:p>0.0160802</text:p>
          </table:table-cell>
          <table:table-cell table:formula="of:=AVERAGE([.C48:.G48])" office:value-type="float" office:value="0.006966606" calcext:value-type="float">
            <text:p>0.006966606</text:p>
          </table:table-cell>
          <table:table-cell table:formula="of:=STDEV([.C48:.G48])" office:value-type="float" office:value="0.0170343931347518" calcext:value-type="float">
            <text:p>0.017034393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124862" calcext:value-type="float">
            <text:p>0.0124862</text:p>
          </table:table-cell>
          <table:table-cell office:value-type="float" office:value="-0.0025141" calcext:value-type="float">
            <text:p>-0.0025141</text:p>
          </table:table-cell>
          <table:table-cell office:value-type="float" office:value="0.00558816" calcext:value-type="float">
            <text:p>0.00558816</text:p>
          </table:table-cell>
          <table:table-cell office:value-type="float" office:value="0.0127668" calcext:value-type="float">
            <text:p>0.0127668</text:p>
          </table:table-cell>
          <table:table-cell office:value-type="float" office:value="0.00237765" calcext:value-type="float">
            <text:p>0.00237765</text:p>
          </table:table-cell>
          <table:table-cell table:formula="of:=AVERAGE([.L48:.P48])" office:value-type="float" office:value="0.006140942" calcext:value-type="float">
            <text:p>0.006140942</text:p>
          </table:table-cell>
          <table:table-cell table:formula="of:=AVERAGE([.M48:.Q48])" office:value-type="float" office:value="0.0048718904" calcext:value-type="float">
            <text:p>0.0048718904</text:p>
          </table:table-cell>
          <table:table-cell table:number-columns-repeated="7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-0.00326506" calcext:value-type="float">
            <text:p>-0.00326506</text:p>
          </table:table-cell>
          <table:table-cell office:value-type="float" office:value="0.00389082" calcext:value-type="float">
            <text:p>0.00389082</text:p>
          </table:table-cell>
          <table:table-cell office:value-type="float" office:value="0.00955269" calcext:value-type="float">
            <text:p>0.00955269</text:p>
          </table:table-cell>
          <table:table-cell office:value-type="float" office:value="-0.00752091" calcext:value-type="float">
            <text:p>-0.00752091</text:p>
          </table:table-cell>
          <table:table-cell office:value-type="float" office:value="0.0112308" calcext:value-type="float">
            <text:p>0.0112308</text:p>
          </table:table-cell>
          <table:table-cell table:formula="of:=AVERAGE([.C49:.G49])" office:value-type="float" office:value="0.002777668" calcext:value-type="float">
            <text:p>0.002777668</text:p>
          </table:table-cell>
          <table:table-cell table:formula="of:=STDEV([.C49:.G49])" office:value-type="float" office:value="0.0156978796480184" calcext:value-type="float">
            <text:p>0.015697879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120288" calcext:value-type="float">
            <text:p>0.0120288</text:p>
          </table:table-cell>
          <table:table-cell office:value-type="float" office:value="-0.00264018" calcext:value-type="float">
            <text:p>-0.00264018</text:p>
          </table:table-cell>
          <table:table-cell office:value-type="float" office:value="0.00393143" calcext:value-type="float">
            <text:p>0.00393143</text:p>
          </table:table-cell>
          <table:table-cell office:value-type="float" office:value="0.0202054" calcext:value-type="float">
            <text:p>0.0202054</text:p>
          </table:table-cell>
          <table:table-cell office:value-type="float" office:value="0.00182035" calcext:value-type="float">
            <text:p>0.00182035</text:p>
          </table:table-cell>
          <table:table-cell table:formula="of:=AVERAGE([.L49:.P49])" office:value-type="float" office:value="0.00706916" calcext:value-type="float">
            <text:p>0.00706916</text:p>
          </table:table-cell>
          <table:table-cell table:formula="of:=AVERAGE([.M49:.Q49])" office:value-type="float" office:value="0.006077232" calcext:value-type="float">
            <text:p>0.006077232</text:p>
          </table:table-cell>
          <table:table-cell table:number-columns-repeated="7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-0.000798605" calcext:value-type="float">
            <text:p>-0.000798605</text:p>
          </table:table-cell>
          <table:table-cell office:value-type="float" office:value="0.00402743" calcext:value-type="float">
            <text:p>0.00402743</text:p>
          </table:table-cell>
          <table:table-cell office:value-type="float" office:value="0.00633559" calcext:value-type="float">
            <text:p>0.00633559</text:p>
          </table:table-cell>
          <table:table-cell office:value-type="float" office:value="-0.00669467" calcext:value-type="float">
            <text:p>-0.00669467</text:p>
          </table:table-cell>
          <table:table-cell office:value-type="float" office:value="0.0204598" calcext:value-type="float">
            <text:p>0.0204598</text:p>
          </table:table-cell>
          <table:table-cell table:formula="of:=AVERAGE([.C50:.G50])" office:value-type="float" office:value="0.004665909" calcext:value-type="float">
            <text:p>0.004665909</text:p>
          </table:table-cell>
          <table:table-cell table:formula="of:=STDEV([.C50:.G50])" office:value-type="float" office:value="0.0107067464533737" calcext:value-type="float">
            <text:p>0.010706746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117986" calcext:value-type="float">
            <text:p>0.0117986</text:p>
          </table:table-cell>
          <table:table-cell office:value-type="float" office:value="-0.00441716" calcext:value-type="float">
            <text:p>-0.00441716</text:p>
          </table:table-cell>
          <table:table-cell office:value-type="float" office:value="0.00389503" calcext:value-type="float">
            <text:p>0.00389503</text:p>
          </table:table-cell>
          <table:table-cell office:value-type="float" office:value="0.0151068" calcext:value-type="float">
            <text:p>0.0151068</text:p>
          </table:table-cell>
          <table:table-cell office:value-type="float" office:value="0.00105661" calcext:value-type="float">
            <text:p>0.00105661</text:p>
          </table:table-cell>
          <table:table-cell table:formula="of:=AVERAGE([.L50:.P50])" office:value-type="float" office:value="0.005487976" calcext:value-type="float">
            <text:p>0.005487976</text:p>
          </table:table-cell>
          <table:table-cell table:formula="of:=AVERAGE([.M50:.Q50])" office:value-type="float" office:value="0.0042258512" calcext:value-type="float">
            <text:p>0.0042258512</text:p>
          </table:table-cell>
          <table:table-cell table:number-columns-repeated="25"/>
          <table:table-cell table:style-name="ce1"/>
          <table:table-cell table:number-columns-repeated="4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997092" calcext:value-type="float">
            <text:p>0.00997092</text:p>
          </table:table-cell>
          <table:table-cell office:value-type="float" office:value="0.000447792" calcext:value-type="float">
            <text:p>0.000447792</text:p>
          </table:table-cell>
          <table:table-cell office:value-type="float" office:value="0.0047383" calcext:value-type="float">
            <text:p>0.0047383</text:p>
          </table:table-cell>
          <table:table-cell office:value-type="float" office:value="-0.0094718" calcext:value-type="float">
            <text:p>-0.0094718</text:p>
          </table:table-cell>
          <table:table-cell office:value-type="float" office:value="0.010141" calcext:value-type="float">
            <text:p>0.010141</text:p>
          </table:table-cell>
          <table:table-cell table:formula="of:=AVERAGE([.C51:.G51])" office:value-type="float" office:value="0.0031652424" calcext:value-type="float">
            <text:p>0.0031652424</text:p>
          </table:table-cell>
          <table:table-cell table:formula="of:=STDEV([.C51:.G51])" office:value-type="float" office:value="0.00881270839628027" calcext:value-type="float">
            <text:p>0.008812708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513968" calcext:value-type="float">
            <text:p>0.00513968</text:p>
          </table:table-cell>
          <table:table-cell office:value-type="float" office:value="-0.00543868" calcext:value-type="float">
            <text:p>-0.00543868</text:p>
          </table:table-cell>
          <table:table-cell office:value-type="float" office:value="0.00440659" calcext:value-type="float">
            <text:p>0.00440659</text:p>
          </table:table-cell>
          <table:table-cell office:value-type="float" office:value="0.00379022" calcext:value-type="float">
            <text:p>0.00379022</text:p>
          </table:table-cell>
          <table:table-cell office:value-type="float" office:value="-0.00630385" calcext:value-type="float">
            <text:p>-0.00630385</text:p>
          </table:table-cell>
          <table:table-cell table:formula="of:=AVERAGE([.L51:.P51])" office:value-type="float" office:value="0.000318792" calcext:value-type="float">
            <text:p>0.000318792</text:p>
          </table:table-cell>
          <table:table-cell table:formula="of:=AVERAGE([.M51:.Q51])" office:value-type="float" office:value="-0.0006453856" calcext:value-type="float">
            <text:p>-0.0006453856</text:p>
          </table:table-cell>
          <table:table-cell table:number-columns-repeated="7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/00/0000</text:date>, <text:time style:data-style-name="N2" text:time-value="16:44:01.02523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2:36:44.511159000</meta:creation-date>
    <dc:date>2017-07-12T17:23:20.870735000</dc:date>
    <meta:editing-duration>PT3H18M54S</meta:editing-duration>
    <meta:editing-cycles>41</meta:editing-cycles>
    <meta:generator>LibreOffice/5.0.3.2$MacOSX_X86_64 LibreOffice_project/e5f16313668ac592c1bfb310f4390624e3dbfb75</meta:generator>
    <meta:document-statistic meta:table-count="1" meta:cell-count="2198" meta:object-count="0"/>
  </office:meta>
</office:document-meta>
</file>